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_times" table:style-name="ta1">
        <table:shapes>
          <draw:frame draw:z-index="0" draw:style-name="gr1" draw:text-style-name="P1" svg:width="26.6748in" svg:height="6.0445in" svg:x="1.0272in" svg:y="23.6701in">
            <draw:object draw:notify-on-update-of-ranges="gpu_times.A1:gpu_times.A1 gpu_times.A2:gpu_times.A127 gpu_times.K1:gpu_times.K1 gpu_times.K2:gpu_times.K127 gpu_times.L1:gpu_times.L1 gpu_times.L2:gpu_times.L127 gpu_times.M1:gpu_times.M1 gpu_times.M2:gpu_times.M127 gpu_times.N1:gpu_times.N1 gpu_times.N2:gpu_times.N127 gpu_times.O1:gpu_times.O1 gpu_times.O2:gpu_times.O127 gpu_times.P1:gpu_times.P1 gpu_times.P2:gpu_times.P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6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Stime</text:p>
          </table:table-cell>
          <table:table-cell office:value-type="string" calcext:value-type="string">
            <text:p>GBtime</text:p>
          </table:table-cell>
          <table:table-cell office:value-type="string" calcext:value-type="string">
            <text:p>STtime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time</text:p>
          </table:table-cell>
          <table:table-cell office:value-type="string" calcext:value-type="string">
            <text:p>Hys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GstimeP</text:p>
          </table:table-cell>
          <table:table-cell table:style-name="Default" office:value-type="string" calcext:value-type="string">
            <text:p>GbtimeP</text:p>
          </table:table-cell>
          <table:table-cell table:style-name="Default" office:value-type="string" calcext:value-type="string">
            <text:p>SttimeP</text:p>
          </table:table-cell>
          <table:table-cell table:style-name="Default" office:value-type="string" calcext:value-type="string">
            <text:p>NMSP</text:p>
          </table:table-cell>
          <table:table-cell table:style-name="Default" office:value-type="string" calcext:value-type="string">
            <text:p>DttimeP</text:p>
          </table:table-cell>
          <table:table-cell table:style-name="Default" office:value-type="string" calcext:value-type="string">
            <text:p>HystimeP</text:p>
          </table:table-cell>
        </table:table-row>
        <table:table-row table:style-name="ro1">
          <table:table-cell office:value-type="string" calcext:value-type="string">
            <text:p>360floralflaves-uLS5dH7thaI-unsplash(1).jpg</text:p>
          </table:table-cell>
          <table:table-cell office:value-type="float" office:value="769145" calcext:value-type="float">
            <text:p>769145</text:p>
          </table:table-cell>
          <table:table-cell office:value-type="float" office:value="3573" calcext:value-type="float">
            <text:p>3573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084" calcext:value-type="float">
            <text:p>4084</text:p>
          </table:table-cell>
          <table:table-cell/>
          <table:table-cell table:formula="of:=[.C2]/[.$I2]" office:value-type="percentage" office:value="0.874877571008815" calcext:value-type="percentage">
            <text:p>87.49%</text:p>
          </table:table-cell>
          <table:table-cell table:formula="of:=[.D2]/[.$I2]" office:value-type="percentage" office:value="0.0333006856023506" calcext:value-type="percentage">
            <text:p>3.33%</text:p>
          </table:table-cell>
          <table:table-cell table:formula="of:=[.E2]/[.$I2]" office:value-type="percentage" office:value="0.0430950048971596" calcext:value-type="percentage">
            <text:p>4.31%</text:p>
          </table:table-cell>
          <table:table-cell table:formula="of:=[.F2]/[.$I2]" office:value-type="percentage" office:value="0.0235063663075416" calcext:value-type="percentage">
            <text:p>2.35%</text:p>
          </table:table-cell>
          <table:table-cell table:formula="of:=[.G2]/[.$I2]" office:value-type="percentage" office:value="0.0132223310479922" calcext:value-type="percentage">
            <text:p>1.32%</text:p>
          </table:table-cell>
          <table:table-cell table:formula="of:=[.H2]/[.$I2]" office:value-type="percentage" office:value="0.011998041136141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360floralflaves-uLS5dH7thaI-unsplash(2).jpg</text:p>
          </table:table-cell>
          <table:table-cell office:value-type="float" office:value="3737051" calcext:value-type="float">
            <text:p>3737051</text:p>
          </table:table-cell>
          <table:table-cell office:value-type="float" office:value="3544" calcext:value-type="float">
            <text:p>3544</text:p>
          </table:table-cell>
          <table:table-cell office:value-type="float" office:value="518" calcext:value-type="float">
            <text:p>518</text:p>
          </table:table-cell>
          <table:table-cell office:value-type="float" office:value="687" calcext:value-type="float">
            <text:p>687</text:p>
          </table:table-cell>
          <table:table-cell office:value-type="float" office:value="354" calcext:value-type="float">
            <text:p>354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5448" calcext:value-type="float">
            <text:p>5448</text:p>
          </table:table-cell>
          <table:table-cell/>
          <table:table-cell table:formula="of:=[.C3]/[.$I3]" office:value-type="percentage" office:value="0.650513950073421" calcext:value-type="percentage">
            <text:p>65.05%</text:p>
          </table:table-cell>
          <table:table-cell table:formula="of:=[.D3]/[.$I3]" office:value-type="percentage" office:value="0.0950807635829662" calcext:value-type="percentage">
            <text:p>9.51%</text:p>
          </table:table-cell>
          <table:table-cell table:formula="of:=[.E3]/[.$I3]" office:value-type="percentage" office:value="0.126101321585903" calcext:value-type="percentage">
            <text:p>12.61%</text:p>
          </table:table-cell>
          <table:table-cell table:formula="of:=[.F3]/[.$I3]" office:value-type="percentage" office:value="0.0649779735682819" calcext:value-type="percentage">
            <text:p>6.50%</text:p>
          </table:table-cell>
          <table:table-cell table:formula="of:=[.G3]/[.$I3]" office:value-type="percentage" office:value="0.0323054331864905" calcext:value-type="percentage">
            <text:p>3.23%</text:p>
          </table:table-cell>
          <table:table-cell table:formula="of:=[.H3]/[.$I3]" office:value-type="percentage" office:value="0.0310205580029369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360floralflaves-uLS5dH7thaI-unsplash.jpg</text:p>
          </table:table-cell>
          <table:table-cell office:value-type="float" office:value="98448" calcext:value-type="float">
            <text:p>98448</text:p>
          </table:table-cell>
          <table:table-cell office:value-type="float" office:value="2343" calcext:value-type="float">
            <text:p>234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[.C4]/[.$I4]" office:value-type="percentage" office:value="0.931610337972167" calcext:value-type="percentage">
            <text:p>93.16%</text:p>
          </table:table-cell>
          <table:table-cell table:formula="of:=[.D4]/[.$I4]" office:value-type="percentage" office:value="0.015506958250497" calcext:value-type="percentage">
            <text:p>1.55%</text:p>
          </table:table-cell>
          <table:table-cell table:formula="of:=[.E4]/[.$I4]" office:value-type="percentage" office:value="0.0214711729622266" calcext:value-type="percentage">
            <text:p>2.15%</text:p>
          </table:table-cell>
          <table:table-cell table:formula="of:=[.F4]/[.$I4]" office:value-type="percentage" office:value="0.0115308151093439" calcext:value-type="percentage">
            <text:p>1.15%</text:p>
          </table:table-cell>
          <table:table-cell table:formula="of:=[.G4]/[.$I4]" office:value-type="percentage" office:value="0.0095427435387674" calcext:value-type="percentage">
            <text:p>0.95%</text:p>
          </table:table-cell>
          <table:table-cell table:formula="of:=[.H4]/[.$I4]" office:value-type="percentage" office:value="0.010337972166998" calcext:value-type="percentage">
            <text:p>1.03%</text:p>
          </table:table-cell>
        </table:table-row>
        <table:table-row table:style-name="ro1">
          <table:table-cell office:value-type="string" calcext:value-type="string">
            <text:p>ACD24-0161-064~orig.jpg</text:p>
          </table:table-cell>
          <table:table-cell office:value-type="float" office:value="11510581" calcext:value-type="float">
            <text:p>11510581</text:p>
          </table:table-cell>
          <table:table-cell office:value-type="float" office:value="3527" calcext:value-type="float">
            <text:p>3527</text:p>
          </table:table-cell>
          <table:table-cell office:value-type="float" office:value="359" calcext:value-type="float">
            <text:p>359</text:p>
          </table:table-cell>
          <table:table-cell office:value-type="float" office:value="470" calcext:value-type="float">
            <text:p>470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4859" calcext:value-type="float">
            <text:p>4859</text:p>
          </table:table-cell>
          <table:table-cell/>
          <table:table-cell table:formula="of:=[.C5]/[.$I5]" office:value-type="percentage" office:value="0.725869520477464" calcext:value-type="percentage">
            <text:p>72.59%</text:p>
          </table:table-cell>
          <table:table-cell table:formula="of:=[.D5]/[.$I5]" office:value-type="percentage" office:value="0.0738835151265693" calcext:value-type="percentage">
            <text:p>7.39%</text:p>
          </table:table-cell>
          <table:table-cell table:formula="of:=[.E5]/[.$I5]" office:value-type="percentage" office:value="0.0967277217534472" calcext:value-type="percentage">
            <text:p>9.67%</text:p>
          </table:table-cell>
          <table:table-cell table:formula="of:=[.F5]/[.$I5]" office:value-type="percentage" office:value="0.0514509158263017" calcext:value-type="percentage">
            <text:p>5.15%</text:p>
          </table:table-cell>
          <table:table-cell table:formula="of:=[.G5]/[.$I5]" office:value-type="percentage" office:value="0.0259312615764561" calcext:value-type="percentage">
            <text:p>2.59%</text:p>
          </table:table-cell>
          <table:table-cell table:formula="of:=[.H5]/[.$I5]" office:value-type="percentage" office:value="0.0261370652397613" calcext:value-type="percentage">
            <text:p>2.61%</text:p>
          </table:table-cell>
        </table:table-row>
        <table:table-row table:style-name="ro1">
          <table:table-cell office:value-type="string" calcext:value-type="string">
            <text:p>a-chosen-soul-radulW4SHhA-unsplash(1).jpg</text:p>
          </table:table-cell>
          <table:table-cell office:value-type="float" office:value="215901" calcext:value-type="float">
            <text:p>215901</text:p>
          </table:table-cell>
          <table:table-cell office:value-type="float" office:value="2865" calcext:value-type="float">
            <text:p>286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102" calcext:value-type="float">
            <text:p>3102</text:p>
          </table:table-cell>
          <table:table-cell/>
          <table:table-cell table:formula="of:=[.C6]/[.$I6]" office:value-type="percentage" office:value="0.923597678916828" calcext:value-type="percentage">
            <text:p>92.36%</text:p>
          </table:table-cell>
          <table:table-cell table:formula="of:=[.D6]/[.$I6]" office:value-type="percentage" office:value="0.0196647324306899" calcext:value-type="percentage">
            <text:p>1.97%</text:p>
          </table:table-cell>
          <table:table-cell table:formula="of:=[.E6]/[.$I6]" office:value-type="percentage" office:value="0.024822695035461" calcext:value-type="percentage">
            <text:p>2.48%</text:p>
          </table:table-cell>
          <table:table-cell table:formula="of:=[.F6]/[.$I6]" office:value-type="percentage" office:value="0.0125725338491296" calcext:value-type="percentage">
            <text:p>1.26%</text:p>
          </table:table-cell>
          <table:table-cell table:formula="of:=[.G6]/[.$I6]" office:value-type="percentage" office:value="0.00934880722114765" calcext:value-type="percentage">
            <text:p>0.93%</text:p>
          </table:table-cell>
          <table:table-cell table:formula="of:=[.H6]/[.$I6]" office:value-type="percentage" office:value="0.00999355254674404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a-chosen-soul-radulW4SHhA-unsplash(2).jpg</text:p>
          </table:table-cell>
          <table:table-cell office:value-type="float" office:value="295838" calcext:value-type="float">
            <text:p>295838</text:p>
          </table:table-cell>
          <table:table-cell office:value-type="float" office:value="3423" calcext:value-type="float">
            <text:p>342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56" calcext:value-type="float">
            <text:p>3756</text:p>
          </table:table-cell>
          <table:table-cell/>
          <table:table-cell table:formula="of:=[.C7]/[.$I7]" office:value-type="percentage" office:value="0.911341853035144" calcext:value-type="percentage">
            <text:p>91.13%</text:p>
          </table:table-cell>
          <table:table-cell table:formula="of:=[.D7]/[.$I7]" office:value-type="percentage" office:value="0.0215654952076677" calcext:value-type="percentage">
            <text:p>2.16%</text:p>
          </table:table-cell>
          <table:table-cell table:formula="of:=[.E7]/[.$I7]" office:value-type="percentage" office:value="0.0284877529286475" calcext:value-type="percentage">
            <text:p>2.85%</text:p>
          </table:table-cell>
          <table:table-cell table:formula="of:=[.F7]/[.$I7]" office:value-type="percentage" office:value="0.0178381256656017" calcext:value-type="percentage">
            <text:p>1.78%</text:p>
          </table:table-cell>
          <table:table-cell table:formula="of:=[.G7]/[.$I7]" office:value-type="percentage" office:value="0.0103833865814696" calcext:value-type="percentage">
            <text:p>1.04%</text:p>
          </table:table-cell>
          <table:table-cell table:formula="of:=[.H7]/[.$I7]" office:value-type="percentage" office:value="0.0103833865814696" calcext:value-type="percentage">
            <text:p>1.04%</text:p>
          </table:table-cell>
        </table:table-row>
        <table:table-row table:style-name="ro1">
          <table:table-cell office:value-type="string" calcext:value-type="string">
            <text:p>a-chosen-soul-radulW4SHhA-unsplash(3).jpg</text:p>
          </table:table-cell>
          <table:table-cell office:value-type="float" office:value="4263924" calcext:value-type="float">
            <text:p>4263924</text:p>
          </table:table-cell>
          <table:table-cell office:value-type="float" office:value="2912" calcext:value-type="float">
            <text:p>2912</text:p>
          </table:table-cell>
          <table:table-cell office:value-type="float" office:value="1250" calcext:value-type="float">
            <text:p>1250</text:p>
          </table:table-cell>
          <table:table-cell office:value-type="float" office:value="1698" calcext:value-type="float">
            <text:p>1698</text:p>
          </table:table-cell>
          <table:table-cell office:value-type="float" office:value="779" calcext:value-type="float">
            <text:p>779</text:p>
          </table:table-cell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7373" calcext:value-type="float">
            <text:p>7373</text:p>
          </table:table-cell>
          <table:table-cell/>
          <table:table-cell table:formula="of:=[.C8]/[.$I8]" office:value-type="percentage" office:value="0.394954563949546" calcext:value-type="percentage">
            <text:p>39.50%</text:p>
          </table:table-cell>
          <table:table-cell table:formula="of:=[.D8]/[.$I8]" office:value-type="percentage" office:value="0.169537501695375" calcext:value-type="percentage">
            <text:p>16.95%</text:p>
          </table:table-cell>
          <table:table-cell table:formula="of:=[.E8]/[.$I8]" office:value-type="percentage" office:value="0.230299742302997" calcext:value-type="percentage">
            <text:p>23.03%</text:p>
          </table:table-cell>
          <table:table-cell table:formula="of:=[.F8]/[.$I8]" office:value-type="percentage" office:value="0.105655771056558" calcext:value-type="percentage">
            <text:p>10.57%</text:p>
          </table:table-cell>
          <table:table-cell table:formula="of:=[.G8]/[.$I8]" office:value-type="percentage" office:value="0.050183100501831" calcext:value-type="percentage">
            <text:p>5.02%</text:p>
          </table:table-cell>
          <table:table-cell table:formula="of:=[.H8]/[.$I8]" office:value-type="percentage" office:value="0.0493693204936932" calcext:value-type="percentage">
            <text:p>4.94%</text:p>
          </table:table-cell>
        </table:table-row>
        <table:table-row table:style-name="ro1">
          <table:table-cell office:value-type="string" calcext:value-type="string">
            <text:p>a-chosen-soul-radulW4SHhA-unsplash.jpg</text:p>
          </table:table-cell>
          <table:table-cell office:value-type="float" office:value="46099" calcext:value-type="float">
            <text:p>46099</text:p>
          </table:table-cell>
          <table:table-cell office:value-type="float" office:value="3294" calcext:value-type="float">
            <text:p>329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43" calcext:value-type="float">
            <text:p>3443</text:p>
          </table:table-cell>
          <table:table-cell/>
          <table:table-cell table:formula="of:=[.C9]/[.$I9]" office:value-type="percentage" office:value="0.956723787394714" calcext:value-type="percentage">
            <text:p>95.67%</text:p>
          </table:table-cell>
          <table:table-cell table:formula="of:=[.D9]/[.$I9]" office:value-type="percentage" office:value="0.00958466453674121" calcext:value-type="percentage">
            <text:p>0.96%</text:p>
          </table:table-cell>
          <table:table-cell table:formula="of:=[.E9]/[.$I9]" office:value-type="percentage" office:value="0.012779552715655" calcext:value-type="percentage">
            <text:p>1.28%</text:p>
          </table:table-cell>
          <table:table-cell table:formula="of:=[.F9]/[.$I9]" office:value-type="percentage" office:value="0.00726110949753122" calcext:value-type="percentage">
            <text:p>0.73%</text:p>
          </table:table-cell>
          <table:table-cell table:formula="of:=[.G9]/[.$I9]" office:value-type="percentage" office:value="0.00697066511762997" calcext:value-type="percentage">
            <text:p>0.70%</text:p>
          </table:table-cell>
          <table:table-cell table:formula="of:=[.H9]/[.$I9]" office:value-type="percentage" office:value="0.00668022073772873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behnam-norouzi-I5eKsDa8iwY-unsplash.jpg</text:p>
          </table:table-cell>
          <table:table-cell office:value-type="float" office:value="122422" calcext:value-type="float">
            <text:p>122422</text:p>
          </table:table-cell>
          <table:table-cell office:value-type="float" office:value="2547" calcext:value-type="float">
            <text:p>254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14" calcext:value-type="float">
            <text:p>2714</text:p>
          </table:table-cell>
          <table:table-cell/>
          <table:table-cell table:formula="of:=[.C10]/[.$I10]" office:value-type="percentage" office:value="0.938467207074429" calcext:value-type="percentage">
            <text:p>93.85%</text:p>
          </table:table-cell>
          <table:table-cell table:formula="of:=[.D10]/[.$I10]" office:value-type="percentage" office:value="0.0143699336772292" calcext:value-type="percentage">
            <text:p>1.44%</text:p>
          </table:table-cell>
          <table:table-cell table:formula="of:=[.E10]/[.$I10]" office:value-type="percentage" office:value="0.0180545320560059" calcext:value-type="percentage">
            <text:p>1.81%</text:p>
          </table:table-cell>
          <table:table-cell table:formula="of:=[.F10]/[.$I10]" office:value-type="percentage" office:value="0.0103168754605748" calcext:value-type="percentage">
            <text:p>1.03%</text:p>
          </table:table-cell>
          <table:table-cell table:formula="of:=[.G10]/[.$I10]" office:value-type="percentage" office:value="0.00957995578481946" calcext:value-type="percentage">
            <text:p>0.96%</text:p>
          </table:table-cell>
          <table:table-cell table:formula="of:=[.H10]/[.$I10]" office:value-type="percentage" office:value="0.00921149594694178" calcext:value-type="percentage">
            <text:p>0.92%</text:p>
          </table:table-cell>
        </table:table-row>
        <table:table-row table:style-name="ro1">
          <table:table-cell office:value-type="string" calcext:value-type="string">
            <text:p>benjamin-chambon-0vnmC_UWuMg-unsplash.jpg</text:p>
          </table:table-cell>
          <table:table-cell office:value-type="float" office:value="776405" calcext:value-type="float">
            <text:p>776405</text:p>
          </table:table-cell>
          <table:table-cell office:value-type="float" office:value="3362" calcext:value-type="float">
            <text:p>3362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815" calcext:value-type="float">
            <text:p>3815</text:p>
          </table:table-cell>
          <table:table-cell/>
          <table:table-cell table:formula="of:=[.C11]/[.$I11]" office:value-type="percentage" office:value="0.881258191349934" calcext:value-type="percentage">
            <text:p>88.13%</text:p>
          </table:table-cell>
          <table:table-cell table:formula="of:=[.D11]/[.$I11]" office:value-type="percentage" office:value="0.0311926605504587" calcext:value-type="percentage">
            <text:p>3.12%</text:p>
          </table:table-cell>
          <table:table-cell table:formula="of:=[.E11]/[.$I11]" office:value-type="percentage" office:value="0.0393184796854522" calcext:value-type="percentage">
            <text:p>3.93%</text:p>
          </table:table-cell>
          <table:table-cell table:formula="of:=[.F11]/[.$I11]" office:value-type="percentage" office:value="0.0238532110091743" calcext:value-type="percentage">
            <text:p>2.39%</text:p>
          </table:table-cell>
          <table:table-cell table:formula="of:=[.G11]/[.$I11]" office:value-type="percentage" office:value="0.0128440366972477" calcext:value-type="percentage">
            <text:p>1.28%</text:p>
          </table:table-cell>
          <table:table-cell table:formula="of:=[.H11]/[.$I11]" office:value-type="percentage" office:value="0.0115334207077326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benjamin-chambon-SRXkNrlTalM-unsplash.jpg</text:p>
          </table:table-cell>
          <table:table-cell office:value-type="float" office:value="1185847" calcext:value-type="float">
            <text:p>1185847</text:p>
          </table:table-cell>
          <table:table-cell office:value-type="float" office:value="2260" calcext:value-type="float">
            <text:p>2260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835" calcext:value-type="float">
            <text:p>2835</text:p>
          </table:table-cell>
          <table:table-cell/>
          <table:table-cell table:formula="of:=[.C12]/[.$I12]" office:value-type="percentage" office:value="0.797178130511464" calcext:value-type="percentage">
            <text:p>79.72%</text:p>
          </table:table-cell>
          <table:table-cell table:formula="of:=[.D12]/[.$I12]" office:value-type="percentage" office:value="0.0564373897707231" calcext:value-type="percentage">
            <text:p>5.64%</text:p>
          </table:table-cell>
          <table:table-cell table:formula="of:=[.E12]/[.$I12]" office:value-type="percentage" office:value="0.0663139329805997" calcext:value-type="percentage">
            <text:p>6.63%</text:p>
          </table:table-cell>
          <table:table-cell table:formula="of:=[.F12]/[.$I12]" office:value-type="percentage" office:value="0.03668430335097" calcext:value-type="percentage">
            <text:p>3.67%</text:p>
          </table:table-cell>
          <table:table-cell table:formula="of:=[.G12]/[.$I12]" office:value-type="percentage" office:value="0.0211640211640212" calcext:value-type="percentage">
            <text:p>2.12%</text:p>
          </table:table-cell>
          <table:table-cell table:formula="of:=[.H12]/[.$I12]" office:value-type="percentage" office:value="0.0222222222222222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bernard-hermant-nHRXNv2qeDE-unsplash(1).jpg</text:p>
          </table:table-cell>
          <table:table-cell office:value-type="float" office:value="2035689" calcext:value-type="float">
            <text:p>2035689</text:p>
          </table:table-cell>
          <table:table-cell office:value-type="float" office:value="3547" calcext:value-type="float">
            <text:p>3547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3]/[.$I13]" office:value-type="percentage" office:value="0.874722564734895" calcext:value-type="percentage">
            <text:p>87.47%</text:p>
          </table:table-cell>
          <table:table-cell table:formula="of:=[.D13]/[.$I13]" office:value-type="percentage" office:value="0.0332922318125771" calcext:value-type="percentage">
            <text:p>3.33%</text:p>
          </table:table-cell>
          <table:table-cell table:formula="of:=[.E13]/[.$I13]" office:value-type="percentage" office:value="0.0387176325524044" calcext:value-type="percentage">
            <text:p>3.87%</text:p>
          </table:table-cell>
          <table:table-cell table:formula="of:=[.F13]/[.$I13]" office:value-type="percentage" office:value="0.0236744759556104" calcext:value-type="percentage">
            <text:p>2.37%</text:p>
          </table:table-cell>
          <table:table-cell table:formula="of:=[.G13]/[.$I13]" office:value-type="percentage" office:value="0.0135635018495684" calcext:value-type="percentage">
            <text:p>1.36%</text:p>
          </table:table-cell>
          <table:table-cell table:formula="of:=[.H13]/[.$I13]" office:value-type="percentage" office:value="0.0160295930949445" calcext:value-type="percentage">
            <text:p>1.60%</text:p>
          </table:table-cell>
        </table:table-row>
        <table:table-row table:style-name="ro1">
          <table:table-cell office:value-type="string" calcext:value-type="string">
            <text:p>bernard-hermant-nHRXNv2qeDE-unsplash(2).jpg</text:p>
          </table:table-cell>
          <table:table-cell office:value-type="float" office:value="3100276" calcext:value-type="float">
            <text:p>3100276</text:p>
          </table:table-cell>
          <table:table-cell office:value-type="float" office:value="2397" calcext:value-type="float">
            <text:p>2397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3113" calcext:value-type="float">
            <text:p>3113</text:p>
          </table:table-cell>
          <table:table-cell/>
          <table:table-cell table:formula="of:=[.C14]/[.$I14]" office:value-type="percentage" office:value="0.769996787664632" calcext:value-type="percentage">
            <text:p>77.00%</text:p>
          </table:table-cell>
          <table:table-cell table:formula="of:=[.D14]/[.$I14]" office:value-type="percentage" office:value="0.0613556055252168" calcext:value-type="percentage">
            <text:p>6.14%</text:p>
          </table:table-cell>
          <table:table-cell table:formula="of:=[.E14]/[.$I14]" office:value-type="percentage" office:value="0.0725987793125602" calcext:value-type="percentage">
            <text:p>7.26%</text:p>
          </table:table-cell>
          <table:table-cell table:formula="of:=[.F14]/[.$I14]" office:value-type="percentage" office:value="0.0440089945390299" calcext:value-type="percentage">
            <text:p>4.40%</text:p>
          </table:table-cell>
          <table:table-cell table:formula="of:=[.G14]/[.$I14]" office:value-type="percentage" office:value="0.0234500481850305" calcext:value-type="percentage">
            <text:p>2.35%</text:p>
          </table:table-cell>
          <table:table-cell table:formula="of:=[.H14]/[.$I14]" office:value-type="percentage" office:value="0.0285897847735304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bernard-hermant-nHRXNv2qeDE-unsplash(3).jpg</text:p>
          </table:table-cell>
          <table:table-cell office:value-type="float" office:value="293714" calcext:value-type="float">
            <text:p>293714</text:p>
          </table:table-cell>
          <table:table-cell office:value-type="float" office:value="2996" calcext:value-type="float">
            <text:p>299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[.C15]/[.$I15]" office:value-type="percentage" office:value="0.945110410094637" calcext:value-type="percentage">
            <text:p>94.51%</text:p>
          </table:table-cell>
          <table:table-cell table:formula="of:=[.D15]/[.$I15]" office:value-type="percentage" office:value="0.0129337539432177" calcext:value-type="percentage">
            <text:p>1.29%</text:p>
          </table:table-cell>
          <table:table-cell table:formula="of:=[.E15]/[.$I15]" office:value-type="percentage" office:value="0.0160883280757098" calcext:value-type="percentage">
            <text:p>1.61%</text:p>
          </table:table-cell>
          <table:table-cell table:formula="of:=[.F15]/[.$I15]" office:value-type="percentage" office:value="0.00883280757097792" calcext:value-type="percentage">
            <text:p>0.88%</text:p>
          </table:table-cell>
          <table:table-cell table:formula="of:=[.G15]/[.$I15]" office:value-type="percentage" office:value="0.00788643533123028" calcext:value-type="percentage">
            <text:p>0.79%</text:p>
          </table:table-cell>
          <table:table-cell table:formula="of:=[.H15]/[.$I15]" office:value-type="percentage" office:value="0.00914826498422713" calcext:value-type="percentage">
            <text:p>0.91%</text:p>
          </table:table-cell>
        </table:table-row>
        <table:table-row table:style-name="ro1">
          <table:table-cell office:value-type="string" calcext:value-type="string">
            <text:p>bernard-hermant-nHRXNv2qeDE-unsplash.jpg</text:p>
          </table:table-cell>
          <table:table-cell office:value-type="float" office:value="8668552" calcext:value-type="float">
            <text:p>8668552</text:p>
          </table:table-cell>
          <table:table-cell office:value-type="float" office:value="2312" calcext:value-type="float">
            <text:p>2312</text:p>
          </table:table-cell>
          <table:table-cell office:value-type="float" office:value="467" calcext:value-type="float">
            <text:p>467</text:p>
          </table:table-cell>
          <table:table-cell office:value-type="float" office:value="546" calcext:value-type="float">
            <text:p>546</text:p>
          </table:table-cell>
          <table:table-cell office:value-type="float" office:value="315" calcext:value-type="float">
            <text:p>315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4008" calcext:value-type="float">
            <text:p>4008</text:p>
          </table:table-cell>
          <table:table-cell/>
          <table:table-cell table:formula="of:=[.C16]/[.$I16]" office:value-type="percentage" office:value="0.57684630738523" calcext:value-type="percentage">
            <text:p>57.68%</text:p>
          </table:table-cell>
          <table:table-cell table:formula="of:=[.D16]/[.$I16]" office:value-type="percentage" office:value="0.116516966067864" calcext:value-type="percentage">
            <text:p>11.65%</text:p>
          </table:table-cell>
          <table:table-cell table:formula="of:=[.E16]/[.$I16]" office:value-type="percentage" office:value="0.13622754491018" calcext:value-type="percentage">
            <text:p>13.62%</text:p>
          </table:table-cell>
          <table:table-cell table:formula="of:=[.F16]/[.$I16]" office:value-type="percentage" office:value="0.0785928143712575" calcext:value-type="percentage">
            <text:p>7.86%</text:p>
          </table:table-cell>
          <table:table-cell table:formula="of:=[.G16]/[.$I16]" office:value-type="percentage" office:value="0.0404191616766467" calcext:value-type="percentage">
            <text:p>4.04%</text:p>
          </table:table-cell>
          <table:table-cell table:formula="of:=[.H16]/[.$I16]" office:value-type="percentage" office:value="0.0513972055888224" calcext:value-type="percentage">
            <text:p>5.14%</text:p>
          </table:table-cell>
        </table:table-row>
        <table:table-row table:style-name="ro1">
          <table:table-cell office:value-type="string" calcext:value-type="string">
            <text:p>christoph-nolte-_6sc3AzkEyA-unsplash(1).jpg</text:p>
          </table:table-cell>
          <table:table-cell office:value-type="float" office:value="307132" calcext:value-type="float">
            <text:p>307132</text:p>
          </table:table-cell>
          <table:table-cell office:value-type="float" office:value="3344" calcext:value-type="float">
            <text:p>3344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7]/[.$I17]" office:value-type="percentage" office:value="0.883020860839715" calcext:value-type="percentage">
            <text:p>88.30%</text:p>
          </table:table-cell>
          <table:table-cell table:formula="of:=[.D17]/[.$I17]" office:value-type="percentage" office:value="0.0303670451544758" calcext:value-type="percentage">
            <text:p>3.04%</text:p>
          </table:table-cell>
          <table:table-cell table:formula="of:=[.E17]/[.$I17]" office:value-type="percentage" office:value="0.0401373118563507" calcext:value-type="percentage">
            <text:p>4.01%</text:p>
          </table:table-cell>
          <table:table-cell table:formula="of:=[.F17]/[.$I17]" office:value-type="percentage" office:value="0.0224452072880908" calcext:value-type="percentage">
            <text:p>2.24%</text:p>
          </table:table-cell>
          <table:table-cell table:formula="of:=[.G17]/[.$I17]" office:value-type="percentage" office:value="0.0124108793240032" calcext:value-type="percentage">
            <text:p>1.24%</text:p>
          </table:table-cell>
          <table:table-cell table:formula="of:=[.H17]/[.$I17]" office:value-type="percentage" office:value="0.0116186955373647" calcext:value-type="percentage">
            <text:p>1.16%</text:p>
          </table:table-cell>
        </table:table-row>
        <table:table-row table:style-name="ro1">
          <table:table-cell office:value-type="string" calcext:value-type="string">
            <text:p>christoph-nolte-_6sc3AzkEyA-unsplash(2).jpg</text:p>
          </table:table-cell>
          <table:table-cell office:value-type="float" office:value="498875" calcext:value-type="float">
            <text:p>498875</text:p>
          </table:table-cell>
          <table:table-cell office:value-type="float" office:value="2603" calcext:value-type="float">
            <text:p>2603</text:p>
          </table:table-cell>
          <table:table-cell office:value-type="float" office:value="176" calcext:value-type="float">
            <text:p>176</text:p>
          </table:table-cell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271" calcext:value-type="float">
            <text:p>3271</text:p>
          </table:table-cell>
          <table:table-cell/>
          <table:table-cell table:formula="of:=[.C18]/[.$I18]" office:value-type="percentage" office:value="0.7957811066952" calcext:value-type="percentage">
            <text:p>79.58%</text:p>
          </table:table-cell>
          <table:table-cell table:formula="of:=[.D18]/[.$I18]" office:value-type="percentage" office:value="0.0538061754815041" calcext:value-type="percentage">
            <text:p>5.38%</text:p>
          </table:table-cell>
          <table:table-cell table:formula="of:=[.E18]/[.$I18]" office:value-type="percentage" office:value="0.0727606236624885" calcext:value-type="percentage">
            <text:p>7.28%</text:p>
          </table:table-cell>
          <table:table-cell table:formula="of:=[.F18]/[.$I18]" office:value-type="percentage" office:value="0.0379088963619688" calcext:value-type="percentage">
            <text:p>3.79%</text:p>
          </table:table-cell>
          <table:table-cell table:formula="of:=[.G18]/[.$I18]" office:value-type="percentage" office:value="0.0214001834301437" calcext:value-type="percentage">
            <text:p>2.14%</text:p>
          </table:table-cell>
          <table:table-cell table:formula="of:=[.H18]/[.$I18]" office:value-type="percentage" office:value="0.0183430143686946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christoph-nolte-_6sc3AzkEyA-unsplash(3).jpg</text:p>
          </table:table-cell>
          <table:table-cell office:value-type="float" office:value="1174071" calcext:value-type="float">
            <text:p>1174071</text:p>
          </table:table-cell>
          <table:table-cell office:value-type="float" office:value="3570" calcext:value-type="float">
            <text:p>3570</text:p>
          </table:table-cell>
          <table:table-cell office:value-type="float" office:value="387" calcext:value-type="float">
            <text:p>387</text:p>
          </table:table-cell>
          <table:table-cell office:value-type="float" office:value="528" calcext:value-type="float">
            <text:p>528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4989" calcext:value-type="float">
            <text:p>4989</text:p>
          </table:table-cell>
          <table:table-cell/>
          <table:table-cell table:formula="of:=[.C19]/[.$I19]" office:value-type="percentage" office:value="0.715574263379435" calcext:value-type="percentage">
            <text:p>71.56%</text:p>
          </table:table-cell>
          <table:table-cell table:formula="of:=[.D19]/[.$I19]" office:value-type="percentage" office:value="0.0775706554419723" calcext:value-type="percentage">
            <text:p>7.76%</text:p>
          </table:table-cell>
          <table:table-cell table:formula="of:=[.E19]/[.$I19]" office:value-type="percentage" office:value="0.105832832230908" calcext:value-type="percentage">
            <text:p>10.58%</text:p>
          </table:table-cell>
          <table:table-cell table:formula="of:=[.F19]/[.$I19]" office:value-type="percentage" office:value="0.049508919623171" calcext:value-type="percentage">
            <text:p>4.95%</text:p>
          </table:table-cell>
          <table:table-cell table:formula="of:=[.G19]/[.$I19]" office:value-type="percentage" office:value="0.0262577670875927" calcext:value-type="percentage">
            <text:p>2.63%</text:p>
          </table:table-cell>
          <table:table-cell table:formula="of:=[.H19]/[.$I19]" office:value-type="percentage" office:value="0.0252555622369212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christoph-nolte-_6sc3AzkEyA-unsplash.jpg</text:p>
          </table:table-cell>
          <table:table-cell office:value-type="float" office:value="42775" calcext:value-type="float">
            <text:p>42775</text:p>
          </table:table-cell>
          <table:table-cell office:value-type="float" office:value="2532" calcext:value-type="float">
            <text:p>25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99" calcext:value-type="float">
            <text:p>2699</text:p>
          </table:table-cell>
          <table:table-cell/>
          <table:table-cell table:formula="of:=[.C20]/[.$I20]" office:value-type="percentage" office:value="0.938125231567247" calcext:value-type="percentage">
            <text:p>93.81%</text:p>
          </table:table-cell>
          <table:table-cell table:formula="of:=[.D20]/[.$I20]" office:value-type="percentage" office:value="0.0140792886254168" calcext:value-type="percentage">
            <text:p>1.41%</text:p>
          </table:table-cell>
          <table:table-cell table:formula="of:=[.E20]/[.$I20]" office:value-type="percentage" office:value="0.0185253797702853" calcext:value-type="percentage">
            <text:p>1.85%</text:p>
          </table:table-cell>
          <table:table-cell table:formula="of:=[.F20]/[.$I20]" office:value-type="percentage" office:value="0.0103742126713598" calcext:value-type="percentage">
            <text:p>1.04%</text:p>
          </table:table-cell>
          <table:table-cell table:formula="of:=[.G20]/[.$I20]" office:value-type="percentage" office:value="0.0100037050759541" calcext:value-type="percentage">
            <text:p>1.00%</text:p>
          </table:table-cell>
          <table:table-cell table:formula="of:=[.H20]/[.$I20]" office:value-type="percentage" office:value="0.00889218228973694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christopher-stites-9RUeWUWUSII-unsplash(1).jpg</text:p>
          </table:table-cell>
          <table:table-cell office:value-type="float" office:value="1710303" calcext:value-type="float">
            <text:p>1710303</text:p>
          </table:table-cell>
          <table:table-cell office:value-type="float" office:value="3333" calcext:value-type="float">
            <text:p>3333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789" calcext:value-type="float">
            <text:p>3789</text:p>
          </table:table-cell>
          <table:table-cell/>
          <table:table-cell table:formula="of:=[.C21]/[.$I21]" office:value-type="percentage" office:value="0.879651623119557" calcext:value-type="percentage">
            <text:p>87.97%</text:p>
          </table:table-cell>
          <table:table-cell table:formula="of:=[.D21]/[.$I21]" office:value-type="percentage" office:value="0.0321984692531011" calcext:value-type="percentage">
            <text:p>3.22%</text:p>
          </table:table-cell>
          <table:table-cell table:formula="of:=[.E21]/[.$I21]" office:value-type="percentage" office:value="0.0369490630773291" calcext:value-type="percentage">
            <text:p>3.69%</text:p>
          </table:table-cell>
          <table:table-cell table:formula="of:=[.F21]/[.$I21]" office:value-type="percentage" office:value="0.0234890472420164" calcext:value-type="percentage">
            <text:p>2.35%</text:p>
          </table:table-cell>
          <table:table-cell table:formula="of:=[.G21]/[.$I21]" office:value-type="percentage" office:value="0.0137239377144365" calcext:value-type="percentage">
            <text:p>1.37%</text:p>
          </table:table-cell>
          <table:table-cell table:formula="of:=[.H21]/[.$I21]" office:value-type="percentage" office:value="0.0139878595935603" calcext:value-type="percentage">
            <text:p>1.40%</text:p>
          </table:table-cell>
        </table:table-row>
        <table:table-row table:style-name="ro1">
          <table:table-cell office:value-type="string" calcext:value-type="string">
            <text:p>christopher-stites-9RUeWUWUSII-unsplash(2).jpg</text:p>
          </table:table-cell>
          <table:table-cell office:value-type="float" office:value="2484014" calcext:value-type="float">
            <text:p>2484014</text:p>
          </table:table-cell>
          <table:table-cell office:value-type="float" office:value="2766" calcext:value-type="float">
            <text:p>2766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3459" calcext:value-type="float">
            <text:p>3459</text:p>
          </table:table-cell>
          <table:table-cell/>
          <table:table-cell table:formula="of:=[.C22]/[.$I22]" office:value-type="percentage" office:value="0.799653078924545" calcext:value-type="percentage">
            <text:p>79.97%</text:p>
          </table:table-cell>
          <table:table-cell table:formula="of:=[.D22]/[.$I22]" office:value-type="percentage" office:value="0.0537727666955768" calcext:value-type="percentage">
            <text:p>5.38%</text:p>
          </table:table-cell>
          <table:table-cell table:formula="of:=[.E22]/[.$I22]" office:value-type="percentage" office:value="0.0633130962705985" calcext:value-type="percentage">
            <text:p>6.33%</text:p>
          </table:table-cell>
          <table:table-cell table:formula="of:=[.F22]/[.$I22]" office:value-type="percentage" office:value="0.0384504191962995" calcext:value-type="percentage">
            <text:p>3.85%</text:p>
          </table:table-cell>
          <table:table-cell table:formula="of:=[.G22]/[.$I22]" office:value-type="percentage" office:value="0.02081526452732" calcext:value-type="percentage">
            <text:p>2.08%</text:p>
          </table:table-cell>
          <table:table-cell table:formula="of:=[.H22]/[.$I22]" office:value-type="percentage" office:value="0.0239953743856606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christopher-stites-9RUeWUWUSII-unsplash(3).jpg</text:p>
          </table:table-cell>
          <table:table-cell office:value-type="float" office:value="3920328" calcext:value-type="float">
            <text:p>3920328</text:p>
          </table:table-cell>
          <table:table-cell office:value-type="float" office:value="3426" calcext:value-type="float">
            <text:p>3426</text:p>
          </table:table-cell>
          <table:table-cell office:value-type="float" office:value="265" calcext:value-type="float">
            <text:p>265</text:p>
          </table:table-cell>
          <table:table-cell office:value-type="float" office:value="312" calcext:value-type="float">
            <text:p>312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4394" calcext:value-type="float">
            <text:p>4394</text:p>
          </table:table-cell>
          <table:table-cell/>
          <table:table-cell table:formula="of:=[.C23]/[.$I23]" office:value-type="percentage" office:value="0.779699590350478" calcext:value-type="percentage">
            <text:p>77.97%</text:p>
          </table:table-cell>
          <table:table-cell table:formula="of:=[.D23]/[.$I23]" office:value-type="percentage" office:value="0.0603095129722349" calcext:value-type="percentage">
            <text:p>6.03%</text:p>
          </table:table-cell>
          <table:table-cell table:formula="of:=[.E23]/[.$I23]" office:value-type="percentage" office:value="0.0710059171597633" calcext:value-type="percentage">
            <text:p>7.10%</text:p>
          </table:table-cell>
          <table:table-cell table:formula="of:=[.F23]/[.$I23]" office:value-type="percentage" office:value="0.0395994538006372" calcext:value-type="percentage">
            <text:p>3.96%</text:p>
          </table:table-cell>
          <table:table-cell table:formula="of:=[.G23]/[.$I23]" office:value-type="percentage" office:value="0.0225307237141557" calcext:value-type="percentage">
            <text:p>2.25%</text:p>
          </table:table-cell>
          <table:table-cell table:formula="of:=[.H23]/[.$I23]" office:value-type="percentage" office:value="0.026854802002731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christopher-stites-9RUeWUWUSII-unsplash.jpg</text:p>
          </table:table-cell>
          <table:table-cell office:value-type="float" office:value="216569" calcext:value-type="float">
            <text:p>216569</text:p>
          </table:table-cell>
          <table:table-cell office:value-type="float" office:value="2426" calcext:value-type="float">
            <text:p>242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593" calcext:value-type="float">
            <text:p>2593</text:p>
          </table:table-cell>
          <table:table-cell/>
          <table:table-cell table:formula="of:=[.C24]/[.$I24]" office:value-type="percentage" office:value="0.935595834940224" calcext:value-type="percentage">
            <text:p>93.56%</text:p>
          </table:table-cell>
          <table:table-cell table:formula="of:=[.D24]/[.$I24]" office:value-type="percentage" office:value="0.0150404936367142" calcext:value-type="percentage">
            <text:p>1.50%</text:p>
          </table:table-cell>
          <table:table-cell table:formula="of:=[.E24]/[.$I24]" office:value-type="percentage" office:value="0.018897030466641" calcext:value-type="percentage">
            <text:p>1.89%</text:p>
          </table:table-cell>
          <table:table-cell table:formula="of:=[.F24]/[.$I24]" office:value-type="percentage" office:value="0.0107983031237948" calcext:value-type="percentage">
            <text:p>1.08%</text:p>
          </table:table-cell>
          <table:table-cell table:formula="of:=[.G24]/[.$I24]" office:value-type="percentage" office:value="0.0100269957578095" calcext:value-type="percentage">
            <text:p>1.00%</text:p>
          </table:table-cell>
          <table:table-cell table:formula="of:=[.H24]/[.$I24]" office:value-type="percentage" office:value="0.00964134207481682" calcext:value-type="percentage">
            <text:p>0.96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6499" calcext:value-type="float">
            <text:p>6499</text:p>
          </table:table-cell>
          <table:table-cell office:value-type="float" office:value="3216" calcext:value-type="float">
            <text:p>321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C25]/[.$I25]" office:value-type="percentage" office:value="0.959427207637232" calcext:value-type="percentage">
            <text:p>95.94%</text:p>
          </table:table-cell>
          <table:table-cell table:formula="of:=[.D25]/[.$I25]" office:value-type="percentage" office:value="0.00865155131264916" calcext:value-type="percentage">
            <text:p>0.87%</text:p>
          </table:table-cell>
          <table:table-cell table:formula="of:=[.E25]/[.$I25]" office:value-type="percentage" office:value="0.0116348448687351" calcext:value-type="percentage">
            <text:p>1.16%</text:p>
          </table:table-cell>
          <table:table-cell table:formula="of:=[.F25]/[.$I25]" office:value-type="percentage" office:value="0.00686157517899761" calcext:value-type="percentage">
            <text:p>0.69%</text:p>
          </table:table-cell>
          <table:table-cell table:formula="of:=[.G25]/[.$I25]" office:value-type="percentage" office:value="0.00715990453460621" calcext:value-type="percentage">
            <text:p>0.72%</text:p>
          </table:table-cell>
          <table:table-cell table:formula="of:=[.H25]/[.$I25]" office:value-type="percentage" office:value="0.00626491646778043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eric-barbeau-RyRuudzKonE-unsplash.jpg</text:p>
          </table:table-cell>
          <table:table-cell office:value-type="float" office:value="8843623" calcext:value-type="float">
            <text:p>8843623</text:p>
          </table:table-cell>
          <table:table-cell office:value-type="float" office:value="2344" calcext:value-type="float">
            <text:p>2344</text:p>
          </table:table-cell>
          <table:table-cell office:value-type="float" office:value="426" calcext:value-type="float">
            <text:p>426</text:p>
          </table:table-cell>
          <table:table-cell office:value-type="float" office:value="531" calcext:value-type="float">
            <text:p>531</text:p>
          </table:table-cell>
          <table:table-cell office:value-type="float" office:value="316" calcext:value-type="float">
            <text:p>316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3932" calcext:value-type="float">
            <text:p>3932</text:p>
          </table:table-cell>
          <table:table-cell/>
          <table:table-cell table:formula="of:=[.C26]/[.$I26]" office:value-type="percentage" office:value="0.596134282807731" calcext:value-type="percentage">
            <text:p>59.61%</text:p>
          </table:table-cell>
          <table:table-cell table:formula="of:=[.D26]/[.$I26]" office:value-type="percentage" office:value="0.108341810783316" calcext:value-type="percentage">
            <text:p>10.83%</text:p>
          </table:table-cell>
          <table:table-cell table:formula="of:=[.E26]/[.$I26]" office:value-type="percentage" office:value="0.135045778229908" calcext:value-type="percentage">
            <text:p>13.50%</text:p>
          </table:table-cell>
          <table:table-cell table:formula="of:=[.F26]/[.$I26]" office:value-type="percentage" office:value="0.0803662258392675" calcext:value-type="percentage">
            <text:p>8.04%</text:p>
          </table:table-cell>
          <table:table-cell table:formula="of:=[.G26]/[.$I26]" office:value-type="percentage" office:value="0.0391658189216684" calcext:value-type="percentage">
            <text:p>3.92%</text:p>
          </table:table-cell>
          <table:table-cell table:formula="of:=[.H26]/[.$I26]" office:value-type="percentage" office:value="0.0409460834181078" calcext:value-type="percentage">
            <text:p>4.09%</text:p>
          </table:table-cell>
        </table:table-row>
        <table:table-row table:style-name="ro1">
          <table:table-cell office:value-type="string" calcext:value-type="string">
            <text:p>europeana-oYohiSeMhQ4-unsplash(1).jpg</text:p>
          </table:table-cell>
          <table:table-cell office:value-type="float" office:value="946212" calcext:value-type="float">
            <text:p>946212</text:p>
          </table:table-cell>
          <table:table-cell office:value-type="float" office:value="3516" calcext:value-type="float">
            <text:p>35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C27]/[.$I27]" office:value-type="percentage" office:value="0.925263157894737" calcext:value-type="percentage">
            <text:p>92.53%</text:p>
          </table:table-cell>
          <table:table-cell table:formula="of:=[.D27]/[.$I27]" office:value-type="percentage" office:value="0.0184210526315789" calcext:value-type="percentage">
            <text:p>1.84%</text:p>
          </table:table-cell>
          <table:table-cell table:formula="of:=[.E27]/[.$I27]" office:value-type="percentage" office:value="0.0223684210526316" calcext:value-type="percentage">
            <text:p>2.24%</text:p>
          </table:table-cell>
          <table:table-cell table:formula="of:=[.F27]/[.$I27]" office:value-type="percentage" office:value="0.0163157894736842" calcext:value-type="percentage">
            <text:p>1.63%</text:p>
          </table:table-cell>
          <table:table-cell table:formula="of:=[.G27]/[.$I27]" office:value-type="percentage" office:value="0.00921052631578947" calcext:value-type="percentage">
            <text:p>0.92%</text:p>
          </table:table-cell>
          <table:table-cell table:formula="of:=[.H27]/[.$I27]" office:value-type="percentage" office:value="0.00842105263157895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europeana-oYohiSeMhQ4-unsplash(2).jpg</text:p>
          </table:table-cell>
          <table:table-cell office:value-type="float" office:value="107782" calcext:value-type="float">
            <text:p>107782</text:p>
          </table:table-cell>
          <table:table-cell office:value-type="float" office:value="2630" calcext:value-type="float">
            <text:p>26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75" calcext:value-type="float">
            <text:p>2775</text:p>
          </table:table-cell>
          <table:table-cell/>
          <table:table-cell table:formula="of:=[.C28]/[.$I28]" office:value-type="percentage" office:value="0.947747747747748" calcext:value-type="percentage">
            <text:p>94.77%</text:p>
          </table:table-cell>
          <table:table-cell table:formula="of:=[.D28]/[.$I28]" office:value-type="percentage" office:value="0.0118918918918919" calcext:value-type="percentage">
            <text:p>1.19%</text:p>
          </table:table-cell>
          <table:table-cell table:formula="of:=[.E28]/[.$I28]" office:value-type="percentage" office:value="0.0154954954954955" calcext:value-type="percentage">
            <text:p>1.55%</text:p>
          </table:table-cell>
          <table:table-cell table:formula="of:=[.F28]/[.$I28]" office:value-type="percentage" office:value="0.00864864864864865" calcext:value-type="percentage">
            <text:p>0.86%</text:p>
          </table:table-cell>
          <table:table-cell table:formula="of:=[.G28]/[.$I28]" office:value-type="percentage" office:value="0.00756756756756757" calcext:value-type="percentage">
            <text:p>0.76%</text:p>
          </table:table-cell>
          <table:table-cell table:formula="of:=[.H28]/[.$I28]" office:value-type="percentage" office:value="0.00864864864864865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europeana-oYohiSeMhQ4-unsplash.jpg</text:p>
          </table:table-cell>
          <table:table-cell office:value-type="float" office:value="2483273" calcext:value-type="float">
            <text:p>2483273</text:p>
          </table:table-cell>
          <table:table-cell office:value-type="float" office:value="3282" calcext:value-type="float">
            <text:p>3282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796" calcext:value-type="float">
            <text:p>3796</text:p>
          </table:table-cell>
          <table:table-cell/>
          <table:table-cell table:formula="of:=[.C29]/[.$I29]" office:value-type="percentage" office:value="0.864594309799789" calcext:value-type="percentage">
            <text:p>86.46%</text:p>
          </table:table-cell>
          <table:table-cell table:formula="of:=[.D29]/[.$I29]" office:value-type="percentage" office:value="0.0360906217070601" calcext:value-type="percentage">
            <text:p>3.61%</text:p>
          </table:table-cell>
          <table:table-cell table:formula="of:=[.E29]/[.$I29]" office:value-type="percentage" office:value="0.0432033719704953" calcext:value-type="percentage">
            <text:p>4.32%</text:p>
          </table:table-cell>
          <table:table-cell table:formula="of:=[.F29]/[.$I29]" office:value-type="percentage" office:value="0.0260800842992624" calcext:value-type="percentage">
            <text:p>2.61%</text:p>
          </table:table-cell>
          <table:table-cell table:formula="of:=[.G29]/[.$I29]" office:value-type="percentage" office:value="0.0155426765015806" calcext:value-type="percentage">
            <text:p>1.55%</text:p>
          </table:table-cell>
          <table:table-cell table:formula="of:=[.H29]/[.$I29]" office:value-type="percentage" office:value="0.0144889357218124" calcext:value-type="percentage">
            <text:p>1.45%</text:p>
          </table:table-cell>
        </table:table-row>
        <table:table-row table:style-name="ro1">
          <table:table-cell office:value-type="string" calcext:value-type="string">
            <text:p>filip-kvasnak-O67hc8Ws_xo-unsplash(1).jpg</text:p>
          </table:table-cell>
          <table:table-cell office:value-type="float" office:value="1036128" calcext:value-type="float">
            <text:p>1036128</text:p>
          </table:table-cell>
          <table:table-cell office:value-type="float" office:value="2272" calcext:value-type="float">
            <text:p>2272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[.C30]/[.$I30]" office:value-type="percentage" office:value="0.823188405797101" calcext:value-type="percentage">
            <text:p>82.32%</text:p>
          </table:table-cell>
          <table:table-cell table:formula="of:=[.D30]/[.$I30]" office:value-type="percentage" office:value="0.0463768115942029" calcext:value-type="percentage">
            <text:p>4.64%</text:p>
          </table:table-cell>
          <table:table-cell table:formula="of:=[.E30]/[.$I30]" office:value-type="percentage" office:value="0.0594202898550725" calcext:value-type="percentage">
            <text:p>5.94%</text:p>
          </table:table-cell>
          <table:table-cell table:formula="of:=[.F30]/[.$I30]" office:value-type="percentage" office:value="0.0344202898550725" calcext:value-type="percentage">
            <text:p>3.44%</text:p>
          </table:table-cell>
          <table:table-cell table:formula="of:=[.G30]/[.$I30]" office:value-type="percentage" office:value="0.0188405797101449" calcext:value-type="percentage">
            <text:p>1.88%</text:p>
          </table:table-cell>
          <table:table-cell table:formula="of:=[.H30]/[.$I30]" office:value-type="percentage" office:value="0.0177536231884058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filip-kvasnak-O67hc8Ws_xo-unsplash(2).jpg</text:p>
          </table:table-cell>
          <table:table-cell office:value-type="float" office:value="1576932" calcext:value-type="float">
            <text:p>1576932</text:p>
          </table:table-cell>
          <table:table-cell office:value-type="float" office:value="3354" calcext:value-type="float">
            <text:p>3354</text:p>
          </table:table-cell>
          <table:table-cell office:value-type="float" office:value="182" calcext:value-type="float">
            <text:p>182</text:p>
          </table:table-cell>
          <table:table-cell office:value-type="float" office:value="233" calcext:value-type="float">
            <text:p>233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039" calcext:value-type="float">
            <text:p>4039</text:p>
          </table:table-cell>
          <table:table-cell/>
          <table:table-cell table:formula="of:=[.C31]/[.$I31]" office:value-type="percentage" office:value="0.830403565238921" calcext:value-type="percentage">
            <text:p>83.04%</text:p>
          </table:table-cell>
          <table:table-cell table:formula="of:=[.D31]/[.$I31]" office:value-type="percentage" office:value="0.0450606585788562" calcext:value-type="percentage">
            <text:p>4.51%</text:p>
          </table:table-cell>
          <table:table-cell table:formula="of:=[.E31]/[.$I31]" office:value-type="percentage" office:value="0.0576875464223818" calcext:value-type="percentage">
            <text:p>5.77%</text:p>
          </table:table-cell>
          <table:table-cell table:formula="of:=[.F31]/[.$I31]" office:value-type="percentage" office:value="0.0331765288437732" calcext:value-type="percentage">
            <text:p>3.32%</text:p>
          </table:table-cell>
          <table:table-cell table:formula="of:=[.G31]/[.$I31]" office:value-type="percentage" office:value="0.0173310225303293" calcext:value-type="percentage">
            <text:p>1.73%</text:p>
          </table:table-cell>
          <table:table-cell table:formula="of:=[.H31]/[.$I31]" office:value-type="percentage" office:value="0.016340678385739" calcext:value-type="percentage">
            <text:p>1.63%</text:p>
          </table:table-cell>
        </table:table-row>
        <table:table-row table:style-name="ro1">
          <table:table-cell office:value-type="string" calcext:value-type="string">
            <text:p>filip-kvasnak-O67hc8Ws_xo-unsplash(3).jpg</text:p>
          </table:table-cell>
          <table:table-cell office:value-type="float" office:value="3061985" calcext:value-type="float">
            <text:p>3061985</text:p>
          </table:table-cell>
          <table:table-cell office:value-type="float" office:value="2605" calcext:value-type="float">
            <text:p>2605</text:p>
          </table:table-cell>
          <table:table-cell office:value-type="float" office:value="429" calcext:value-type="float">
            <text:p>429</text:p>
          </table:table-cell>
          <table:table-cell office:value-type="float" office:value="545" calcext:value-type="float">
            <text:p>545</text:p>
          </table:table-cell>
          <table:table-cell office:value-type="float" office:value="275" calcext:value-type="float">
            <text:p>275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4133" calcext:value-type="float">
            <text:p>4133</text:p>
          </table:table-cell>
          <table:table-cell/>
          <table:table-cell table:formula="of:=[.C32]/[.$I32]" office:value-type="percentage" office:value="0.630292765545609" calcext:value-type="percentage">
            <text:p>63.03%</text:p>
          </table:table-cell>
          <table:table-cell table:formula="of:=[.D32]/[.$I32]" office:value-type="percentage" office:value="0.10379869344302" calcext:value-type="percentage">
            <text:p>10.38%</text:p>
          </table:table-cell>
          <table:table-cell table:formula="of:=[.E32]/[.$I32]" office:value-type="percentage" office:value="0.131865473022018" calcext:value-type="percentage">
            <text:p>13.19%</text:p>
          </table:table-cell>
          <table:table-cell table:formula="of:=[.F32]/[.$I32]" office:value-type="percentage" office:value="0.0665376240019356" calcext:value-type="percentage">
            <text:p>6.65%</text:p>
          </table:table-cell>
          <table:table-cell table:formula="of:=[.G32]/[.$I32]" office:value-type="percentage" office:value="0.0343576094846359" calcext:value-type="percentage">
            <text:p>3.44%</text:p>
          </table:table-cell>
          <table:table-cell table:formula="of:=[.H32]/[.$I32]" office:value-type="percentage" office:value="0.0331478345027825" calcext:value-type="percentage">
            <text:p>3.31%</text:p>
          </table:table-cell>
        </table:table-row>
        <table:table-row table:style-name="ro1">
          <table:table-cell office:value-type="string" calcext:value-type="string">
            <text:p>filip-kvasnak-O67hc8Ws_xo-unsplash.jpg</text:p>
          </table:table-cell>
          <table:table-cell office:value-type="float" office:value="113605" calcext:value-type="float">
            <text:p>113605</text:p>
          </table:table-cell>
          <table:table-cell office:value-type="float" office:value="3316" calcext:value-type="float">
            <text:p>331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03" calcext:value-type="float">
            <text:p>3503</text:p>
          </table:table-cell>
          <table:table-cell/>
          <table:table-cell table:formula="of:=[.C33]/[.$I33]" office:value-type="percentage" office:value="0.946617185269769" calcext:value-type="percentage">
            <text:p>94.66%</text:p>
          </table:table-cell>
          <table:table-cell table:formula="of:=[.D33]/[.$I33]" office:value-type="percentage" office:value="0.0122751926919783" calcext:value-type="percentage">
            <text:p>1.23%</text:p>
          </table:table-cell>
          <table:table-cell table:formula="of:=[.E33]/[.$I33]" office:value-type="percentage" office:value="0.0168427062517842" calcext:value-type="percentage">
            <text:p>1.68%</text:p>
          </table:table-cell>
          <table:table-cell table:formula="of:=[.F33]/[.$I33]" office:value-type="percentage" office:value="0.00884955752212389" calcext:value-type="percentage">
            <text:p>0.88%</text:p>
          </table:table-cell>
          <table:table-cell table:formula="of:=[.G33]/[.$I33]" office:value-type="percentage" office:value="0.00713673993719669" calcext:value-type="percentage">
            <text:p>0.71%</text:p>
          </table:table-cell>
          <table:table-cell table:formula="of:=[.H33]/[.$I33]" office:value-type="percentage" office:value="0.00827861832714816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galactic-night-sky-astronomy-science-combined-generative-ai.jpg</text:p>
          </table:table-cell>
          <table:table-cell office:value-type="float" office:value="5466922" calcext:value-type="float">
            <text:p>5466922</text:p>
          </table:table-cell>
          <table:table-cell office:value-type="float" office:value="2893" calcext:value-type="float">
            <text:p>2893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[.C34]/[.$I34]" office:value-type="percentage" office:value="0.692768199233717" calcext:value-type="percentage">
            <text:p>69.28%</text:p>
          </table:table-cell>
          <table:table-cell table:formula="of:=[.D34]/[.$I34]" office:value-type="percentage" office:value="0.0823754789272031" calcext:value-type="percentage">
            <text:p>8.24%</text:p>
          </table:table-cell>
          <table:table-cell table:formula="of:=[.E34]/[.$I34]" office:value-type="percentage" office:value="0.109434865900383" calcext:value-type="percentage">
            <text:p>10.94%</text:p>
          </table:table-cell>
          <table:table-cell table:formula="of:=[.F34]/[.$I34]" office:value-type="percentage" office:value="0.0574712643678161" calcext:value-type="percentage">
            <text:p>5.75%</text:p>
          </table:table-cell>
          <table:table-cell table:formula="of:=[.G34]/[.$I34]" office:value-type="percentage" office:value="0.0289750957854406" calcext:value-type="percentage">
            <text:p>2.90%</text:p>
          </table:table-cell>
          <table:table-cell table:formula="of:=[.H34]/[.$I34]" office:value-type="percentage" office:value="0.0289750957854406" calcext:value-type="percentage">
            <text:p>2.90%</text:p>
          </table:table-cell>
        </table:table-row>
        <table:table-row table:style-name="ro1">
          <table:table-cell office:value-type="string" calcext:value-type="string">
            <text:p>galaxy-nature-aesthetic-background-starry-sky-mountain-remixed-media.jpg</text:p>
          </table:table-cell>
          <table:table-cell office:value-type="float" office:value="17420049" calcext:value-type="float">
            <text:p>17420049</text:p>
          </table:table-cell>
          <table:table-cell office:value-type="float" office:value="3230" calcext:value-type="float">
            <text:p>3230</text:p>
          </table:table-cell>
          <table:table-cell office:value-type="float" office:value="329" calcext:value-type="float">
            <text:p>329</text:p>
          </table:table-cell>
          <table:table-cell office:value-type="float" office:value="375" calcext:value-type="float">
            <text:p>375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4398" calcext:value-type="float">
            <text:p>4398</text:p>
          </table:table-cell>
          <table:table-cell/>
          <table:table-cell table:formula="of:=[.C35]/[.$I35]" office:value-type="percentage" office:value="0.734424738517508" calcext:value-type="percentage">
            <text:p>73.44%</text:p>
          </table:table-cell>
          <table:table-cell table:formula="of:=[.D35]/[.$I35]" office:value-type="percentage" office:value="0.0748067303319691" calcext:value-type="percentage">
            <text:p>7.48%</text:p>
          </table:table-cell>
          <table:table-cell table:formula="of:=[.E35]/[.$I35]" office:value-type="percentage" office:value="0.0852660300136426" calcext:value-type="percentage">
            <text:p>8.53%</text:p>
          </table:table-cell>
          <table:table-cell table:formula="of:=[.F35]/[.$I35]" office:value-type="percentage" office:value="0.0518417462482947" calcext:value-type="percentage">
            <text:p>5.18%</text:p>
          </table:table-cell>
          <table:table-cell table:formula="of:=[.G35]/[.$I35]" office:value-type="percentage" office:value="0.0266030013642565" calcext:value-type="percentage">
            <text:p>2.66%</text:p>
          </table:table-cell>
          <table:table-cell table:formula="of:=[.H35]/[.$I35]" office:value-type="percentage" office:value="0.0270577535243292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henry-chen-C9ZwRUAPaIQ-unsplash(1).jpg</text:p>
          </table:table-cell>
          <table:table-cell office:value-type="float" office:value="1026100" calcext:value-type="float">
            <text:p>1026100</text:p>
          </table:table-cell>
          <table:table-cell office:value-type="float" office:value="2579" calcext:value-type="float">
            <text:p>2579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[.C36]/[.$I36]" office:value-type="percentage" office:value="0.825544174135724" calcext:value-type="percentage">
            <text:p>82.55%</text:p>
          </table:table-cell>
          <table:table-cell table:formula="of:=[.D36]/[.$I36]" office:value-type="percentage" office:value="0.0467349551856594" calcext:value-type="percentage">
            <text:p>4.67%</text:p>
          </table:table-cell>
          <table:table-cell table:formula="of:=[.E36]/[.$I36]" office:value-type="percentage" office:value="0.0604993597951344" calcext:value-type="percentage">
            <text:p>6.05%</text:p>
          </table:table-cell>
          <table:table-cell table:formula="of:=[.F36]/[.$I36]" office:value-type="percentage" office:value="0.0326504481434059" calcext:value-type="percentage">
            <text:p>3.27%</text:p>
          </table:table-cell>
          <table:table-cell table:formula="of:=[.G36]/[.$I36]" office:value-type="percentage" office:value="0.0188860435339309" calcext:value-type="percentage">
            <text:p>1.89%</text:p>
          </table:table-cell>
          <table:table-cell table:formula="of:=[.H36]/[.$I36]" office:value-type="percentage" office:value="0.015685019206146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henry-chen-C9ZwRUAPaIQ-unsplash(2).jpg</text:p>
          </table:table-cell>
          <table:table-cell office:value-type="float" office:value="1485581" calcext:value-type="float">
            <text:p>1485581</text:p>
          </table:table-cell>
          <table:table-cell office:value-type="float" office:value="3437" calcext:value-type="float">
            <text:p>3437</text:p>
          </table:table-cell>
          <table:table-cell office:value-type="float" office:value="206" calcext:value-type="float">
            <text:p>206</text:p>
          </table:table-cell>
          <table:table-cell office:value-type="float" office:value="275" calcext:value-type="float">
            <text:p>275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213" calcext:value-type="float">
            <text:p>4213</text:p>
          </table:table-cell>
          <table:table-cell/>
          <table:table-cell table:formula="of:=[.C37]/[.$I37]" office:value-type="percentage" office:value="0.815808212675053" calcext:value-type="percentage">
            <text:p>81.58%</text:p>
          </table:table-cell>
          <table:table-cell table:formula="of:=[.D37]/[.$I37]" office:value-type="percentage" office:value="0.0488962734393544" calcext:value-type="percentage">
            <text:p>4.89%</text:p>
          </table:table-cell>
          <table:table-cell table:formula="of:=[.E37]/[.$I37]" office:value-type="percentage" office:value="0.0652741514360313" calcext:value-type="percentage">
            <text:p>6.53%</text:p>
          </table:table-cell>
          <table:table-cell table:formula="of:=[.F37]/[.$I37]" office:value-type="percentage" office:value="0.0339425587467363" calcext:value-type="percentage">
            <text:p>3.39%</text:p>
          </table:table-cell>
          <table:table-cell table:formula="of:=[.G37]/[.$I37]" office:value-type="percentage" office:value="0.0189888440541182" calcext:value-type="percentage">
            <text:p>1.90%</text:p>
          </table:table-cell>
          <table:table-cell table:formula="of:=[.H37]/[.$I37]" office:value-type="percentage" office:value="0.0170899596487064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henry-chen-C9ZwRUAPaIQ-unsplash(3).jpg</text:p>
          </table:table-cell>
          <table:table-cell office:value-type="float" office:value="4232197" calcext:value-type="float">
            <text:p>4232197</text:p>
          </table:table-cell>
          <table:table-cell office:value-type="float" office:value="3137" calcext:value-type="float">
            <text:p>3137</text:p>
          </table:table-cell>
          <table:table-cell office:value-type="float" office:value="699" calcext:value-type="float">
            <text:p>699</text:p>
          </table:table-cell>
          <table:table-cell office:value-type="float" office:value="939" calcext:value-type="float">
            <text:p>939</text:p>
          </table:table-cell>
          <table:table-cell office:value-type="float" office:value="456" calcext:value-type="float">
            <text:p>456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5683" calcext:value-type="float">
            <text:p>5683</text:p>
          </table:table-cell>
          <table:table-cell/>
          <table:table-cell table:formula="of:=[.C38]/[.$I38]" office:value-type="percentage" office:value="0.551997184585606" calcext:value-type="percentage">
            <text:p>55.20%</text:p>
          </table:table-cell>
          <table:table-cell table:formula="of:=[.D38]/[.$I38]" office:value-type="percentage" office:value="0.122998416329403" calcext:value-type="percentage">
            <text:p>12.30%</text:p>
          </table:table-cell>
          <table:table-cell table:formula="of:=[.E38]/[.$I38]" office:value-type="percentage" office:value="0.165229632236495" calcext:value-type="percentage">
            <text:p>16.52%</text:p>
          </table:table-cell>
          <table:table-cell table:formula="of:=[.F38]/[.$I38]" office:value-type="percentage" office:value="0.0802393102234735" calcext:value-type="percentage">
            <text:p>8.02%</text:p>
          </table:table-cell>
          <table:table-cell table:formula="of:=[.G38]/[.$I38]" office:value-type="percentage" office:value="0.0401196551117368" calcext:value-type="percentage">
            <text:p>4.01%</text:p>
          </table:table-cell>
          <table:table-cell table:formula="of:=[.H38]/[.$I38]" office:value-type="percentage" office:value="0.0394158015132852" calcext:value-type="percentage">
            <text:p>3.94%</text:p>
          </table:table-cell>
        </table:table-row>
        <table:table-row table:style-name="ro1">
          <table:table-cell office:value-type="string" calcext:value-type="string">
            <text:p>henry-chen-C9ZwRUAPaIQ-unsplash.jpg</text:p>
          </table:table-cell>
          <table:table-cell office:value-type="float" office:value="143385" calcext:value-type="float">
            <text:p>143385</text:p>
          </table:table-cell>
          <table:table-cell office:value-type="float" office:value="3221" calcext:value-type="float">
            <text:p>322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10" calcext:value-type="float">
            <text:p>3410</text:p>
          </table:table-cell>
          <table:table-cell/>
          <table:table-cell table:formula="of:=[.C39]/[.$I39]" office:value-type="percentage" office:value="0.944574780058651" calcext:value-type="percentage">
            <text:p>94.46%</text:p>
          </table:table-cell>
          <table:table-cell table:formula="of:=[.D39]/[.$I39]" office:value-type="percentage" office:value="0.0131964809384164" calcext:value-type="percentage">
            <text:p>1.32%</text:p>
          </table:table-cell>
          <table:table-cell table:formula="of:=[.E39]/[.$I39]" office:value-type="percentage" office:value="0.0175953079178886" calcext:value-type="percentage">
            <text:p>1.76%</text:p>
          </table:table-cell>
          <table:table-cell table:formula="of:=[.F39]/[.$I39]" office:value-type="percentage" office:value="0.00909090909090909" calcext:value-type="percentage">
            <text:p>0.91%</text:p>
          </table:table-cell>
          <table:table-cell table:formula="of:=[.G39]/[.$I39]" office:value-type="percentage" office:value="0.00733137829912024" calcext:value-type="percentage">
            <text:p>0.73%</text:p>
          </table:table-cell>
          <table:table-cell table:formula="of:=[.H39]/[.$I39]" office:value-type="percentage" office:value="0.00821114369501466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imad-786-bS86J4xzmbM-unsplash(1).jpg</text:p>
          </table:table-cell>
          <table:table-cell office:value-type="float" office:value="689817" calcext:value-type="float">
            <text:p>689817</text:p>
          </table:table-cell>
          <table:table-cell office:value-type="float" office:value="2200" calcext:value-type="float">
            <text:p>2200</text:p>
          </table:table-cell>
          <table:table-cell office:value-type="float" office:value="164" calcext:value-type="float">
            <text:p>164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19" calcext:value-type="float">
            <text:p>2819</text:p>
          </table:table-cell>
          <table:table-cell/>
          <table:table-cell table:formula="of:=[.C40]/[.$I40]" office:value-type="percentage" office:value="0.780418588151827" calcext:value-type="percentage">
            <text:p>78.04%</text:p>
          </table:table-cell>
          <table:table-cell table:formula="of:=[.D40]/[.$I40]" office:value-type="percentage" office:value="0.0581766583894998" calcext:value-type="percentage">
            <text:p>5.82%</text:p>
          </table:table-cell>
          <table:table-cell table:formula="of:=[.E40]/[.$I40]" office:value-type="percentage" office:value="0.0769776516495211" calcext:value-type="percentage">
            <text:p>7.70%</text:p>
          </table:table-cell>
          <table:table-cell table:formula="of:=[.F40]/[.$I40]" office:value-type="percentage" office:value="0.0415040794608017" calcext:value-type="percentage">
            <text:p>4.15%</text:p>
          </table:table-cell>
          <table:table-cell table:formula="of:=[.G40]/[.$I40]" office:value-type="percentage" office:value="0.0234125576445548" calcext:value-type="percentage">
            <text:p>2.34%</text:p>
          </table:table-cell>
          <table:table-cell table:formula="of:=[.H40]/[.$I40]" office:value-type="percentage" office:value="0.0195104647037957" calcext:value-type="percentage">
            <text:p>1.95%</text:p>
          </table:table-cell>
        </table:table-row>
        <table:table-row table:style-name="ro1">
          <table:table-cell office:value-type="string" calcext:value-type="string">
            <text:p>imad-786-bS86J4xzmbM-unsplash(2).jpg</text:p>
          </table:table-cell>
          <table:table-cell office:value-type="float" office:value="463930" calcext:value-type="float">
            <text:p>463930</text:p>
          </table:table-cell>
          <table:table-cell office:value-type="float" office:value="2674" calcext:value-type="float">
            <text:p>2674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119" calcext:value-type="float">
            <text:p>3119</text:p>
          </table:table-cell>
          <table:table-cell/>
          <table:table-cell table:formula="of:=[.C41]/[.$I41]" office:value-type="percentage" office:value="0.85732606604681" calcext:value-type="percentage">
            <text:p>85.73%</text:p>
          </table:table-cell>
          <table:table-cell table:formula="of:=[.D41]/[.$I41]" office:value-type="percentage" office:value="0.0378326386662392" calcext:value-type="percentage">
            <text:p>3.78%</text:p>
          </table:table-cell>
          <table:table-cell table:formula="of:=[.E41]/[.$I41]" office:value-type="percentage" office:value="0.0487335684514267" calcext:value-type="percentage">
            <text:p>4.87%</text:p>
          </table:table-cell>
          <table:table-cell table:formula="of:=[.F41]/[.$I41]" office:value-type="percentage" office:value="0.0272523244629689" calcext:value-type="percentage">
            <text:p>2.73%</text:p>
          </table:table-cell>
          <table:table-cell table:formula="of:=[.G41]/[.$I41]" office:value-type="percentage" office:value="0.0157101635139468" calcext:value-type="percentage">
            <text:p>1.57%</text:p>
          </table:table-cell>
          <table:table-cell table:formula="of:=[.H41]/[.$I41]" office:value-type="percentage" office:value="0.0131452388586085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imad-786-bS86J4xzmbM-unsplash(3).jpg</text:p>
          </table:table-cell>
          <table:table-cell office:value-type="float" office:value="1586997" calcext:value-type="float">
            <text:p>1586997</text:p>
          </table:table-cell>
          <table:table-cell office:value-type="float" office:value="2590" calcext:value-type="float">
            <text:p>2590</text:p>
          </table:table-cell>
          <table:table-cell office:value-type="float" office:value="346" calcext:value-type="float">
            <text:p>346</text:p>
          </table:table-cell>
          <table:table-cell office:value-type="float" office:value="466" calcext:value-type="float">
            <text:p>466</text:p>
          </table:table-cell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3877" calcext:value-type="float">
            <text:p>3877</text:p>
          </table:table-cell>
          <table:table-cell/>
          <table:table-cell table:formula="of:=[.C42]/[.$I42]" office:value-type="percentage" office:value="0.668042300748001" calcext:value-type="percentage">
            <text:p>66.80%</text:p>
          </table:table-cell>
          <table:table-cell table:formula="of:=[.D42]/[.$I42]" office:value-type="percentage" office:value="0.0892442610265669" calcext:value-type="percentage">
            <text:p>8.92%</text:p>
          </table:table-cell>
          <table:table-cell table:formula="of:=[.E42]/[.$I42]" office:value-type="percentage" office:value="0.12019602785659" calcext:value-type="percentage">
            <text:p>12.02%</text:p>
          </table:table-cell>
          <table:table-cell table:formula="of:=[.F42]/[.$I42]" office:value-type="percentage" office:value="0.0611297394892959" calcext:value-type="percentage">
            <text:p>6.11%</text:p>
          </table:table-cell>
          <table:table-cell table:formula="of:=[.G42]/[.$I42]" office:value-type="percentage" office:value="0.0317255610007738" calcext:value-type="percentage">
            <text:p>3.17%</text:p>
          </table:table-cell>
          <table:table-cell table:formula="of:=[.H42]/[.$I42]" office:value-type="percentage" office:value="0.0296621098787722" calcext:value-type="percentage">
            <text:p>2.97%</text:p>
          </table:table-cell>
        </table:table-row>
        <table:table-row table:style-name="ro1">
          <table:table-cell office:value-type="string" calcext:value-type="string">
            <text:p>imad-786-bS86J4xzmbM-unsplash.jpg</text:p>
          </table:table-cell>
          <table:table-cell office:value-type="float" office:value="76006" calcext:value-type="float">
            <text:p>76006</text:p>
          </table:table-cell>
          <table:table-cell office:value-type="float" office:value="3130" calcext:value-type="float">
            <text:p>313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94" calcext:value-type="float">
            <text:p>3294</text:p>
          </table:table-cell>
          <table:table-cell/>
          <table:table-cell table:formula="of:=[.C43]/[.$I43]" office:value-type="percentage" office:value="0.950212507589557" calcext:value-type="percentage">
            <text:p>95.02%</text:p>
          </table:table-cell>
          <table:table-cell table:formula="of:=[.D43]/[.$I43]" office:value-type="percentage" office:value="0.0112325440194293" calcext:value-type="percentage">
            <text:p>1.12%</text:p>
          </table:table-cell>
          <table:table-cell table:formula="of:=[.E43]/[.$I43]" office:value-type="percentage" office:value="0.01578627808136" calcext:value-type="percentage">
            <text:p>1.58%</text:p>
          </table:table-cell>
          <table:table-cell table:formula="of:=[.F43]/[.$I43]" office:value-type="percentage" office:value="0.00819672131147541" calcext:value-type="percentage">
            <text:p>0.82%</text:p>
          </table:table-cell>
          <table:table-cell table:formula="of:=[.G43]/[.$I43]" office:value-type="percentage" office:value="0.00758955676988464" calcext:value-type="percentage">
            <text:p>0.76%</text:p>
          </table:table-cell>
          <table:table-cell table:formula="of:=[.H43]/[.$I43]" office:value-type="percentage" office:value="0.00698239222829387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image_10_1772x4317.jpg</text:p>
          </table:table-cell>
          <table:table-cell office:value-type="float" office:value="664877" calcext:value-type="float">
            <text:p>664877</text:p>
          </table:table-cell>
          <table:table-cell office:value-type="float" office:value="2195" calcext:value-type="float">
            <text:p>2195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44]/[.$I44]" office:value-type="percentage" office:value="0.781416874332503" calcext:value-type="percentage">
            <text:p>78.14%</text:p>
          </table:table-cell>
          <table:table-cell table:formula="of:=[.D44]/[.$I44]" office:value-type="percentage" office:value="0.0587397650409398" calcext:value-type="percentage">
            <text:p>5.87%</text:p>
          </table:table-cell>
          <table:table-cell table:formula="of:=[.E44]/[.$I44]" office:value-type="percentage" office:value="0.0711997152011392" calcext:value-type="percentage">
            <text:p>7.12%</text:p>
          </table:table-cell>
          <table:table-cell table:formula="of:=[.F44]/[.$I44]" office:value-type="percentage" office:value="0.0430758276966892" calcext:value-type="percentage">
            <text:p>4.31%</text:p>
          </table:table-cell>
          <table:table-cell table:formula="of:=[.G44]/[.$I44]" office:value-type="percentage" office:value="0.0238519045923816" calcext:value-type="percentage">
            <text:p>2.39%</text:p>
          </table:table-cell>
          <table:table-cell table:formula="of:=[.H44]/[.$I44]" office:value-type="percentage" office:value="0.0217159131363475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image_11_4655x1401.jpg</text:p>
          </table:table-cell>
          <table:table-cell office:value-type="float" office:value="679113" calcext:value-type="float">
            <text:p>679113</text:p>
          </table:table-cell>
          <table:table-cell office:value-type="float" office:value="3278" calcext:value-type="float">
            <text:p>3278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811" calcext:value-type="float">
            <text:p>3811</text:p>
          </table:table-cell>
          <table:table-cell/>
          <table:table-cell table:formula="of:=[.C45]/[.$I45]" office:value-type="percentage" office:value="0.860141695093151" calcext:value-type="percentage">
            <text:p>86.01%</text:p>
          </table:table-cell>
          <table:table-cell table:formula="of:=[.D45]/[.$I45]" office:value-type="percentage" office:value="0.0375229598530569" calcext:value-type="percentage">
            <text:p>3.75%</text:p>
          </table:table-cell>
          <table:table-cell table:formula="of:=[.E45]/[.$I45]" office:value-type="percentage" office:value="0.0464445027551824" calcext:value-type="percentage">
            <text:p>4.64%</text:p>
          </table:table-cell>
          <table:table-cell table:formula="of:=[.F45]/[.$I45]" office:value-type="percentage" office:value="0.0267646287063763" calcext:value-type="percentage">
            <text:p>2.68%</text:p>
          </table:table-cell>
          <table:table-cell table:formula="of:=[.G45]/[.$I45]" office:value-type="percentage" office:value="0.0152191025977434" calcext:value-type="percentage">
            <text:p>1.52%</text:p>
          </table:table-cell>
          <table:table-cell table:formula="of:=[.H45]/[.$I45]" office:value-type="percentage" office:value="0.0139071109944896" calcext:value-type="percentage">
            <text:p>1.39%</text:p>
          </table:table-cell>
        </table:table-row>
        <table:table-row table:style-name="ro1">
          <table:table-cell office:value-type="string" calcext:value-type="string">
            <text:p>image_12_4277x1506.jpg</text:p>
          </table:table-cell>
          <table:table-cell office:value-type="float" office:value="434775" calcext:value-type="float">
            <text:p>434775</text:p>
          </table:table-cell>
          <table:table-cell office:value-type="float" office:value="2409" calcext:value-type="float">
            <text:p>2409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.C46]/[.$I46]" office:value-type="percentage" office:value="0.816056910569106" calcext:value-type="percentage">
            <text:p>81.61%</text:p>
          </table:table-cell>
          <table:table-cell table:formula="of:=[.D46]/[.$I46]" office:value-type="percentage" office:value="0.0484417344173442" calcext:value-type="percentage">
            <text:p>4.84%</text:p>
          </table:table-cell>
          <table:table-cell table:formula="of:=[.E46]/[.$I46]" office:value-type="percentage" office:value="0.0630081300813008" calcext:value-type="percentage">
            <text:p>6.30%</text:p>
          </table:table-cell>
          <table:table-cell table:formula="of:=[.F46]/[.$I46]" office:value-type="percentage" office:value="0.0342140921409214" calcext:value-type="percentage">
            <text:p>3.42%</text:p>
          </table:table-cell>
          <table:table-cell table:formula="of:=[.G46]/[.$I46]" office:value-type="percentage" office:value="0.0213414634146341" calcext:value-type="percentage">
            <text:p>2.13%</text:p>
          </table:table-cell>
          <table:table-cell table:formula="of:=[.H46]/[.$I46]" office:value-type="percentage" office:value="0.0169376693766938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image_13_633x2563.jpg</text:p>
          </table:table-cell>
          <table:table-cell office:value-type="float" office:value="186117" calcext:value-type="float">
            <text:p>186117</text:p>
          </table:table-cell>
          <table:table-cell office:value-type="float" office:value="3291" calcext:value-type="float">
            <text:p>329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26" calcext:value-type="float">
            <text:p>3526</text:p>
          </table:table-cell>
          <table:table-cell/>
          <table:table-cell table:formula="of:=[.C47]/[.$I47]" office:value-type="percentage" office:value="0.933352240499149" calcext:value-type="percentage">
            <text:p>93.34%</text:p>
          </table:table-cell>
          <table:table-cell table:formula="of:=[.D47]/[.$I47]" office:value-type="percentage" office:value="0.0170164492342598" calcext:value-type="percentage">
            <text:p>1.70%</text:p>
          </table:table-cell>
          <table:table-cell table:formula="of:=[.E47]/[.$I47]" office:value-type="percentage" office:value="0.0212705615428247" calcext:value-type="percentage">
            <text:p>2.13%</text:p>
          </table:table-cell>
          <table:table-cell table:formula="of:=[.F47]/[.$I47]" office:value-type="percentage" office:value="0.0107770845150312" calcext:value-type="percentage">
            <text:p>1.08%</text:p>
          </table:table-cell>
          <table:table-cell table:formula="of:=[.G47]/[.$I47]" office:value-type="percentage" office:value="0.00907543959160522" calcext:value-type="percentage">
            <text:p>0.91%</text:p>
          </table:table-cell>
          <table:table-cell table:formula="of:=[.H47]/[.$I47]" office:value-type="percentage" office:value="0.00850822461712989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image_14_3221x373.jpg</text:p>
          </table:table-cell>
          <table:table-cell office:value-type="float" office:value="37064" calcext:value-type="float">
            <text:p>37064</text:p>
          </table:table-cell>
          <table:table-cell office:value-type="float" office:value="2144" calcext:value-type="float">
            <text:p>214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C48]/[.$I48]" office:value-type="percentage" office:value="0.908474576271186" calcext:value-type="percentage">
            <text:p>90.85%</text:p>
          </table:table-cell>
          <table:table-cell table:formula="of:=[.D48]/[.$I48]" office:value-type="percentage" office:value="0.0224576271186441" calcext:value-type="percentage">
            <text:p>2.25%</text:p>
          </table:table-cell>
          <table:table-cell table:formula="of:=[.E48]/[.$I48]" office:value-type="percentage" office:value="0.0305084745762712" calcext:value-type="percentage">
            <text:p>3.05%</text:p>
          </table:table-cell>
          <table:table-cell table:formula="of:=[.F48]/[.$I48]" office:value-type="percentage" office:value="0.0152542372881356" calcext:value-type="percentage">
            <text:p>1.53%</text:p>
          </table:table-cell>
          <table:table-cell table:formula="of:=[.G48]/[.$I48]" office:value-type="percentage" office:value="0.0114406779661017" calcext:value-type="percentage">
            <text:p>1.14%</text:p>
          </table:table-cell>
          <table:table-cell table:formula="of:=[.H48]/[.$I48]" office:value-type="percentage" office:value="0.011864406779661" calcext:value-type="percentage">
            <text:p>1.19%</text:p>
          </table:table-cell>
        </table:table-row>
        <table:table-row table:style-name="ro1">
          <table:table-cell office:value-type="string" calcext:value-type="string">
            <text:p>image_15_1821x1543.jpg</text:p>
          </table:table-cell>
          <table:table-cell office:value-type="float" office:value="192794" calcext:value-type="float">
            <text:p>192794</text:p>
          </table:table-cell>
          <table:table-cell office:value-type="float" office:value="3611" calcext:value-type="float">
            <text:p>361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14" calcext:value-type="float">
            <text:p>3914</text:p>
          </table:table-cell>
          <table:table-cell/>
          <table:table-cell table:formula="of:=[.C49]/[.$I49]" office:value-type="percentage" office:value="0.922585590189065" calcext:value-type="percentage">
            <text:p>92.26%</text:p>
          </table:table-cell>
          <table:table-cell table:formula="of:=[.D49]/[.$I49]" office:value-type="percentage" office:value="0.0201839550332141" calcext:value-type="percentage">
            <text:p>2.02%</text:p>
          </table:table-cell>
          <table:table-cell table:formula="of:=[.E49]/[.$I49]" office:value-type="percentage" office:value="0.0255493101686254" calcext:value-type="percentage">
            <text:p>2.55%</text:p>
          </table:table-cell>
          <table:table-cell table:formula="of:=[.F49]/[.$I49]" office:value-type="percentage" office:value="0.0137966274910577" calcext:value-type="percentage">
            <text:p>1.38%</text:p>
          </table:table-cell>
          <table:table-cell table:formula="of:=[.G49]/[.$I49]" office:value-type="percentage" office:value="0.00894225855901891" calcext:value-type="percentage">
            <text:p>0.89%</text:p>
          </table:table-cell>
          <table:table-cell table:formula="of:=[.H49]/[.$I49]" office:value-type="percentage" office:value="0.00894225855901891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image_16_1922x3627.jpg</text:p>
          </table:table-cell>
          <table:table-cell office:value-type="float" office:value="511471" calcext:value-type="float">
            <text:p>511471</text:p>
          </table:table-cell>
          <table:table-cell office:value-type="float" office:value="2431" calcext:value-type="float">
            <text:p>2431</text:p>
          </table:table-cell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C50]/[.$I50]" office:value-type="percentage" office:value="0.808178191489362" calcext:value-type="percentage">
            <text:p>80.82%</text:p>
          </table:table-cell>
          <table:table-cell table:formula="of:=[.D50]/[.$I50]" office:value-type="percentage" office:value="0.0515292553191489" calcext:value-type="percentage">
            <text:p>5.15%</text:p>
          </table:table-cell>
          <table:table-cell table:formula="of:=[.E50]/[.$I50]" office:value-type="percentage" office:value="0.0638297872340426" calcext:value-type="percentage">
            <text:p>6.38%</text:p>
          </table:table-cell>
          <table:table-cell table:formula="of:=[.F50]/[.$I50]" office:value-type="percentage" office:value="0.0372340425531915" calcext:value-type="percentage">
            <text:p>3.72%</text:p>
          </table:table-cell>
          <table:table-cell table:formula="of:=[.G50]/[.$I50]" office:value-type="percentage" office:value="0.0212765957446809" calcext:value-type="percentage">
            <text:p>2.13%</text:p>
          </table:table-cell>
          <table:table-cell table:formula="of:=[.H50]/[.$I50]" office:value-type="percentage" office:value="0.0179521276595745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image_17_585x2590.jpg</text:p>
          </table:table-cell>
          <table:table-cell office:value-type="float" office:value="119544" calcext:value-type="float">
            <text:p>119544</text:p>
          </table:table-cell>
          <table:table-cell office:value-type="float" office:value="3216" calcext:value-type="float">
            <text:p>3216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37" calcext:value-type="float">
            <text:p>3437</text:p>
          </table:table-cell>
          <table:table-cell/>
          <table:table-cell table:formula="of:=[.C51]/[.$I51]" office:value-type="percentage" office:value="0.93569973814373" calcext:value-type="percentage">
            <text:p>93.57%</text:p>
          </table:table-cell>
          <table:table-cell table:formula="of:=[.D51]/[.$I51]" office:value-type="percentage" office:value="0.0160023276112889" calcext:value-type="percentage">
            <text:p>1.60%</text:p>
          </table:table-cell>
          <table:table-cell table:formula="of:=[.E51]/[.$I51]" office:value-type="percentage" office:value="0.0209485016002328" calcext:value-type="percentage">
            <text:p>2.09%</text:p>
          </table:table-cell>
          <table:table-cell table:formula="of:=[.F51]/[.$I51]" office:value-type="percentage" office:value="0.0107652022112307" calcext:value-type="percentage">
            <text:p>1.08%</text:p>
          </table:table-cell>
          <table:table-cell table:formula="of:=[.G51]/[.$I51]" office:value-type="percentage" office:value="0.00901949374454466" calcext:value-type="percentage">
            <text:p>0.90%</text:p>
          </table:table-cell>
          <table:table-cell table:formula="of:=[.H51]/[.$I51]" office:value-type="percentage" office:value="0.00756473668897294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image_18_575x1328.jpg</text:p>
          </table:table-cell>
          <table:table-cell office:value-type="float" office:value="55982" calcext:value-type="float">
            <text:p>55982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12" calcext:value-type="float">
            <text:p>2212</text:p>
          </table:table-cell>
          <table:table-cell/>
          <table:table-cell table:formula="of:=[.C52]/[.$I52]" office:value-type="percentage" office:value="0.90867992766727" calcext:value-type="percentage">
            <text:p>90.87%</text:p>
          </table:table-cell>
          <table:table-cell table:formula="of:=[.D52]/[.$I52]" office:value-type="percentage" office:value="0.0207956600361664" calcext:value-type="percentage">
            <text:p>2.08%</text:p>
          </table:table-cell>
          <table:table-cell table:formula="of:=[.E52]/[.$I52]" office:value-type="percentage" office:value="0.0284810126582278" calcext:value-type="percentage">
            <text:p>2.85%</text:p>
          </table:table-cell>
          <table:table-cell table:formula="of:=[.F52]/[.$I52]" office:value-type="percentage" office:value="0.015370705244123" calcext:value-type="percentage">
            <text:p>1.54%</text:p>
          </table:table-cell>
          <table:table-cell table:formula="of:=[.G52]/[.$I52]" office:value-type="percentage" office:value="0.0131103074141049" calcext:value-type="percentage">
            <text:p>1.31%</text:p>
          </table:table-cell>
          <table:table-cell table:formula="of:=[.H52]/[.$I52]" office:value-type="percentage" office:value="0.0135623869801085" calcext:value-type="percentage">
            <text:p>1.36%</text:p>
          </table:table-cell>
        </table:table-row>
        <table:table-row table:style-name="ro1">
          <table:table-cell office:value-type="string" calcext:value-type="string">
            <text:p>image_19_2635x4649.jpg</text:p>
          </table:table-cell>
          <table:table-cell office:value-type="float" office:value="972988" calcext:value-type="float">
            <text:p>972988</text:p>
          </table:table-cell>
          <table:table-cell office:value-type="float" office:value="3826" calcext:value-type="float">
            <text:p>3826</text:p>
          </table:table-cell>
          <table:table-cell office:value-type="float" office:value="266" calcext:value-type="float">
            <text:p>266</text:p>
          </table:table-cell>
          <table:table-cell office:value-type="float" office:value="337" calcext:value-type="float">
            <text:p>337</text:p>
          </table:table-cell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804" calcext:value-type="float">
            <text:p>4804</text:p>
          </table:table-cell>
          <table:table-cell/>
          <table:table-cell table:formula="of:=[.C53]/[.$I53]" office:value-type="percentage" office:value="0.796419650291424" calcext:value-type="percentage">
            <text:p>79.64%</text:p>
          </table:table-cell>
          <table:table-cell table:formula="of:=[.D53]/[.$I53]" office:value-type="percentage" office:value="0.0553705245628643" calcext:value-type="percentage">
            <text:p>5.54%</text:p>
          </table:table-cell>
          <table:table-cell table:formula="of:=[.E53]/[.$I53]" office:value-type="percentage" office:value="0.0701498751040799" calcext:value-type="percentage">
            <text:p>7.01%</text:p>
          </table:table-cell>
          <table:table-cell table:formula="of:=[.F53]/[.$I53]" office:value-type="percentage" office:value="0.037052456286428" calcext:value-type="percentage">
            <text:p>3.71%</text:p>
          </table:table-cell>
          <table:table-cell table:formula="of:=[.G53]/[.$I53]" office:value-type="percentage" office:value="0.0203996669442132" calcext:value-type="percentage">
            <text:p>2.04%</text:p>
          </table:table-cell>
          <table:table-cell table:formula="of:=[.H53]/[.$I53]" office:value-type="percentage" office:value="0.0206078268109908" calcext:value-type="percentage">
            <text:p>2.06%</text:p>
          </table:table-cell>
        </table:table-row>
        <table:table-row table:style-name="ro1">
          <table:table-cell office:value-type="string" calcext:value-type="string">
            <text:p>image_1_394x2626.jpg</text:p>
          </table:table-cell>
          <table:table-cell office:value-type="float" office:value="162212" calcext:value-type="float">
            <text:p>162212</text:p>
          </table:table-cell>
          <table:table-cell office:value-type="float" office:value="2198" calcext:value-type="float">
            <text:p>219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99" calcext:value-type="float">
            <text:p>2399</text:p>
          </table:table-cell>
          <table:table-cell/>
          <table:table-cell table:formula="of:=[.C54]/[.$I54]" office:value-type="percentage" office:value="0.916215089620675" calcext:value-type="percentage">
            <text:p>91.62%</text:p>
          </table:table-cell>
          <table:table-cell table:formula="of:=[.D54]/[.$I54]" office:value-type="percentage" office:value="0.0204251771571488" calcext:value-type="percentage">
            <text:p>2.04%</text:p>
          </table:table-cell>
          <table:table-cell table:formula="of:=[.E54]/[.$I54]" office:value-type="percentage" office:value="0.0262609420591913" calcext:value-type="percentage">
            <text:p>2.63%</text:p>
          </table:table-cell>
          <table:table-cell table:formula="of:=[.F54]/[.$I54]" office:value-type="percentage" office:value="0.0141725719049604" calcext:value-type="percentage">
            <text:p>1.42%</text:p>
          </table:table-cell>
          <table:table-cell table:formula="of:=[.G54]/[.$I54]" office:value-type="percentage" office:value="0.0120883701542309" calcext:value-type="percentage">
            <text:p>1.21%</text:p>
          </table:table-cell>
          <table:table-cell table:formula="of:=[.H54]/[.$I54]" office:value-type="percentage" office:value="0.0108378491037932" calcext:value-type="percentage">
            <text:p>1.08%</text:p>
          </table:table-cell>
        </table:table-row>
        <table:table-row table:style-name="ro1">
          <table:table-cell office:value-type="string" calcext:value-type="string">
            <text:p>image_20_944x452.jpg</text:p>
          </table:table-cell>
          <table:table-cell office:value-type="float" office:value="58617" calcext:value-type="float">
            <text:p>58617</text:p>
          </table:table-cell>
          <table:table-cell office:value-type="float" office:value="3413" calcext:value-type="float">
            <text:p>341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66" calcext:value-type="float">
            <text:p>3566</text:p>
          </table:table-cell>
          <table:table-cell/>
          <table:table-cell table:formula="of:=[.C55]/[.$I55]" office:value-type="percentage" office:value="0.957094784071789" calcext:value-type="percentage">
            <text:p>95.71%</text:p>
          </table:table-cell>
          <table:table-cell table:formula="of:=[.D55]/[.$I55]" office:value-type="percentage" office:value="0.00953449242849131" calcext:value-type="percentage">
            <text:p>0.95%</text:p>
          </table:table-cell>
          <table:table-cell table:formula="of:=[.E55]/[.$I55]" office:value-type="percentage" office:value="0.0134604598990466" calcext:value-type="percentage">
            <text:p>1.35%</text:p>
          </table:table-cell>
          <table:table-cell table:formula="of:=[.F55]/[.$I55]" office:value-type="percentage" office:value="0.00701065619742008" calcext:value-type="percentage">
            <text:p>0.70%</text:p>
          </table:table-cell>
          <table:table-cell table:formula="of:=[.G55]/[.$I55]" office:value-type="percentage" office:value="0.00616937745372967" calcext:value-type="percentage">
            <text:p>0.62%</text:p>
          </table:table-cell>
          <table:table-cell table:formula="of:=[.H55]/[.$I55]" office:value-type="percentage" office:value="0.00673022994952328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image_21_3762x2135.jpg</text:p>
          </table:table-cell>
          <table:table-cell office:value-type="float" office:value="1103840" calcext:value-type="float">
            <text:p>1103840</text:p>
          </table:table-cell>
          <table:table-cell office:value-type="float" office:value="2399" calcext:value-type="float">
            <text:p>2399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56]/[.$I56]" office:value-type="percentage" office:value="0.80126920507682" calcext:value-type="percentage">
            <text:p>80.13%</text:p>
          </table:table-cell>
          <table:table-cell table:formula="of:=[.D56]/[.$I56]" office:value-type="percentage" office:value="0.052438209752839" calcext:value-type="percentage">
            <text:p>5.24%</text:p>
          </table:table-cell>
          <table:table-cell table:formula="of:=[.E56]/[.$I56]" office:value-type="percentage" office:value="0.0664662658650635" calcext:value-type="percentage">
            <text:p>6.65%</text:p>
          </table:table-cell>
          <table:table-cell table:formula="of:=[.F56]/[.$I56]" office:value-type="percentage" office:value="0.0397461589846359" calcext:value-type="percentage">
            <text:p>3.97%</text:p>
          </table:table-cell>
          <table:table-cell table:formula="of:=[.G56]/[.$I56]" office:value-type="percentage" office:value="0.0217100868403474" calcext:value-type="percentage">
            <text:p>2.17%</text:p>
          </table:table-cell>
          <table:table-cell table:formula="of:=[.H56]/[.$I56]" office:value-type="percentage" office:value="0.0183700734802939" calcext:value-type="percentage">
            <text:p>1.84%</text:p>
          </table:table-cell>
        </table:table-row>
        <table:table-row table:style-name="ro1">
          <table:table-cell office:value-type="string" calcext:value-type="string">
            <text:p>image_22_4269x338.jpg</text:p>
          </table:table-cell>
          <table:table-cell office:value-type="float" office:value="190364" calcext:value-type="float">
            <text:p>190364</text:p>
          </table:table-cell>
          <table:table-cell office:value-type="float" office:value="3640" calcext:value-type="float">
            <text:p>364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48" calcext:value-type="float">
            <text:p>3848</text:p>
          </table:table-cell>
          <table:table-cell/>
          <table:table-cell table:formula="of:=[.C57]/[.$I57]" office:value-type="percentage" office:value="0.945945945945946" calcext:value-type="percentage">
            <text:p>94.59%</text:p>
          </table:table-cell>
          <table:table-cell table:formula="of:=[.D57]/[.$I57]" office:value-type="percentage" office:value="0.0132536382536383" calcext:value-type="percentage">
            <text:p>1.33%</text:p>
          </table:table-cell>
          <table:table-cell table:formula="of:=[.E57]/[.$I57]" office:value-type="percentage" office:value="0.0171517671517672" calcext:value-type="percentage">
            <text:p>1.72%</text:p>
          </table:table-cell>
          <table:table-cell table:formula="of:=[.F57]/[.$I57]" office:value-type="percentage" office:value="0.0090956340956341" calcext:value-type="percentage">
            <text:p>0.91%</text:p>
          </table:table-cell>
          <table:table-cell table:formula="of:=[.G57]/[.$I57]" office:value-type="percentage" office:value="0.00701663201663202" calcext:value-type="percentage">
            <text:p>0.70%</text:p>
          </table:table-cell>
          <table:table-cell table:formula="of:=[.H57]/[.$I57]" office:value-type="percentage" office:value="0.00753638253638254" calcext:value-type="percentage">
            <text:p>0.75%</text:p>
          </table:table-cell>
        </table:table-row>
        <table:table-row table:style-name="ro1">
          <table:table-cell office:value-type="string" calcext:value-type="string">
            <text:p>image_23_863x1489.jpg</text:p>
          </table:table-cell>
          <table:table-cell office:value-type="float" office:value="147790" calcext:value-type="float">
            <text:p>147790</text:p>
          </table:table-cell>
          <table:table-cell office:value-type="float" office:value="2358" calcext:value-type="float">
            <text:p>2358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58]/[.$I58]" office:value-type="percentage" office:value="0.92109375" calcext:value-type="percentage">
            <text:p>92.11%</text:p>
          </table:table-cell>
          <table:table-cell table:formula="of:=[.D58]/[.$I58]" office:value-type="percentage" office:value="0.01875" calcext:value-type="percentage">
            <text:p>1.88%</text:p>
          </table:table-cell>
          <table:table-cell table:formula="of:=[.E58]/[.$I58]" office:value-type="percentage" office:value="0.025" calcext:value-type="percentage">
            <text:p>2.50%</text:p>
          </table:table-cell>
          <table:table-cell table:formula="of:=[.F58]/[.$I58]" office:value-type="percentage" office:value="0.013671875" calcext:value-type="percentage">
            <text:p>1.37%</text:p>
          </table:table-cell>
          <table:table-cell table:formula="of:=[.G58]/[.$I58]" office:value-type="percentage" office:value="0.01015625" calcext:value-type="percentage">
            <text:p>1.02%</text:p>
          </table:table-cell>
          <table:table-cell table:formula="of:=[.H58]/[.$I58]" office:value-type="percentage" office:value="0.011328125" calcext:value-type="percentage">
            <text:p>1.13%</text:p>
          </table:table-cell>
        </table:table-row>
        <table:table-row table:style-name="ro1">
          <table:table-cell office:value-type="string" calcext:value-type="string">
            <text:p>image_24_840x1058.jpg</text:p>
          </table:table-cell>
          <table:table-cell office:value-type="float" office:value="69874" calcext:value-type="float">
            <text:p>69874</text:p>
          </table:table-cell>
          <table:table-cell office:value-type="float" office:value="3246" calcext:value-type="float">
            <text:p>324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25" calcext:value-type="float">
            <text:p>3425</text:p>
          </table:table-cell>
          <table:table-cell/>
          <table:table-cell table:formula="of:=[.C59]/[.$I59]" office:value-type="percentage" office:value="0.947737226277372" calcext:value-type="percentage">
            <text:p>94.77%</text:p>
          </table:table-cell>
          <table:table-cell table:formula="of:=[.D59]/[.$I59]" office:value-type="percentage" office:value="0.0125547445255474" calcext:value-type="percentage">
            <text:p>1.26%</text:p>
          </table:table-cell>
          <table:table-cell table:formula="of:=[.E59]/[.$I59]" office:value-type="percentage" office:value="0.0166423357664234" calcext:value-type="percentage">
            <text:p>1.66%</text:p>
          </table:table-cell>
          <table:table-cell table:formula="of:=[.F59]/[.$I59]" office:value-type="percentage" office:value="0.00846715328467153" calcext:value-type="percentage">
            <text:p>0.85%</text:p>
          </table:table-cell>
          <table:table-cell table:formula="of:=[.G59]/[.$I59]" office:value-type="percentage" office:value="0.00700729927007299" calcext:value-type="percentage">
            <text:p>0.70%</text:p>
          </table:table-cell>
          <table:table-cell table:formula="of:=[.H59]/[.$I59]" office:value-type="percentage" office:value="0.00759124087591241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image_25_1843x173.jpg</text:p>
          </table:table-cell>
          <table:table-cell office:value-type="float" office:value="59114" calcext:value-type="float">
            <text:p>59114</text:p>
          </table:table-cell>
          <table:table-cell office:value-type="float" office:value="2513" calcext:value-type="float">
            <text:p>251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C60]/[.$I60]" office:value-type="percentage" office:value="0.94296435272045" calcext:value-type="percentage">
            <text:p>94.30%</text:p>
          </table:table-cell>
          <table:table-cell table:formula="of:=[.D60]/[.$I60]" office:value-type="percentage" office:value="0.0123827392120075" calcext:value-type="percentage">
            <text:p>1.24%</text:p>
          </table:table-cell>
          <table:table-cell table:formula="of:=[.E60]/[.$I60]" office:value-type="percentage" office:value="0.0168855534709193" calcext:value-type="percentage">
            <text:p>1.69%</text:p>
          </table:table-cell>
          <table:table-cell table:formula="of:=[.F60]/[.$I60]" office:value-type="percentage" office:value="0.00975609756097561" calcext:value-type="percentage">
            <text:p>0.98%</text:p>
          </table:table-cell>
          <table:table-cell table:formula="of:=[.G60]/[.$I60]" office:value-type="percentage" office:value="0.00975609756097561" calcext:value-type="percentage">
            <text:p>0.98%</text:p>
          </table:table-cell>
          <table:table-cell table:formula="of:=[.H60]/[.$I60]" office:value-type="percentage" office:value="0.00825515947467167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image_26_1490x1992.jpg</text:p>
          </table:table-cell>
          <table:table-cell office:value-type="float" office:value="283333" calcext:value-type="float">
            <text:p>283333</text:p>
          </table:table-cell>
          <table:table-cell office:value-type="float" office:value="3164" calcext:value-type="float">
            <text:p>3164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74" calcext:value-type="float">
            <text:p>3474</text:p>
          </table:table-cell>
          <table:table-cell/>
          <table:table-cell table:formula="of:=[.C61]/[.$I61]" office:value-type="percentage" office:value="0.910765687967761" calcext:value-type="percentage">
            <text:p>91.08%</text:p>
          </table:table-cell>
          <table:table-cell table:formula="of:=[.D61]/[.$I61]" office:value-type="percentage" office:value="0.0227403569372481" calcext:value-type="percentage">
            <text:p>2.27%</text:p>
          </table:table-cell>
          <table:table-cell table:formula="of:=[.E61]/[.$I61]" office:value-type="percentage" office:value="0.0299366724237191" calcext:value-type="percentage">
            <text:p>2.99%</text:p>
          </table:table-cell>
          <table:table-cell table:formula="of:=[.F61]/[.$I61]" office:value-type="percentage" office:value="0.0161197466896949" calcext:value-type="percentage">
            <text:p>1.61%</text:p>
          </table:table-cell>
          <table:table-cell table:formula="of:=[.G61]/[.$I61]" office:value-type="percentage" office:value="0.0109383995394358" calcext:value-type="percentage">
            <text:p>1.09%</text:p>
          </table:table-cell>
          <table:table-cell table:formula="of:=[.H61]/[.$I61]" office:value-type="percentage" office:value="0.00949913644214162" calcext:value-type="percentage">
            <text:p>0.95%</text:p>
          </table:table-cell>
        </table:table-row>
        <table:table-row table:style-name="ro1">
          <table:table-cell office:value-type="string" calcext:value-type="string">
            <text:p>image_27_2697x3028.jpg</text:p>
          </table:table-cell>
          <table:table-cell office:value-type="float" office:value="432890" calcext:value-type="float">
            <text:p>432890</text:p>
          </table:table-cell>
          <table:table-cell office:value-type="float" office:value="3249" calcext:value-type="float">
            <text:p>3249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035" calcext:value-type="float">
            <text:p>4035</text:p>
          </table:table-cell>
          <table:table-cell/>
          <table:table-cell table:formula="of:=[.C62]/[.$I62]" office:value-type="percentage" office:value="0.805204460966543" calcext:value-type="percentage">
            <text:p>80.52%</text:p>
          </table:table-cell>
          <table:table-cell table:formula="of:=[.D62]/[.$I62]" office:value-type="percentage" office:value="0.0547707558859975" calcext:value-type="percentage">
            <text:p>5.48%</text:p>
          </table:table-cell>
          <table:table-cell table:formula="of:=[.E62]/[.$I62]" office:value-type="percentage" office:value="0.0681536555142503" calcext:value-type="percentage">
            <text:p>6.82%</text:p>
          </table:table-cell>
          <table:table-cell table:formula="of:=[.F62]/[.$I62]" office:value-type="percentage" office:value="0.0346964064436183" calcext:value-type="percentage">
            <text:p>3.47%</text:p>
          </table:table-cell>
          <table:table-cell table:formula="of:=[.G62]/[.$I62]" office:value-type="percentage" office:value="0.0193308550185874" calcext:value-type="percentage">
            <text:p>1.93%</text:p>
          </table:table-cell>
          <table:table-cell table:formula="of:=[.H62]/[.$I62]" office:value-type="percentage" office:value="0.0178438661710037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image_28_1007x4084.jpg</text:p>
          </table:table-cell>
          <table:table-cell office:value-type="float" office:value="451808" calcext:value-type="float">
            <text:p>451808</text:p>
          </table:table-cell>
          <table:table-cell office:value-type="float" office:value="3865" calcext:value-type="float">
            <text:p>3865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82" calcext:value-type="float">
            <text:p>4282</text:p>
          </table:table-cell>
          <table:table-cell/>
          <table:table-cell table:formula="of:=[.C63]/[.$I63]" office:value-type="percentage" office:value="0.902615600186829" calcext:value-type="percentage">
            <text:p>90.26%</text:p>
          </table:table-cell>
          <table:table-cell table:formula="of:=[.D63]/[.$I63]" office:value-type="percentage" office:value="0.0254553946753853" calcext:value-type="percentage">
            <text:p>2.55%</text:p>
          </table:table-cell>
          <table:table-cell table:formula="of:=[.E63]/[.$I63]" office:value-type="percentage" office:value="0.0319943951424568" calcext:value-type="percentage">
            <text:p>3.20%</text:p>
          </table:table-cell>
          <table:table-cell table:formula="of:=[.F63]/[.$I63]" office:value-type="percentage" office:value="0.0184493227463802" calcext:value-type="percentage">
            <text:p>1.84%</text:p>
          </table:table-cell>
          <table:table-cell table:formula="of:=[.G63]/[.$I63]" office:value-type="percentage" office:value="0.0107426436244745" calcext:value-type="percentage">
            <text:p>1.07%</text:p>
          </table:table-cell>
          <table:table-cell table:formula="of:=[.H63]/[.$I63]" office:value-type="percentage" office:value="0.0107426436244745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image_29_3767x160.jpg</text:p>
          </table:table-cell>
          <table:table-cell office:value-type="float" office:value="107349" calcext:value-type="float">
            <text:p>107349</text:p>
          </table:table-cell>
          <table:table-cell office:value-type="float" office:value="2676" calcext:value-type="float">
            <text:p>267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58" calcext:value-type="float">
            <text:p>2858</text:p>
          </table:table-cell>
          <table:table-cell/>
          <table:table-cell table:formula="of:=[.C64]/[.$I64]" office:value-type="percentage" office:value="0.936319104268719" calcext:value-type="percentage">
            <text:p>93.63%</text:p>
          </table:table-cell>
          <table:table-cell table:formula="of:=[.D64]/[.$I64]" office:value-type="percentage" office:value="0.0146955913226032" calcext:value-type="percentage">
            <text:p>1.47%</text:p>
          </table:table-cell>
          <table:table-cell table:formula="of:=[.E64]/[.$I64]" office:value-type="percentage" office:value="0.0192442267319804" calcext:value-type="percentage">
            <text:p>1.92%</text:p>
          </table:table-cell>
          <table:table-cell table:formula="of:=[.F64]/[.$I64]" office:value-type="percentage" office:value="0.0104968509447166" calcext:value-type="percentage">
            <text:p>1.05%</text:p>
          </table:table-cell>
          <table:table-cell table:formula="of:=[.G64]/[.$I64]" office:value-type="percentage" office:value="0.00909727081875437" calcext:value-type="percentage">
            <text:p>0.91%</text:p>
          </table:table-cell>
          <table:table-cell table:formula="of:=[.H64]/[.$I64]" office:value-type="percentage" office:value="0.010146955913226" calcext:value-type="percentage">
            <text:p>1.01%</text:p>
          </table:table-cell>
        </table:table-row>
        <table:table-row table:style-name="ro1">
          <table:table-cell office:value-type="string" calcext:value-type="string">
            <text:p>image_2_4984x2676.jpg</text:p>
          </table:table-cell>
          <table:table-cell office:value-type="float" office:value="2152738" calcext:value-type="float">
            <text:p>2152738</text:p>
          </table:table-cell>
          <table:table-cell office:value-type="float" office:value="3083" calcext:value-type="float">
            <text:p>3083</text:p>
          </table:table-cell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4132" calcext:value-type="float">
            <text:p>4132</text:p>
          </table:table-cell>
          <table:table-cell/>
          <table:table-cell table:formula="of:=[.C65]/[.$I65]" office:value-type="percentage" office:value="0.746127783155857" calcext:value-type="percentage">
            <text:p>74.61%</text:p>
          </table:table-cell>
          <table:table-cell table:formula="of:=[.D65]/[.$I65]" office:value-type="percentage" office:value="0.0709099709583737" calcext:value-type="percentage">
            <text:p>7.09%</text:p>
          </table:table-cell>
          <table:table-cell table:formula="of:=[.E65]/[.$I65]" office:value-type="percentage" office:value="0.0830106485963214" calcext:value-type="percentage">
            <text:p>8.30%</text:p>
          </table:table-cell>
          <table:table-cell table:formula="of:=[.F65]/[.$I65]" office:value-type="percentage" office:value="0.0471926427879961" calcext:value-type="percentage">
            <text:p>4.72%</text:p>
          </table:table-cell>
          <table:table-cell table:formula="of:=[.G65]/[.$I65]" office:value-type="percentage" office:value="0.0256534365924492" calcext:value-type="percentage">
            <text:p>2.57%</text:p>
          </table:table-cell>
          <table:table-cell table:formula="of:=[.H65]/[.$I65]" office:value-type="percentage" office:value="0.0271055179090029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image_30_2168x2970.jpg</text:p>
          </table:table-cell>
          <table:table-cell office:value-type="float" office:value="290786" calcext:value-type="float">
            <text:p>290786</text:p>
          </table:table-cell>
          <table:table-cell office:value-type="float" office:value="2623" calcext:value-type="float">
            <text:p>2623</text:p>
          </table:table-cell>
          <table:table-cell office:value-type="float" office:value="179" calcext:value-type="float">
            <text:p>179</text:p>
          </table:table-cell>
          <table:table-cell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281" calcext:value-type="float">
            <text:p>3281</text:p>
          </table:table-cell>
          <table:table-cell/>
          <table:table-cell table:formula="of:=[.C66]/[.$I66]" office:value-type="percentage" office:value="0.799451386772326" calcext:value-type="percentage">
            <text:p>79.95%</text:p>
          </table:table-cell>
          <table:table-cell table:formula="of:=[.D66]/[.$I66]" office:value-type="percentage" office:value="0.0545565376409631" calcext:value-type="percentage">
            <text:p>5.46%</text:p>
          </table:table-cell>
          <table:table-cell table:formula="of:=[.E66]/[.$I66]" office:value-type="percentage" office:value="0.0704053642182262" calcext:value-type="percentage">
            <text:p>7.04%</text:p>
          </table:table-cell>
          <table:table-cell table:formula="of:=[.F66]/[.$I66]" office:value-type="percentage" office:value="0.0362694300518135" calcext:value-type="percentage">
            <text:p>3.63%</text:p>
          </table:table-cell>
          <table:table-cell table:formula="of:=[.G66]/[.$I66]" office:value-type="percentage" office:value="0.0210301737275221" calcext:value-type="percentage">
            <text:p>2.10%</text:p>
          </table:table-cell>
          <table:table-cell table:formula="of:=[.H66]/[.$I66]" office:value-type="percentage" office:value="0.0182871075891497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image_31_2023x1147.jpg</text:p>
          </table:table-cell>
          <table:table-cell office:value-type="float" office:value="509191" calcext:value-type="float">
            <text:p>509191</text:p>
          </table:table-cell>
          <table:table-cell office:value-type="float" office:value="2924" calcext:value-type="float">
            <text:p>292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209" calcext:value-type="float">
            <text:p>3209</text:p>
          </table:table-cell>
          <table:table-cell/>
          <table:table-cell table:formula="of:=[.C67]/[.$I67]" office:value-type="percentage" office:value="0.911187285758803" calcext:value-type="percentage">
            <text:p>91.12%</text:p>
          </table:table-cell>
          <table:table-cell table:formula="of:=[.D67]/[.$I67]" office:value-type="percentage" office:value="0.023060143346837" calcext:value-type="percentage">
            <text:p>2.31%</text:p>
          </table:table-cell>
          <table:table-cell table:formula="of:=[.E67]/[.$I67]" office:value-type="percentage" office:value="0.0286693674041758" calcext:value-type="percentage">
            <text:p>2.87%</text:p>
          </table:table-cell>
          <table:table-cell table:formula="of:=[.F67]/[.$I67]" office:value-type="percentage" office:value="0.015269554378311" calcext:value-type="percentage">
            <text:p>1.53%</text:p>
          </table:table-cell>
          <table:table-cell table:formula="of:=[.G67]/[.$I67]" office:value-type="percentage" office:value="0.0102835774384543" calcext:value-type="percentage">
            <text:p>1.03%</text:p>
          </table:table-cell>
          <table:table-cell table:formula="of:=[.H67]/[.$I67]" office:value-type="percentage" office:value="0.0115300716734185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image_32_2707x332.jpg</text:p>
          </table:table-cell>
          <table:table-cell office:value-type="float" office:value="225588" calcext:value-type="float">
            <text:p>225588</text:p>
          </table:table-cell>
          <table:table-cell office:value-type="float" office:value="2043" calcext:value-type="float">
            <text:p>204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68]/[.$I68]" office:value-type="percentage" office:value="0.916143497757848" calcext:value-type="percentage">
            <text:p>91.61%</text:p>
          </table:table-cell>
          <table:table-cell table:formula="of:=[.D68]/[.$I68]" office:value-type="percentage" office:value="0.0197309417040359" calcext:value-type="percentage">
            <text:p>1.97%</text:p>
          </table:table-cell>
          <table:table-cell table:formula="of:=[.E68]/[.$I68]" office:value-type="percentage" office:value="0.0251121076233184" calcext:value-type="percentage">
            <text:p>2.51%</text:p>
          </table:table-cell>
          <table:table-cell table:formula="of:=[.F68]/[.$I68]" office:value-type="percentage" office:value="0.0152466367713004" calcext:value-type="percentage">
            <text:p>1.52%</text:p>
          </table:table-cell>
          <table:table-cell table:formula="of:=[.G68]/[.$I68]" office:value-type="percentage" office:value="0.0112107623318386" calcext:value-type="percentage">
            <text:p>1.12%</text:p>
          </table:table-cell>
          <table:table-cell table:formula="of:=[.H68]/[.$I68]" office:value-type="percentage" office:value="0.0125560538116592" calcext:value-type="percentage">
            <text:p>1.26%</text:p>
          </table:table-cell>
        </table:table-row>
        <table:table-row table:style-name="ro1">
          <table:table-cell office:value-type="string" calcext:value-type="string">
            <text:p>image_33_247x4382.jpg</text:p>
          </table:table-cell>
          <table:table-cell office:value-type="float" office:value="73224" calcext:value-type="float">
            <text:p>73224</text:p>
          </table:table-cell>
          <table:table-cell office:value-type="float" office:value="2862" calcext:value-type="float">
            <text:p>286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60" calcext:value-type="float">
            <text:p>3060</text:p>
          </table:table-cell>
          <table:table-cell/>
          <table:table-cell table:formula="of:=[.C69]/[.$I69]" office:value-type="percentage" office:value="0.935294117647059" calcext:value-type="percentage">
            <text:p>93.53%</text:p>
          </table:table-cell>
          <table:table-cell table:formula="of:=[.D69]/[.$I69]" office:value-type="percentage" office:value="0.0160130718954248" calcext:value-type="percentage">
            <text:p>1.60%</text:p>
          </table:table-cell>
          <table:table-cell table:formula="of:=[.E69]/[.$I69]" office:value-type="percentage" office:value="0.0205882352941176" calcext:value-type="percentage">
            <text:p>2.06%</text:p>
          </table:table-cell>
          <table:table-cell table:formula="of:=[.F69]/[.$I69]" office:value-type="percentage" office:value="0.0111111111111111" calcext:value-type="percentage">
            <text:p>1.11%</text:p>
          </table:table-cell>
          <table:table-cell table:formula="of:=[.G69]/[.$I69]" office:value-type="percentage" office:value="0.00915032679738562" calcext:value-type="percentage">
            <text:p>0.92%</text:p>
          </table:table-cell>
          <table:table-cell table:formula="of:=[.H69]/[.$I69]" office:value-type="percentage" office:value="0.00784313725490196" calcext:value-type="percentage">
            <text:p>0.78%</text:p>
          </table:table-cell>
        </table:table-row>
        <table:table-row table:style-name="ro1">
          <table:table-cell office:value-type="string" calcext:value-type="string">
            <text:p>image_34_2884x2938.jpg</text:p>
          </table:table-cell>
          <table:table-cell office:value-type="float" office:value="842533" calcext:value-type="float">
            <text:p>842533</text:p>
          </table:table-cell>
          <table:table-cell office:value-type="float" office:value="2413" calcext:value-type="float">
            <text:p>2413</text:p>
          </table:table-cell>
          <table:table-cell office:value-type="float" office:value="179" calcext:value-type="float">
            <text:p>179</text:p>
          </table:table-cell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078" calcext:value-type="float">
            <text:p>3078</text:p>
          </table:table-cell>
          <table:table-cell/>
          <table:table-cell table:formula="of:=[.C70]/[.$I70]" office:value-type="percentage" office:value="0.783950617283951" calcext:value-type="percentage">
            <text:p>78.40%</text:p>
          </table:table-cell>
          <table:table-cell table:formula="of:=[.D70]/[.$I70]" office:value-type="percentage" office:value="0.0581546458739441" calcext:value-type="percentage">
            <text:p>5.82%</text:p>
          </table:table-cell>
          <table:table-cell table:formula="of:=[.E70]/[.$I70]" office:value-type="percentage" office:value="0.0730994152046784" calcext:value-type="percentage">
            <text:p>7.31%</text:p>
          </table:table-cell>
          <table:table-cell table:formula="of:=[.F70]/[.$I70]" office:value-type="percentage" office:value="0.0419103313840156" calcext:value-type="percentage">
            <text:p>4.19%</text:p>
          </table:table-cell>
          <table:table-cell table:formula="of:=[.G70]/[.$I70]" office:value-type="percentage" office:value="0.0224171539961014" calcext:value-type="percentage">
            <text:p>2.24%</text:p>
          </table:table-cell>
          <table:table-cell table:formula="of:=[.H70]/[.$I70]" office:value-type="percentage" office:value="0.0204678362573099" calcext:value-type="percentage">
            <text:p>2.05%</text:p>
          </table:table-cell>
        </table:table-row>
        <table:table-row table:style-name="ro1">
          <table:table-cell office:value-type="string" calcext:value-type="string">
            <text:p>image_35_1483x4481.jpg</text:p>
          </table:table-cell>
          <table:table-cell office:value-type="float" office:value="807599" calcext:value-type="float">
            <text:p>807599</text:p>
          </table:table-cell>
          <table:table-cell office:value-type="float" office:value="2989" calcext:value-type="float">
            <text:p>2989</text:p>
          </table:table-cell>
          <table:table-cell office:value-type="float" office:value="147" calcext:value-type="float">
            <text:p>147</text:p>
          </table:table-cell>
          <table:table-cell office:value-type="float" office:value="250" calcext:value-type="float">
            <text:p>250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719" calcext:value-type="float">
            <text:p>3719</text:p>
          </table:table-cell>
          <table:table-cell/>
          <table:table-cell table:formula="of:=[.C71]/[.$I71]" office:value-type="percentage" office:value="0.803710674912611" calcext:value-type="percentage">
            <text:p>80.37%</text:p>
          </table:table-cell>
          <table:table-cell table:formula="of:=[.D71]/[.$I71]" office:value-type="percentage" office:value="0.0395267545038989" calcext:value-type="percentage">
            <text:p>3.95%</text:p>
          </table:table-cell>
          <table:table-cell table:formula="of:=[.E71]/[.$I71]" office:value-type="percentage" office:value="0.0672223716052702" calcext:value-type="percentage">
            <text:p>6.72%</text:p>
          </table:table-cell>
          <table:table-cell table:formula="of:=[.F71]/[.$I71]" office:value-type="percentage" office:value="0.0411400914224254" calcext:value-type="percentage">
            <text:p>4.11%</text:p>
          </table:table-cell>
          <table:table-cell table:formula="of:=[.G71]/[.$I71]" office:value-type="percentage" office:value="0.0215111589136865" calcext:value-type="percentage">
            <text:p>2.15%</text:p>
          </table:table-cell>
          <table:table-cell table:formula="of:=[.H71]/[.$I71]" office:value-type="percentage" office:value="0.0268889486421081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image_36_1830x4425.jpg</text:p>
          </table:table-cell>
          <table:table-cell office:value-type="float" office:value="558451" calcext:value-type="float">
            <text:p>558451</text:p>
          </table:table-cell>
          <table:table-cell office:value-type="float" office:value="2357" calcext:value-type="float">
            <text:p>2357</text:p>
          </table:table-cell>
          <table:table-cell office:value-type="float" office:value="217" calcext:value-type="float">
            <text:p>217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138" calcext:value-type="float">
            <text:p>3138</text:p>
          </table:table-cell>
          <table:table-cell/>
          <table:table-cell table:formula="of:=[.C72]/[.$I72]" office:value-type="percentage" office:value="0.751115360101976" calcext:value-type="percentage">
            <text:p>75.11%</text:p>
          </table:table-cell>
          <table:table-cell table:formula="of:=[.D72]/[.$I72]" office:value-type="percentage" office:value="0.0691523263224984" calcext:value-type="percentage">
            <text:p>6.92%</text:p>
          </table:table-cell>
          <table:table-cell table:formula="of:=[.E72]/[.$I72]" office:value-type="percentage" office:value="0.0863607393244105" calcext:value-type="percentage">
            <text:p>8.64%</text:p>
          </table:table-cell>
          <table:table-cell table:formula="of:=[.F72]/[.$I72]" office:value-type="percentage" office:value="0.0452517527087317" calcext:value-type="percentage">
            <text:p>4.53%</text:p>
          </table:table-cell>
          <table:table-cell table:formula="of:=[.G72]/[.$I72]" office:value-type="percentage" office:value="0.0248565965583174" calcext:value-type="percentage">
            <text:p>2.49%</text:p>
          </table:table-cell>
          <table:table-cell table:formula="of:=[.H72]/[.$I72]" office:value-type="percentage" office:value="0.0232632249840663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image_37_4783x1353.jpg</text:p>
          </table:table-cell>
          <table:table-cell office:value-type="float" office:value="349942" calcext:value-type="float">
            <text:p>349942</text:p>
          </table:table-cell>
          <table:table-cell office:value-type="float" office:value="3220" calcext:value-type="float">
            <text:p>3220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824" calcext:value-type="float">
            <text:p>3824</text:p>
          </table:table-cell>
          <table:table-cell/>
          <table:table-cell table:formula="of:=[.C73]/[.$I73]" office:value-type="percentage" office:value="0.842050209205021" calcext:value-type="percentage">
            <text:p>84.21%</text:p>
          </table:table-cell>
          <table:table-cell table:formula="of:=[.D73]/[.$I73]" office:value-type="percentage" office:value="0.0423640167364017" calcext:value-type="percentage">
            <text:p>4.24%</text:p>
          </table:table-cell>
          <table:table-cell table:formula="of:=[.E73]/[.$I73]" office:value-type="percentage" office:value="0.0551778242677824" calcext:value-type="percentage">
            <text:p>5.52%</text:p>
          </table:table-cell>
          <table:table-cell table:formula="of:=[.F73]/[.$I73]" office:value-type="percentage" office:value="0.0290271966527197" calcext:value-type="percentage">
            <text:p>2.90%</text:p>
          </table:table-cell>
          <table:table-cell table:formula="of:=[.G73]/[.$I73]" office:value-type="percentage" office:value="0.0164748953974895" calcext:value-type="percentage">
            <text:p>1.65%</text:p>
          </table:table-cell>
          <table:table-cell table:formula="of:=[.H73]/[.$I73]" office:value-type="percentage" office:value="0.0149058577405858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image_38_1958x919.jpg</text:p>
          </table:table-cell>
          <table:table-cell office:value-type="float" office:value="157359" calcext:value-type="float">
            <text:p>157359</text:p>
          </table:table-cell>
          <table:table-cell office:value-type="float" office:value="2233" calcext:value-type="float">
            <text:p>223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91" calcext:value-type="float">
            <text:p>2491</text:p>
          </table:table-cell>
          <table:table-cell/>
          <table:table-cell table:formula="of:=[.C74]/[.$I74]" office:value-type="percentage" office:value="0.896427137695705" calcext:value-type="percentage">
            <text:p>89.64%</text:p>
          </table:table-cell>
          <table:table-cell table:formula="of:=[.D74]/[.$I74]" office:value-type="percentage" office:value="0.0260939381774388" calcext:value-type="percentage">
            <text:p>2.61%</text:p>
          </table:table-cell>
          <table:table-cell table:formula="of:=[.E74]/[.$I74]" office:value-type="percentage" office:value="0.0345242874347652" calcext:value-type="percentage">
            <text:p>3.45%</text:p>
          </table:table-cell>
          <table:table-cell table:formula="of:=[.F74]/[.$I74]" office:value-type="percentage" office:value="0.0172621437173826" calcext:value-type="percentage">
            <text:p>1.73%</text:p>
          </table:table-cell>
          <table:table-cell table:formula="of:=[.G74]/[.$I74]" office:value-type="percentage" office:value="0.0132476916900843" calcext:value-type="percentage">
            <text:p>1.32%</text:p>
          </table:table-cell>
          <table:table-cell table:formula="of:=[.H74]/[.$I74]" office:value-type="percentage" office:value="0.0124448012846246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image_39_2652x717.jpg</text:p>
          </table:table-cell>
          <table:table-cell office:value-type="float" office:value="230112" calcext:value-type="float">
            <text:p>230112</text:p>
          </table:table-cell>
          <table:table-cell office:value-type="float" office:value="3641" calcext:value-type="float">
            <text:p>364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83" calcext:value-type="float">
            <text:p>3883</text:p>
          </table:table-cell>
          <table:table-cell/>
          <table:table-cell table:formula="of:=[.C75]/[.$I75]" office:value-type="percentage" office:value="0.937677053824363" calcext:value-type="percentage">
            <text:p>93.77%</text:p>
          </table:table-cell>
          <table:table-cell table:formula="of:=[.D75]/[.$I75]" office:value-type="percentage" office:value="0.0154519701261911" calcext:value-type="percentage">
            <text:p>1.55%</text:p>
          </table:table-cell>
          <table:table-cell table:formula="of:=[.E75]/[.$I75]" office:value-type="percentage" office:value="0.0206026268349215" calcext:value-type="percentage">
            <text:p>2.06%</text:p>
          </table:table-cell>
          <table:table-cell table:formula="of:=[.F75]/[.$I75]" office:value-type="percentage" office:value="0.0103013134174607" calcext:value-type="percentage">
            <text:p>1.03%</text:p>
          </table:table-cell>
          <table:table-cell table:formula="of:=[.G75]/[.$I75]" office:value-type="percentage" office:value="0.00772598506309555" calcext:value-type="percentage">
            <text:p>0.77%</text:p>
          </table:table-cell>
          <table:table-cell table:formula="of:=[.H75]/[.$I75]" office:value-type="percentage" office:value="0.00824105073396858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image_3_3644x4973.jpg</text:p>
          </table:table-cell>
          <table:table-cell office:value-type="float" office:value="1437710" calcext:value-type="float">
            <text:p>1437710</text:p>
          </table:table-cell>
          <table:table-cell office:value-type="float" office:value="2367" calcext:value-type="float">
            <text:p>2367</text:p>
          </table:table-cell>
          <table:table-cell office:value-type="float" office:value="340" calcext:value-type="float">
            <text:p>340</text:p>
          </table:table-cell>
          <table:table-cell office:value-type="float" office:value="416" calcext:value-type="float">
            <text:p>416</text:p>
          </table:table-cell>
          <table:table-cell office:value-type="float" office:value="238" calcext:value-type="float">
            <text:p>23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3606" calcext:value-type="float">
            <text:p>3606</text:p>
          </table:table-cell>
          <table:table-cell/>
          <table:table-cell table:formula="of:=[.C76]/[.$I76]" office:value-type="percentage" office:value="0.656405990016639" calcext:value-type="percentage">
            <text:p>65.64%</text:p>
          </table:table-cell>
          <table:table-cell table:formula="of:=[.D76]/[.$I76]" office:value-type="percentage" office:value="0.0942872989462008" calcext:value-type="percentage">
            <text:p>9.43%</text:p>
          </table:table-cell>
          <table:table-cell table:formula="of:=[.E76]/[.$I76]" office:value-type="percentage" office:value="0.115363283416528" calcext:value-type="percentage">
            <text:p>11.54%</text:p>
          </table:table-cell>
          <table:table-cell table:formula="of:=[.F76]/[.$I76]" office:value-type="percentage" office:value="0.0660011092623405" calcext:value-type="percentage">
            <text:p>6.60%</text:p>
          </table:table-cell>
          <table:table-cell table:formula="of:=[.G76]/[.$I76]" office:value-type="percentage" office:value="0.0341098169717138" calcext:value-type="percentage">
            <text:p>3.41%</text:p>
          </table:table-cell>
          <table:table-cell table:formula="of:=[.H76]/[.$I76]" office:value-type="percentage" office:value="0.0338325013865779" calcext:value-type="percentage">
            <text:p>3.38%</text:p>
          </table:table-cell>
        </table:table-row>
        <table:table-row table:style-name="ro1">
          <table:table-cell office:value-type="string" calcext:value-type="string">
            <text:p>image_40_212x3308.jpg</text:p>
          </table:table-cell>
          <table:table-cell office:value-type="float" office:value="29312" calcext:value-type="float">
            <text:p>29312</text:p>
          </table:table-cell>
          <table:table-cell office:value-type="float" office:value="3387" calcext:value-type="float">
            <text:p>338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62" calcext:value-type="float">
            <text:p>3562</text:p>
          </table:table-cell>
          <table:table-cell/>
          <table:table-cell table:formula="of:=[.C77]/[.$I77]" office:value-type="percentage" office:value="0.950870297585626" calcext:value-type="percentage">
            <text:p>95.09%</text:p>
          </table:table-cell>
          <table:table-cell table:formula="of:=[.D77]/[.$I77]" office:value-type="percentage" office:value="0.0115103874227962" calcext:value-type="percentage">
            <text:p>1.15%</text:p>
          </table:table-cell>
          <table:table-cell table:formula="of:=[.E77]/[.$I77]" office:value-type="percentage" office:value="0.0151600224592925" calcext:value-type="percentage">
            <text:p>1.52%</text:p>
          </table:table-cell>
          <table:table-cell table:formula="of:=[.F77]/[.$I77]" office:value-type="percentage" office:value="0.00842223469960696" calcext:value-type="percentage">
            <text:p>0.84%</text:p>
          </table:table-cell>
          <table:table-cell table:formula="of:=[.G77]/[.$I77]" office:value-type="percentage" office:value="0.00673778775968557" calcext:value-type="percentage">
            <text:p>0.67%</text:p>
          </table:table-cell>
          <table:table-cell table:formula="of:=[.H77]/[.$I77]" office:value-type="percentage" office:value="0.0072992700729927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image_41_4808x542.jpg</text:p>
          </table:table-cell>
          <table:table-cell office:value-type="float" office:value="612839" calcext:value-type="float">
            <text:p>612839</text:p>
          </table:table-cell>
          <table:table-cell office:value-type="float" office:value="2270" calcext:value-type="float">
            <text:p>22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44" calcext:value-type="float">
            <text:p>2544</text:p>
          </table:table-cell>
          <table:table-cell/>
          <table:table-cell table:formula="of:=[.C78]/[.$I78]" office:value-type="percentage" office:value="0.892295597484277" calcext:value-type="percentage">
            <text:p>89.23%</text:p>
          </table:table-cell>
          <table:table-cell table:formula="of:=[.D78]/[.$I78]" office:value-type="percentage" office:value="0.0275157232704403" calcext:value-type="percentage">
            <text:p>2.75%</text:p>
          </table:table-cell>
          <table:table-cell table:formula="of:=[.E78]/[.$I78]" office:value-type="percentage" office:value="0.0334119496855346" calcext:value-type="percentage">
            <text:p>3.34%</text:p>
          </table:table-cell>
          <table:table-cell table:formula="of:=[.F78]/[.$I78]" office:value-type="percentage" office:value="0.0192610062893082" calcext:value-type="percentage">
            <text:p>1.93%</text:p>
          </table:table-cell>
          <table:table-cell table:formula="of:=[.G78]/[.$I78]" office:value-type="percentage" office:value="0.0125786163522013" calcext:value-type="percentage">
            <text:p>1.26%</text:p>
          </table:table-cell>
          <table:table-cell table:formula="of:=[.H78]/[.$I78]" office:value-type="percentage" office:value="0.014937106918239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image_42_1959x157.jpg</text:p>
          </table:table-cell>
          <table:table-cell office:value-type="float" office:value="22347" calcext:value-type="float">
            <text:p>22347</text:p>
          </table:table-cell>
          <table:table-cell office:value-type="float" office:value="3474" calcext:value-type="float">
            <text:p>347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619" calcext:value-type="float">
            <text:p>3619</text:p>
          </table:table-cell>
          <table:table-cell/>
          <table:table-cell table:formula="of:=[.C79]/[.$I79]" office:value-type="percentage" office:value="0.959933683337939" calcext:value-type="percentage">
            <text:p>95.99%</text:p>
          </table:table-cell>
          <table:table-cell table:formula="of:=[.D79]/[.$I79]" office:value-type="percentage" office:value="0.00884222160817906" calcext:value-type="percentage">
            <text:p>0.88%</text:p>
          </table:table-cell>
          <table:table-cell table:formula="of:=[.E79]/[.$I79]" office:value-type="percentage" office:value="0.0121580547112462" calcext:value-type="percentage">
            <text:p>1.22%</text:p>
          </table:table-cell>
          <table:table-cell table:formula="of:=[.F79]/[.$I79]" office:value-type="percentage" office:value="0.00663166620613429" calcext:value-type="percentage">
            <text:p>0.66%</text:p>
          </table:table-cell>
          <table:table-cell table:formula="of:=[.G79]/[.$I79]" office:value-type="percentage" office:value="0.0063553467808787" calcext:value-type="percentage">
            <text:p>0.64%</text:p>
          </table:table-cell>
          <table:table-cell table:formula="of:=[.H79]/[.$I79]" office:value-type="percentage" office:value="0.0060790273556231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image_43_2536x169.jpg</text:p>
          </table:table-cell>
          <table:table-cell office:value-type="float" office:value="93571" calcext:value-type="float">
            <text:p>93571</text:p>
          </table:table-cell>
          <table:table-cell office:value-type="float" office:value="2515" calcext:value-type="float">
            <text:p>251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62" calcext:value-type="float">
            <text:p>2662</text:p>
          </table:table-cell>
          <table:table-cell/>
          <table:table-cell table:formula="of:=[.C80]/[.$I80]" office:value-type="percentage" office:value="0.944778362133734" calcext:value-type="percentage">
            <text:p>94.48%</text:p>
          </table:table-cell>
          <table:table-cell table:formula="of:=[.D80]/[.$I80]" office:value-type="percentage" office:value="0.012396694214876" calcext:value-type="percentage">
            <text:p>1.24%</text:p>
          </table:table-cell>
          <table:table-cell table:formula="of:=[.E80]/[.$I80]" office:value-type="percentage" office:value="0.0165289256198347" calcext:value-type="percentage">
            <text:p>1.65%</text:p>
          </table:table-cell>
          <table:table-cell table:formula="of:=[.F80]/[.$I80]" office:value-type="percentage" office:value="0.00901577761081893" calcext:value-type="percentage">
            <text:p>0.90%</text:p>
          </table:table-cell>
          <table:table-cell table:formula="of:=[.G80]/[.$I80]" office:value-type="percentage" office:value="0.00788880540946657" calcext:value-type="percentage">
            <text:p>0.79%</text:p>
          </table:table-cell>
          <table:table-cell table:formula="of:=[.H80]/[.$I80]" office:value-type="percentage" office:value="0.00939143501126972" calcext:value-type="percentage">
            <text:p>0.94%</text:p>
          </table:table-cell>
        </table:table-row>
        <table:table-row table:style-name="ro1">
          <table:table-cell office:value-type="string" calcext:value-type="string">
            <text:p>image_44_1996x619.jpg</text:p>
          </table:table-cell>
          <table:table-cell office:value-type="float" office:value="207782" calcext:value-type="float">
            <text:p>207782</text:p>
          </table:table-cell>
          <table:table-cell office:value-type="float" office:value="3451" calcext:value-type="float">
            <text:p>345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30" calcext:value-type="float">
            <text:p>3630</text:p>
          </table:table-cell>
          <table:table-cell/>
          <table:table-cell table:formula="of:=[.C81]/[.$I81]" office:value-type="percentage" office:value="0.95068870523416" calcext:value-type="percentage">
            <text:p>95.07%</text:p>
          </table:table-cell>
          <table:table-cell table:formula="of:=[.D81]/[.$I81]" office:value-type="percentage" office:value="0.0118457300275482" calcext:value-type="percentage">
            <text:p>1.18%</text:p>
          </table:table-cell>
          <table:table-cell table:formula="of:=[.E81]/[.$I81]" office:value-type="percentage" office:value="0.015702479338843" calcext:value-type="percentage">
            <text:p>1.57%</text:p>
          </table:table-cell>
          <table:table-cell table:formula="of:=[.F81]/[.$I81]" office:value-type="percentage" office:value="0.00826446280991736" calcext:value-type="percentage">
            <text:p>0.83%</text:p>
          </table:table-cell>
          <table:table-cell table:formula="of:=[.G81]/[.$I81]" office:value-type="percentage" office:value="0.0068870523415978" calcext:value-type="percentage">
            <text:p>0.69%</text:p>
          </table:table-cell>
          <table:table-cell table:formula="of:=[.H81]/[.$I81]" office:value-type="percentage" office:value="0.00661157024793388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image_45_2251x3866.jpg</text:p>
          </table:table-cell>
          <table:table-cell office:value-type="float" office:value="962158" calcext:value-type="float">
            <text:p>962158</text:p>
          </table:table-cell>
          <table:table-cell office:value-type="float" office:value="2707" calcext:value-type="float">
            <text:p>2707</text:p>
          </table:table-cell>
          <table:table-cell office:value-type="float" office:value="231" calcext:value-type="float">
            <text:p>231</text:p>
          </table:table-cell>
          <table:table-cell office:value-type="float" office:value="280" calcext:value-type="float">
            <text:p>280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[.C82]/[.$I82]" office:value-type="percentage" office:value="0.766204358901783" calcext:value-type="percentage">
            <text:p>76.62%</text:p>
          </table:table-cell>
          <table:table-cell table:formula="of:=[.D82]/[.$I82]" office:value-type="percentage" office:value="0.0653835267478064" calcext:value-type="percentage">
            <text:p>6.54%</text:p>
          </table:table-cell>
          <table:table-cell table:formula="of:=[.E82]/[.$I82]" office:value-type="percentage" office:value="0.0792527596943108" calcext:value-type="percentage">
            <text:p>7.93%</text:p>
          </table:table-cell>
          <table:table-cell table:formula="of:=[.F82]/[.$I82]" office:value-type="percentage" office:value="0.0433059722615341" calcext:value-type="percentage">
            <text:p>4.33%</text:p>
          </table:table-cell>
          <table:table-cell table:formula="of:=[.G82]/[.$I82]" office:value-type="percentage" office:value="0.0237758279082932" calcext:value-type="percentage">
            <text:p>2.38%</text:p>
          </table:table-cell>
          <table:table-cell table:formula="of:=[.H82]/[.$I82]" office:value-type="percentage" office:value="0.0220775544862723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image_4_2314x2375.jpg</text:p>
          </table:table-cell>
          <table:table-cell office:value-type="float" office:value="628029" calcext:value-type="float">
            <text:p>628029</text:p>
          </table:table-cell>
          <table:table-cell office:value-type="float" office:value="3394" calcext:value-type="float">
            <text:p>3394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963" calcext:value-type="float">
            <text:p>3963</text:p>
          </table:table-cell>
          <table:table-cell/>
          <table:table-cell table:formula="of:=[.C83]/[.$I83]" office:value-type="percentage" office:value="0.856421902599041" calcext:value-type="percentage">
            <text:p>85.64%</text:p>
          </table:table-cell>
          <table:table-cell table:formula="of:=[.D83]/[.$I83]" office:value-type="percentage" office:value="0.0398687862730255" calcext:value-type="percentage">
            <text:p>3.99%</text:p>
          </table:table-cell>
          <table:table-cell table:formula="of:=[.E83]/[.$I83]" office:value-type="percentage" office:value="0.0474388089830936" calcext:value-type="percentage">
            <text:p>4.74%</text:p>
          </table:table-cell>
          <table:table-cell table:formula="of:=[.F83]/[.$I83]" office:value-type="percentage" office:value="0.0264950794852385" calcext:value-type="percentage">
            <text:p>2.65%</text:p>
          </table:table-cell>
          <table:table-cell table:formula="of:=[.G83]/[.$I83]" office:value-type="percentage" office:value="0.0151400454201363" calcext:value-type="percentage">
            <text:p>1.51%</text:p>
          </table:table-cell>
          <table:table-cell table:formula="of:=[.H83]/[.$I83]" office:value-type="percentage" office:value="0.0146353772394651" calcext:value-type="percentage">
            <text:p>1.46%</text:p>
          </table:table-cell>
        </table:table-row>
        <table:table-row table:style-name="ro1">
          <table:table-cell office:value-type="string" calcext:value-type="string">
            <text:p>image_50_1140x3923.jpg</text:p>
          </table:table-cell>
          <table:table-cell office:value-type="float" office:value="90160" calcext:value-type="float">
            <text:p>90160</text:p>
          </table:table-cell>
          <table:table-cell office:value-type="float" office:value="2543" calcext:value-type="float">
            <text:p>2543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009" calcext:value-type="float">
            <text:p>3009</text:p>
          </table:table-cell>
          <table:table-cell/>
          <table:table-cell table:formula="of:=[.C84]/[.$I84]" office:value-type="percentage" office:value="0.845131272848122" calcext:value-type="percentage">
            <text:p>84.51%</text:p>
          </table:table-cell>
          <table:table-cell table:formula="of:=[.D84]/[.$I84]" office:value-type="percentage" office:value="0.0405450315719508" calcext:value-type="percentage">
            <text:p>4.05%</text:p>
          </table:table-cell>
          <table:table-cell table:formula="of:=[.E84]/[.$I84]" office:value-type="percentage" office:value="0.0535061482220007" calcext:value-type="percentage">
            <text:p>5.35%</text:p>
          </table:table-cell>
          <table:table-cell table:formula="of:=[.F84]/[.$I84]" office:value-type="percentage" office:value="0.0292455965437022" calcext:value-type="percentage">
            <text:p>2.92%</text:p>
          </table:table-cell>
          <table:table-cell table:formula="of:=[.G84]/[.$I84]" office:value-type="percentage" office:value="0.0172814888667331" calcext:value-type="percentage">
            <text:p>1.73%</text:p>
          </table:table-cell>
          <table:table-cell table:formula="of:=[.H84]/[.$I84]" office:value-type="percentage" office:value="0.0142904619474909" calcext:value-type="percentage">
            <text:p>1.43%</text:p>
          </table:table-cell>
        </table:table-row>
        <table:table-row table:style-name="ro1">
          <table:table-cell office:value-type="string" calcext:value-type="string">
            <text:p>image_51_2730x4330.jpg</text:p>
          </table:table-cell>
          <table:table-cell office:value-type="float" office:value="697803" calcext:value-type="float">
            <text:p>697803</text:p>
          </table:table-cell>
          <table:table-cell office:value-type="float" office:value="3083" calcext:value-type="float">
            <text:p>3083</text:p>
          </table:table-cell>
          <table:table-cell office:value-type="float" office:value="272" calcext:value-type="float">
            <text:p>272</text:p>
          </table:table-cell>
          <table:table-cell office:value-type="float" office:value="347" calcext:value-type="float">
            <text:p>347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073" calcext:value-type="float">
            <text:p>4073</text:p>
          </table:table-cell>
          <table:table-cell/>
          <table:table-cell table:formula="of:=[.C85]/[.$I85]" office:value-type="percentage" office:value="0.756935919469678" calcext:value-type="percentage">
            <text:p>75.69%</text:p>
          </table:table-cell>
          <table:table-cell table:formula="of:=[.D85]/[.$I85]" office:value-type="percentage" office:value="0.0667812423275227" calcext:value-type="percentage">
            <text:p>6.68%</text:p>
          </table:table-cell>
          <table:table-cell table:formula="of:=[.E85]/[.$I85]" office:value-type="percentage" office:value="0.085195187822244" calcext:value-type="percentage">
            <text:p>8.52%</text:p>
          </table:table-cell>
          <table:table-cell table:formula="of:=[.F85]/[.$I85]" office:value-type="percentage" office:value="0.045175546280383" calcext:value-type="percentage">
            <text:p>4.52%</text:p>
          </table:table-cell>
          <table:table-cell table:formula="of:=[.G85]/[.$I85]" office:value-type="percentage" office:value="0.0238153695065063" calcext:value-type="percentage">
            <text:p>2.38%</text:p>
          </table:table-cell>
          <table:table-cell table:formula="of:=[.H85]/[.$I85]" office:value-type="percentage" office:value="0.0220967345936656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image_52_653x4327.jpg</text:p>
          </table:table-cell>
          <table:table-cell office:value-type="float" office:value="122807" calcext:value-type="float">
            <text:p>122807</text:p>
          </table:table-cell>
          <table:table-cell office:value-type="float" office:value="2223" calcext:value-type="float">
            <text:p>2223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62" calcext:value-type="float">
            <text:p>2562</text:p>
          </table:table-cell>
          <table:table-cell/>
          <table:table-cell table:formula="of:=[.C86]/[.$I86]" office:value-type="percentage" office:value="0.86768149882904" calcext:value-type="percentage">
            <text:p>86.77%</text:p>
          </table:table-cell>
          <table:table-cell table:formula="of:=[.D86]/[.$I86]" office:value-type="percentage" office:value="0.0343481654957065" calcext:value-type="percentage">
            <text:p>3.43%</text:p>
          </table:table-cell>
          <table:table-cell table:formula="of:=[.E86]/[.$I86]" office:value-type="percentage" office:value="0.0452771272443404" calcext:value-type="percentage">
            <text:p>4.53%</text:p>
          </table:table-cell>
          <table:table-cell table:formula="of:=[.F86]/[.$I86]" office:value-type="percentage" office:value="0.0230288836846214" calcext:value-type="percentage">
            <text:p>2.30%</text:p>
          </table:table-cell>
          <table:table-cell table:formula="of:=[.G86]/[.$I86]" office:value-type="percentage" office:value="0.014832162373146" calcext:value-type="percentage">
            <text:p>1.48%</text:p>
          </table:table-cell>
          <table:table-cell table:formula="of:=[.H86]/[.$I86]" office:value-type="percentage" office:value="0.014832162373146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image_53_166x1639.jpg</text:p>
          </table:table-cell>
          <table:table-cell office:value-type="float" office:value="65791" calcext:value-type="float">
            <text:p>65791</text:p>
          </table:table-cell>
          <table:table-cell office:value-type="float" office:value="3177" calcext:value-type="float">
            <text:p>317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26" calcext:value-type="float">
            <text:p>3326</text:p>
          </table:table-cell>
          <table:table-cell/>
          <table:table-cell table:formula="of:=[.C87]/[.$I87]" office:value-type="percentage" office:value="0.955201443174985" calcext:value-type="percentage">
            <text:p>95.52%</text:p>
          </table:table-cell>
          <table:table-cell table:formula="of:=[.D87]/[.$I87]" office:value-type="percentage" office:value="0.00992182802164763" calcext:value-type="percentage">
            <text:p>0.99%</text:p>
          </table:table-cell>
          <table:table-cell table:formula="of:=[.E87]/[.$I87]" office:value-type="percentage" office:value="0.0132291040288635" calcext:value-type="percentage">
            <text:p>1.32%</text:p>
          </table:table-cell>
          <table:table-cell table:formula="of:=[.F87]/[.$I87]" office:value-type="percentage" office:value="0.00751653638003608" calcext:value-type="percentage">
            <text:p>0.75%</text:p>
          </table:table-cell>
          <table:table-cell table:formula="of:=[.G87]/[.$I87]" office:value-type="percentage" office:value="0.00721587492483464" calcext:value-type="percentage">
            <text:p>0.72%</text:p>
          </table:table-cell>
          <table:table-cell table:formula="of:=[.H87]/[.$I87]" office:value-type="percentage" office:value="0.00691521346963319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image_54_2489x1402.jpg</text:p>
          </table:table-cell>
          <table:table-cell office:value-type="float" office:value="673547" calcext:value-type="float">
            <text:p>673547</text:p>
          </table:table-cell>
          <table:table-cell office:value-type="float" office:value="2581" calcext:value-type="float">
            <text:p>258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921" calcext:value-type="float">
            <text:p>2921</text:p>
          </table:table-cell>
          <table:table-cell/>
          <table:table-cell table:formula="of:=[.C88]/[.$I88]" office:value-type="percentage" office:value="0.883601506333448" calcext:value-type="percentage">
            <text:p>88.36%</text:p>
          </table:table-cell>
          <table:table-cell table:formula="of:=[.D88]/[.$I88]" office:value-type="percentage" office:value="0.0297843204382061" calcext:value-type="percentage">
            <text:p>2.98%</text:p>
          </table:table-cell>
          <table:table-cell table:formula="of:=[.E88]/[.$I88]" office:value-type="percentage" office:value="0.0366312906538857" calcext:value-type="percentage">
            <text:p>3.66%</text:p>
          </table:table-cell>
          <table:table-cell table:formula="of:=[.F88]/[.$I88]" office:value-type="percentage" office:value="0.0232796987333105" calcext:value-type="percentage">
            <text:p>2.33%</text:p>
          </table:table-cell>
          <table:table-cell table:formula="of:=[.G88]/[.$I88]" office:value-type="percentage" office:value="0.0130092434097912" calcext:value-type="percentage">
            <text:p>1.30%</text:p>
          </table:table-cell>
          <table:table-cell table:formula="of:=[.H88]/[.$I88]" office:value-type="percentage" office:value="0.0136939404313591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image_55_2737x117.jpg</text:p>
          </table:table-cell>
          <table:table-cell office:value-type="float" office:value="33532" calcext:value-type="float">
            <text:p>33532</text:p>
          </table:table-cell>
          <table:table-cell office:value-type="float" office:value="3383" calcext:value-type="float">
            <text:p>338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534" calcext:value-type="float">
            <text:p>3534</text:p>
          </table:table-cell>
          <table:table-cell/>
          <table:table-cell table:formula="of:=[.C89]/[.$I89]" office:value-type="percentage" office:value="0.95727221279004" calcext:value-type="percentage">
            <text:p>95.73%</text:p>
          </table:table-cell>
          <table:table-cell table:formula="of:=[.D89]/[.$I89]" office:value-type="percentage" office:value="0.00933786078098472" calcext:value-type="percentage">
            <text:p>0.93%</text:p>
          </table:table-cell>
          <table:table-cell table:formula="of:=[.E89]/[.$I89]" office:value-type="percentage" office:value="0.0130164119977363" calcext:value-type="percentage">
            <text:p>1.30%</text:p>
          </table:table-cell>
          <table:table-cell table:formula="of:=[.F89]/[.$I89]" office:value-type="percentage" office:value="0.00764006791171477" calcext:value-type="percentage">
            <text:p>0.76%</text:p>
          </table:table-cell>
          <table:table-cell table:formula="of:=[.G89]/[.$I89]" office:value-type="percentage" office:value="0.00622524052065648" calcext:value-type="percentage">
            <text:p>0.62%</text:p>
          </table:table-cell>
          <table:table-cell table:formula="of:=[.H89]/[.$I89]" office:value-type="percentage" office:value="0.00650820599886814" calcext:value-type="percentage">
            <text:p>0.65%</text:p>
          </table:table-cell>
        </table:table-row>
        <table:table-row table:style-name="ro1">
          <table:table-cell office:value-type="string" calcext:value-type="string">
            <text:p>image_56_825x1244.jpg</text:p>
          </table:table-cell>
          <table:table-cell office:value-type="float" office:value="94716" calcext:value-type="float">
            <text:p>94716</text:p>
          </table:table-cell>
          <table:table-cell office:value-type="float" office:value="2358" calcext:value-type="float">
            <text:p>235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531" calcext:value-type="float">
            <text:p>2531</text:p>
          </table:table-cell>
          <table:table-cell/>
          <table:table-cell table:formula="of:=[.C90]/[.$I90]" office:value-type="percentage" office:value="0.931647570130383" calcext:value-type="percentage">
            <text:p>93.16%</text:p>
          </table:table-cell>
          <table:table-cell table:formula="of:=[.D90]/[.$I90]" office:value-type="percentage" office:value="0.0161991307783485" calcext:value-type="percentage">
            <text:p>1.62%</text:p>
          </table:table-cell>
          <table:table-cell table:formula="of:=[.E90]/[.$I90]" office:value-type="percentage" office:value="0.021335440537337" calcext:value-type="percentage">
            <text:p>2.13%</text:p>
          </table:table-cell>
          <table:table-cell table:formula="of:=[.F90]/[.$I90]" office:value-type="percentage" office:value="0.0114579217700514" calcext:value-type="percentage">
            <text:p>1.15%</text:p>
          </table:table-cell>
          <table:table-cell table:formula="of:=[.G90]/[.$I90]" office:value-type="percentage" office:value="0.00948241801659423" calcext:value-type="percentage">
            <text:p>0.95%</text:p>
          </table:table-cell>
          <table:table-cell table:formula="of:=[.H90]/[.$I90]" office:value-type="percentage" office:value="0.00987751876728566" calcext:value-type="percentage">
            <text:p>0.99%</text:p>
          </table:table-cell>
        </table:table-row>
        <table:table-row table:style-name="ro1">
          <table:table-cell office:value-type="string" calcext:value-type="string">
            <text:p>image_57_3765x1755.jpg</text:p>
          </table:table-cell>
          <table:table-cell office:value-type="float" office:value="584029" calcext:value-type="float">
            <text:p>584029</text:p>
          </table:table-cell>
          <table:table-cell office:value-type="float" office:value="2940" calcext:value-type="float">
            <text:p>294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403" calcext:value-type="float">
            <text:p>3403</text:p>
          </table:table-cell>
          <table:table-cell/>
          <table:table-cell table:formula="of:=[.C91]/[.$I91]" office:value-type="percentage" office:value="0.863943579194828" calcext:value-type="percentage">
            <text:p>86.39%</text:p>
          </table:table-cell>
          <table:table-cell table:formula="of:=[.D91]/[.$I91]" office:value-type="percentage" office:value="0.035263003232442" calcext:value-type="percentage">
            <text:p>3.53%</text:p>
          </table:table-cell>
          <table:table-cell table:formula="of:=[.E91]/[.$I91]" office:value-type="percentage" office:value="0.0431971789597414" calcext:value-type="percentage">
            <text:p>4.32%</text:p>
          </table:table-cell>
          <table:table-cell table:formula="of:=[.F91]/[.$I91]" office:value-type="percentage" office:value="0.0279165442256832" calcext:value-type="percentage">
            <text:p>2.79%</text:p>
          </table:table-cell>
          <table:table-cell table:formula="of:=[.G91]/[.$I91]" office:value-type="percentage" office:value="0.0155744930943285" calcext:value-type="percentage">
            <text:p>1.56%</text:p>
          </table:table-cell>
          <table:table-cell table:formula="of:=[.H91]/[.$I91]" office:value-type="percentage" office:value="0.0141052012929768" calcext:value-type="percentage">
            <text:p>1.41%</text:p>
          </table:table-cell>
        </table:table-row>
        <table:table-row table:style-name="ro1">
          <table:table-cell office:value-type="string" calcext:value-type="string">
            <text:p>image_58_4915x3663.jpg</text:p>
          </table:table-cell>
          <table:table-cell office:value-type="float" office:value="2454092" calcext:value-type="float">
            <text:p>2454092</text:p>
          </table:table-cell>
          <table:table-cell office:value-type="float" office:value="2724" calcext:value-type="float">
            <text:p>2724</text:p>
          </table:table-cell>
          <table:table-cell office:value-type="float" office:value="428" calcext:value-type="float">
            <text:p>428</text:p>
          </table:table-cell>
          <table:table-cell office:value-type="float" office:value="520" calcext:value-type="float">
            <text:p>520</text:p>
          </table:table-cell>
          <table:table-cell office:value-type="float" office:value="278" calcext:value-type="float">
            <text:p>278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92]/[.$I92]" office:value-type="percentage" office:value="0.641847313854854" calcext:value-type="percentage">
            <text:p>64.18%</text:p>
          </table:table-cell>
          <table:table-cell table:formula="of:=[.D92]/[.$I92]" office:value-type="percentage" office:value="0.100848256361923" calcext:value-type="percentage">
            <text:p>10.08%</text:p>
          </table:table-cell>
          <table:table-cell table:formula="of:=[.E92]/[.$I92]" office:value-type="percentage" office:value="0.122525918944392" calcext:value-type="percentage">
            <text:p>12.25%</text:p>
          </table:table-cell>
          <table:table-cell table:formula="of:=[.F92]/[.$I92]" office:value-type="percentage" office:value="0.0655042412818096" calcext:value-type="percentage">
            <text:p>6.55%</text:p>
          </table:table-cell>
          <table:table-cell table:formula="of:=[.G92]/[.$I92]" office:value-type="percentage" office:value="0.0341658812441093" calcext:value-type="percentage">
            <text:p>3.42%</text:p>
          </table:table-cell>
          <table:table-cell table:formula="of:=[.H92]/[.$I92]" office:value-type="percentage" office:value="0.0351083883129123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image_59_592x2330.jpg</text:p>
          </table:table-cell>
          <table:table-cell office:value-type="float" office:value="38087" calcext:value-type="float">
            <text:p>38087</text:p>
          </table:table-cell>
          <table:table-cell office:value-type="float" office:value="3661" calcext:value-type="float">
            <text:p>366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99" calcext:value-type="float">
            <text:p>3899</text:p>
          </table:table-cell>
          <table:table-cell/>
          <table:table-cell table:formula="of:=[.C93]/[.$I93]" office:value-type="percentage" office:value="0.938958707360862" calcext:value-type="percentage">
            <text:p>93.90%</text:p>
          </table:table-cell>
          <table:table-cell table:formula="of:=[.D93]/[.$I93]" office:value-type="percentage" office:value="0.0153885611695306" calcext:value-type="percentage">
            <text:p>1.54%</text:p>
          </table:table-cell>
          <table:table-cell table:formula="of:=[.E93]/[.$I93]" office:value-type="percentage" office:value="0.020261605539882" calcext:value-type="percentage">
            <text:p>2.03%</text:p>
          </table:table-cell>
          <table:table-cell table:formula="of:=[.F93]/[.$I93]" office:value-type="percentage" office:value="0.00974608874070274" calcext:value-type="percentage">
            <text:p>0.97%</text:p>
          </table:table-cell>
          <table:table-cell table:formula="of:=[.G93]/[.$I93]" office:value-type="percentage" office:value="0.00769428058476532" calcext:value-type="percentage">
            <text:p>0.77%</text:p>
          </table:table-cell>
          <table:table-cell table:formula="of:=[.H93]/[.$I93]" office:value-type="percentage" office:value="0.0079507566042575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image_5_3549x4062.jpg</text:p>
          </table:table-cell>
          <table:table-cell office:value-type="float" office:value="431947" calcext:value-type="float">
            <text:p>431947</text:p>
          </table:table-cell>
          <table:table-cell office:value-type="float" office:value="2644" calcext:value-type="float">
            <text:p>2644</text:p>
          </table:table-cell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3670" calcext:value-type="float">
            <text:p>3670</text:p>
          </table:table-cell>
          <table:table-cell/>
          <table:table-cell table:formula="of:=[.C94]/[.$I94]" office:value-type="percentage" office:value="0.720435967302452" calcext:value-type="percentage">
            <text:p>72.04%</text:p>
          </table:table-cell>
          <table:table-cell table:formula="of:=[.D94]/[.$I94]" office:value-type="percentage" office:value="0.0771117166212534" calcext:value-type="percentage">
            <text:p>7.71%</text:p>
          </table:table-cell>
          <table:table-cell table:formula="of:=[.E94]/[.$I94]" office:value-type="percentage" office:value="0.0956403269754768" calcext:value-type="percentage">
            <text:p>9.56%</text:p>
          </table:table-cell>
          <table:table-cell table:formula="of:=[.F94]/[.$I94]" office:value-type="percentage" office:value="0.0528610354223433" calcext:value-type="percentage">
            <text:p>5.29%</text:p>
          </table:table-cell>
          <table:table-cell table:formula="of:=[.G94]/[.$I94]" office:value-type="percentage" office:value="0.0283378746594005" calcext:value-type="percentage">
            <text:p>2.83%</text:p>
          </table:table-cell>
          <table:table-cell table:formula="of:=[.H94]/[.$I94]" office:value-type="percentage" office:value="0.0256130790190736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image_60_1433x357.jpg</text:p>
          </table:table-cell>
          <table:table-cell office:value-type="float" office:value="46598" calcext:value-type="float">
            <text:p>46598</text:p>
          </table:table-cell>
          <table:table-cell office:value-type="float" office:value="3118" calcext:value-type="float">
            <text:p>311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[.C95]/[.$I95]" office:value-type="percentage" office:value="0.950609756097561" calcext:value-type="percentage">
            <text:p>95.06%</text:p>
          </table:table-cell>
          <table:table-cell table:formula="of:=[.D95]/[.$I95]" office:value-type="percentage" office:value="0.011280487804878" calcext:value-type="percentage">
            <text:p>1.13%</text:p>
          </table:table-cell>
          <table:table-cell table:formula="of:=[.E95]/[.$I95]" office:value-type="percentage" office:value="0.0152439024390244" calcext:value-type="percentage">
            <text:p>1.52%</text:p>
          </table:table-cell>
          <table:table-cell table:formula="of:=[.F95]/[.$I95]" office:value-type="percentage" office:value="0.00823170731707317" calcext:value-type="percentage">
            <text:p>0.82%</text:p>
          </table:table-cell>
          <table:table-cell table:formula="of:=[.G95]/[.$I95]" office:value-type="percentage" office:value="0.00701219512195122" calcext:value-type="percentage">
            <text:p>0.70%</text:p>
          </table:table-cell>
          <table:table-cell table:formula="of:=[.H95]/[.$I95]" office:value-type="percentage" office:value="0.0076219512195122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image_61_3888x3016.jpg</text:p>
          </table:table-cell>
          <table:table-cell office:value-type="float" office:value="1580691" calcext:value-type="float">
            <text:p>1580691</text:p>
          </table:table-cell>
          <table:table-cell office:value-type="float" office:value="2495" calcext:value-type="float">
            <text:p>2495</text:p>
          </table:table-cell>
          <table:table-cell office:value-type="float" office:value="229" calcext:value-type="float">
            <text:p>229</text:p>
          </table:table-cell>
          <table:table-cell office:value-type="float" office:value="284" calcext:value-type="float">
            <text:p>284</text:p>
          </table:table-cell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C96]/[.$I96]" office:value-type="percentage" office:value="0.744331742243437" calcext:value-type="percentage">
            <text:p>74.43%</text:p>
          </table:table-cell>
          <table:table-cell table:formula="of:=[.D96]/[.$I96]" office:value-type="percentage" office:value="0.0683174224343675" calcext:value-type="percentage">
            <text:p>6.83%</text:p>
          </table:table-cell>
          <table:table-cell table:formula="of:=[.E96]/[.$I96]" office:value-type="percentage" office:value="0.0847255369928401" calcext:value-type="percentage">
            <text:p>8.47%</text:p>
          </table:table-cell>
          <table:table-cell table:formula="of:=[.F96]/[.$I96]" office:value-type="percentage" office:value="0.0492243436754177" calcext:value-type="percentage">
            <text:p>4.92%</text:p>
          </table:table-cell>
          <table:table-cell table:formula="of:=[.G96]/[.$I96]" office:value-type="percentage" office:value="0.0256563245823389" calcext:value-type="percentage">
            <text:p>2.57%</text:p>
          </table:table-cell>
          <table:table-cell table:formula="of:=[.H96]/[.$I96]" office:value-type="percentage" office:value="0.027744630071599" calcext:value-type="percentage">
            <text:p>2.77%</text:p>
          </table:table-cell>
        </table:table-row>
        <table:table-row table:style-name="ro1">
          <table:table-cell office:value-type="string" calcext:value-type="string">
            <text:p>image_62_454x2848.jpg</text:p>
          </table:table-cell>
          <table:table-cell office:value-type="float" office:value="51968" calcext:value-type="float">
            <text:p>51968</text:p>
          </table:table-cell>
          <table:table-cell office:value-type="float" office:value="2597" calcext:value-type="float">
            <text:p>259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04" calcext:value-type="float">
            <text:p>2804</text:p>
          </table:table-cell>
          <table:table-cell/>
          <table:table-cell table:formula="of:=[.C97]/[.$I97]" office:value-type="percentage" office:value="0.926176890156919" calcext:value-type="percentage">
            <text:p>92.62%</text:p>
          </table:table-cell>
          <table:table-cell table:formula="of:=[.D97]/[.$I97]" office:value-type="percentage" office:value="0.018188302425107" calcext:value-type="percentage">
            <text:p>1.82%</text:p>
          </table:table-cell>
          <table:table-cell table:formula="of:=[.E97]/[.$I97]" office:value-type="percentage" office:value="0.0238944365192582" calcext:value-type="percentage">
            <text:p>2.39%</text:p>
          </table:table-cell>
          <table:table-cell table:formula="of:=[.F97]/[.$I97]" office:value-type="percentage" office:value="0.0121255349500713" calcext:value-type="percentage">
            <text:p>1.21%</text:p>
          </table:table-cell>
          <table:table-cell table:formula="of:=[.G97]/[.$I97]" office:value-type="percentage" office:value="0.0106990014265335" calcext:value-type="percentage">
            <text:p>1.07%</text:p>
          </table:table-cell>
          <table:table-cell table:formula="of:=[.H97]/[.$I97]" office:value-type="percentage" office:value="0.00891583452211127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image_63_2812x4309.jpg</text:p>
          </table:table-cell>
          <table:table-cell office:value-type="float" office:value="1510882" calcext:value-type="float">
            <text:p>1510882</text:p>
          </table:table-cell>
          <table:table-cell office:value-type="float" office:value="3126" calcext:value-type="float">
            <text:p>3126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3976" calcext:value-type="float">
            <text:p>3976</text:p>
          </table:table-cell>
          <table:table-cell/>
          <table:table-cell table:formula="of:=[.C98]/[.$I98]" office:value-type="percentage" office:value="0.786217303822938" calcext:value-type="percentage">
            <text:p>78.62%</text:p>
          </table:table-cell>
          <table:table-cell table:formula="of:=[.D98]/[.$I98]" office:value-type="percentage" office:value="0.0588531187122736" calcext:value-type="percentage">
            <text:p>5.89%</text:p>
          </table:table-cell>
          <table:table-cell table:formula="of:=[.E98]/[.$I98]" office:value-type="percentage" office:value="0.068158953722334" calcext:value-type="percentage">
            <text:p>6.82%</text:p>
          </table:table-cell>
          <table:table-cell table:formula="of:=[.F98]/[.$I98]" office:value-type="percentage" office:value="0.0417505030181087" calcext:value-type="percentage">
            <text:p>4.18%</text:p>
          </table:table-cell>
          <table:table-cell table:formula="of:=[.G98]/[.$I98]" office:value-type="percentage" office:value="0.022635814889336" calcext:value-type="percentage">
            <text:p>2.26%</text:p>
          </table:table-cell>
          <table:table-cell table:formula="of:=[.H98]/[.$I98]" office:value-type="percentage" office:value="0.0223843058350101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image_64_4492x1234.jpg</text:p>
          </table:table-cell>
          <table:table-cell office:value-type="float" office:value="450464" calcext:value-type="float">
            <text:p>450464</text:p>
          </table:table-cell>
          <table:table-cell office:value-type="float" office:value="2904" calcext:value-type="float">
            <text:p>2904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375" calcext:value-type="float">
            <text:p>3375</text:p>
          </table:table-cell>
          <table:table-cell/>
          <table:table-cell table:formula="of:=[.C99]/[.$I99]" office:value-type="percentage" office:value="0.860444444444445" calcext:value-type="percentage">
            <text:p>86.04%</text:p>
          </table:table-cell>
          <table:table-cell table:formula="of:=[.D99]/[.$I99]" office:value-type="percentage" office:value="0.0361481481481482" calcext:value-type="percentage">
            <text:p>3.61%</text:p>
          </table:table-cell>
          <table:table-cell table:formula="of:=[.E99]/[.$I99]" office:value-type="percentage" office:value="0.0471111111111111" calcext:value-type="percentage">
            <text:p>4.71%</text:p>
          </table:table-cell>
          <table:table-cell table:formula="of:=[.F99]/[.$I99]" office:value-type="percentage" office:value="0.0278518518518519" calcext:value-type="percentage">
            <text:p>2.79%</text:p>
          </table:table-cell>
          <table:table-cell table:formula="of:=[.G99]/[.$I99]" office:value-type="percentage" office:value="0.0157037037037037" calcext:value-type="percentage">
            <text:p>1.57%</text:p>
          </table:table-cell>
          <table:table-cell table:formula="of:=[.H99]/[.$I99]" office:value-type="percentage" office:value="0.0127407407407407" calcext:value-type="percentage">
            <text:p>1.27%</text:p>
          </table:table-cell>
        </table:table-row>
        <table:table-row table:style-name="ro1">
          <table:table-cell office:value-type="string" calcext:value-type="string">
            <text:p>image_65_567x293.jpg</text:p>
          </table:table-cell>
          <table:table-cell office:value-type="float" office:value="19536" calcext:value-type="float">
            <text:p>19536</text:p>
          </table:table-cell>
          <table:table-cell office:value-type="float" office:value="3438" calcext:value-type="float">
            <text:p>34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76" calcext:value-type="float">
            <text:p>3576</text:p>
          </table:table-cell>
          <table:table-cell/>
          <table:table-cell table:formula="of:=[.C100]/[.$I100]" office:value-type="percentage" office:value="0.961409395973154" calcext:value-type="percentage">
            <text:p>96.14%</text:p>
          </table:table-cell>
          <table:table-cell table:formula="of:=[.D100]/[.$I100]" office:value-type="percentage" office:value="0.00838926174496644" calcext:value-type="percentage">
            <text:p>0.84%</text:p>
          </table:table-cell>
          <table:table-cell table:formula="of:=[.E100]/[.$I100]" office:value-type="percentage" office:value="0.0114653243847875" calcext:value-type="percentage">
            <text:p>1.15%</text:p>
          </table:table-cell>
          <table:table-cell table:formula="of:=[.F100]/[.$I100]" office:value-type="percentage" office:value="0.00671140939597315" calcext:value-type="percentage">
            <text:p>0.67%</text:p>
          </table:table-cell>
          <table:table-cell table:formula="of:=[.G100]/[.$I100]" office:value-type="percentage" office:value="0.00559284116331096" calcext:value-type="percentage">
            <text:p>0.56%</text:p>
          </table:table-cell>
          <table:table-cell table:formula="of:=[.H100]/[.$I100]" office:value-type="percentage" office:value="0.00643176733780761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image_66_2028x2864.jpg</text:p>
          </table:table-cell>
          <table:table-cell office:value-type="float" office:value="567274" calcext:value-type="float">
            <text:p>567274</text:p>
          </table:table-cell>
          <table:table-cell office:value-type="float" office:value="2977" calcext:value-type="float">
            <text:p>2977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493" calcext:value-type="float">
            <text:p>3493</text:p>
          </table:table-cell>
          <table:table-cell/>
          <table:table-cell table:formula="of:=[.C101]/[.$I101]" office:value-type="percentage" office:value="0.852275980532494" calcext:value-type="percentage">
            <text:p>85.23%</text:p>
          </table:table-cell>
          <table:table-cell table:formula="of:=[.D101]/[.$I101]" office:value-type="percentage" office:value="0.0386487260234755" calcext:value-type="percentage">
            <text:p>3.86%</text:p>
          </table:table-cell>
          <table:table-cell table:formula="of:=[.E101]/[.$I101]" office:value-type="percentage" office:value="0.0498139135413685" calcext:value-type="percentage">
            <text:p>4.98%</text:p>
          </table:table-cell>
          <table:table-cell table:formula="of:=[.F101]/[.$I101]" office:value-type="percentage" office:value="0.0286286859433152" calcext:value-type="percentage">
            <text:p>2.86%</text:p>
          </table:table-cell>
          <table:table-cell table:formula="of:=[.G101]/[.$I101]" office:value-type="percentage" office:value="0.0163183509876897" calcext:value-type="percentage">
            <text:p>1.63%</text:p>
          </table:table-cell>
          <table:table-cell table:formula="of:=[.H101]/[.$I101]" office:value-type="percentage" office:value="0.0143143429716576" calcext:value-type="percentage">
            <text:p>1.43%</text:p>
          </table:table-cell>
        </table:table-row>
        <table:table-row table:style-name="ro1">
          <table:table-cell office:value-type="string" calcext:value-type="string">
            <text:p>image_67_2166x2994.jpg</text:p>
          </table:table-cell>
          <table:table-cell office:value-type="float" office:value="657770" calcext:value-type="float">
            <text:p>657770</text:p>
          </table:table-cell>
          <table:table-cell office:value-type="float" office:value="3564" calcext:value-type="float">
            <text:p>3564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146" calcext:value-type="float">
            <text:p>4146</text:p>
          </table:table-cell>
          <table:table-cell/>
          <table:table-cell table:formula="of:=[.C102]/[.$I102]" office:value-type="percentage" office:value="0.859623733719248" calcext:value-type="percentage">
            <text:p>85.96%</text:p>
          </table:table-cell>
          <table:table-cell table:formula="of:=[.D102]/[.$I102]" office:value-type="percentage" office:value="0.037867824409069" calcext:value-type="percentage">
            <text:p>3.79%</text:p>
          </table:table-cell>
          <table:table-cell table:formula="of:=[.E102]/[.$I102]" office:value-type="percentage" office:value="0.0463096960926194" calcext:value-type="percentage">
            <text:p>4.63%</text:p>
          </table:table-cell>
          <table:table-cell table:formula="of:=[.F102]/[.$I102]" office:value-type="percentage" office:value="0.0262904003859141" calcext:value-type="percentage">
            <text:p>2.63%</text:p>
          </table:table-cell>
          <table:table-cell table:formula="of:=[.G102]/[.$I102]" office:value-type="percentage" office:value="0.0154365653642065" calcext:value-type="percentage">
            <text:p>1.54%</text:p>
          </table:table-cell>
          <table:table-cell table:formula="of:=[.H102]/[.$I102]" office:value-type="percentage" office:value="0.0144717800289436" calcext:value-type="percentage">
            <text:p>1.45%</text:p>
          </table:table-cell>
        </table:table-row>
        <table:table-row table:style-name="ro1">
          <table:table-cell office:value-type="string" calcext:value-type="string">
            <text:p>image_6_4928x819.jpg</text:p>
          </table:table-cell>
          <table:table-cell office:value-type="float" office:value="541602" calcext:value-type="float">
            <text:p>541602</text:p>
          </table:table-cell>
          <table:table-cell office:value-type="float" office:value="2371" calcext:value-type="float">
            <text:p>2371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82" calcext:value-type="float">
            <text:p>2782</text:p>
          </table:table-cell>
          <table:table-cell/>
          <table:table-cell table:formula="of:=[.C103]/[.$I103]" office:value-type="percentage" office:value="0.852264557872035" calcext:value-type="percentage">
            <text:p>85.23%</text:p>
          </table:table-cell>
          <table:table-cell table:formula="of:=[.D103]/[.$I103]" office:value-type="percentage" office:value="0.0388209920920201" calcext:value-type="percentage">
            <text:p>3.88%</text:p>
          </table:table-cell>
          <table:table-cell table:formula="of:=[.E103]/[.$I103]" office:value-type="percentage" office:value="0.0478073328540618" calcext:value-type="percentage">
            <text:p>4.78%</text:p>
          </table:table-cell>
          <table:table-cell table:formula="of:=[.F103]/[.$I103]" office:value-type="percentage" office:value="0.0291157440690151" calcext:value-type="percentage">
            <text:p>2.91%</text:p>
          </table:table-cell>
          <table:table-cell table:formula="of:=[.G103]/[.$I103]" office:value-type="percentage" office:value="0.0172537742631201" calcext:value-type="percentage">
            <text:p>1.73%</text:p>
          </table:table-cell>
          <table:table-cell table:formula="of:=[.H103]/[.$I103]" office:value-type="percentage" office:value="0.0147375988497484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image_7_405x2174.jpg</text:p>
          </table:table-cell>
          <table:table-cell office:value-type="float" office:value="77026" calcext:value-type="float">
            <text:p>77026</text:p>
          </table:table-cell>
          <table:table-cell office:value-type="float" office:value="3431" calcext:value-type="float">
            <text:p>343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627" calcext:value-type="float">
            <text:p>3627</text:p>
          </table:table-cell>
          <table:table-cell/>
          <table:table-cell table:formula="of:=[.C104]/[.$I104]" office:value-type="percentage" office:value="0.945960849186656" calcext:value-type="percentage">
            <text:p>94.60%</text:p>
          </table:table-cell>
          <table:table-cell table:formula="of:=[.D104]/[.$I104]" office:value-type="percentage" office:value="0.0129583677970775" calcext:value-type="percentage">
            <text:p>1.30%</text:p>
          </table:table-cell>
          <table:table-cell table:formula="of:=[.E104]/[.$I104]" office:value-type="percentage" office:value="0.0168183071408878" calcext:value-type="percentage">
            <text:p>1.68%</text:p>
          </table:table-cell>
          <table:table-cell table:formula="of:=[.F104]/[.$I104]" office:value-type="percentage" office:value="0.00909842845326716" calcext:value-type="percentage">
            <text:p>0.91%</text:p>
          </table:table-cell>
          <table:table-cell table:formula="of:=[.G104]/[.$I104]" office:value-type="percentage" office:value="0.00799558864074993" calcext:value-type="percentage">
            <text:p>0.80%</text:p>
          </table:table-cell>
          <table:table-cell table:formula="of:=[.H104]/[.$I104]" office:value-type="percentage" office:value="0.00716845878136201" calcext:value-type="percentage">
            <text:p>0.72%</text:p>
          </table:table-cell>
        </table:table-row>
        <table:table-row table:style-name="ro1">
          <table:table-cell office:value-type="string" calcext:value-type="string">
            <text:p>image_8_4780x413.jpg</text:p>
          </table:table-cell>
          <table:table-cell office:value-type="float" office:value="236004" calcext:value-type="float">
            <text:p>236004</text:p>
          </table:table-cell>
          <table:table-cell office:value-type="float" office:value="2303" calcext:value-type="float">
            <text:p>230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554" calcext:value-type="float">
            <text:p>2554</text:p>
          </table:table-cell>
          <table:table-cell/>
          <table:table-cell table:formula="of:=[.C105]/[.$I105]" office:value-type="percentage" office:value="0.901722787783869" calcext:value-type="percentage">
            <text:p>90.17%</text:p>
          </table:table-cell>
          <table:table-cell table:formula="of:=[.D105]/[.$I105]" office:value-type="percentage" office:value="0.0250587314017228" calcext:value-type="percentage">
            <text:p>2.51%</text:p>
          </table:table-cell>
          <table:table-cell table:formula="of:=[.E105]/[.$I105]" office:value-type="percentage" office:value="0.0317149569303054" calcext:value-type="percentage">
            <text:p>3.17%</text:p>
          </table:table-cell>
          <table:table-cell table:formula="of:=[.F105]/[.$I105]" office:value-type="percentage" office:value="0.0164447924823806" calcext:value-type="percentage">
            <text:p>1.64%</text:p>
          </table:table-cell>
          <table:table-cell table:formula="of:=[.G105]/[.$I105]" office:value-type="percentage" office:value="0.0117462803445576" calcext:value-type="percentage">
            <text:p>1.17%</text:p>
          </table:table-cell>
          <table:table-cell table:formula="of:=[.H105]/[.$I105]" office:value-type="percentage" office:value="0.0133124510571652" calcext:value-type="percentage">
            <text:p>1.33%</text:p>
          </table:table-cell>
        </table:table-row>
        <table:table-row table:style-name="ro1">
          <table:table-cell office:value-type="string" calcext:value-type="string">
            <text:p>image_9_3014x169.jpg</text:p>
          </table:table-cell>
          <table:table-cell office:value-type="float" office:value="13566" calcext:value-type="float">
            <text:p>13566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48" calcext:value-type="float">
            <text:p>3548</text:p>
          </table:table-cell>
          <table:table-cell/>
          <table:table-cell table:formula="of:=[.C106]/[.$I106]" office:value-type="percentage" office:value="0.951240135287486" calcext:value-type="percentage">
            <text:p>95.12%</text:p>
          </table:table-cell>
          <table:table-cell table:formula="of:=[.D106]/[.$I106]" office:value-type="percentage" office:value="0.0109921082299887" calcext:value-type="percentage">
            <text:p>1.10%</text:p>
          </table:table-cell>
          <table:table-cell table:formula="of:=[.E106]/[.$I106]" office:value-type="percentage" office:value="0.0149379932356257" calcext:value-type="percentage">
            <text:p>1.49%</text:p>
          </table:table-cell>
          <table:table-cell table:formula="of:=[.F106]/[.$I106]" office:value-type="percentage" office:value="0.00789177001127396" calcext:value-type="percentage">
            <text:p>0.79%</text:p>
          </table:table-cell>
          <table:table-cell table:formula="of:=[.G106]/[.$I106]" office:value-type="percentage" office:value="0.00704622322435175" calcext:value-type="percentage">
            <text:p>0.70%</text:p>
          </table:table-cell>
          <table:table-cell table:formula="of:=[.H106]/[.$I106]" office:value-type="percentage" office:value="0.00789177001127396" calcext:value-type="percentage">
            <text:p>0.79%</text:p>
          </table:table-cell>
        </table:table-row>
        <table:table-row table:style-name="ro1">
          <table:table-cell office:value-type="string" calcext:value-type="string">
            <text:p>iss072e940709~orig.jpg</text:p>
          </table:table-cell>
          <table:table-cell office:value-type="float" office:value="13151989" calcext:value-type="float">
            <text:p>13151989</text:p>
          </table:table-cell>
          <table:table-cell office:value-type="float" office:value="3038" calcext:value-type="float">
            <text:p>3038</text:p>
          </table:table-cell>
          <table:table-cell office:value-type="float" office:value="831" calcext:value-type="float">
            <text:p>831</text:p>
          </table:table-cell>
          <table:table-cell office:value-type="float" office:value="1021" calcext:value-type="float">
            <text:p>1021</text:p>
          </table:table-cell>
          <table:table-cell office:value-type="float" office:value="580" calcext:value-type="float">
            <text:p>580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6012" calcext:value-type="float">
            <text:p>6012</text:p>
          </table:table-cell>
          <table:table-cell/>
          <table:table-cell table:formula="of:=[.C107]/[.$I107]" office:value-type="percentage" office:value="0.505322687957419" calcext:value-type="percentage">
            <text:p>50.53%</text:p>
          </table:table-cell>
          <table:table-cell table:formula="of:=[.D107]/[.$I107]" office:value-type="percentage" office:value="0.138223552894212" calcext:value-type="percentage">
            <text:p>13.82%</text:p>
          </table:table-cell>
          <table:table-cell table:formula="of:=[.E107]/[.$I107]" office:value-type="percentage" office:value="0.169827012641384" calcext:value-type="percentage">
            <text:p>16.98%</text:p>
          </table:table-cell>
          <table:table-cell table:formula="of:=[.F107]/[.$I107]" office:value-type="percentage" office:value="0.0964737192282102" calcext:value-type="percentage">
            <text:p>9.65%</text:p>
          </table:table-cell>
          <table:table-cell table:formula="of:=[.G107]/[.$I107]" office:value-type="percentage" office:value="0.0457418496340652" calcext:value-type="percentage">
            <text:p>4.57%</text:p>
          </table:table-cell>
          <table:table-cell table:formula="of:=[.H107]/[.$I107]" office:value-type="percentage" office:value="0.0444111776447106" calcext:value-type="percentage">
            <text:p>4.44%</text:p>
          </table:table-cell>
        </table:table-row>
        <table:table-row table:style-name="ro1">
          <table:table-cell office:value-type="string" calcext:value-type="string">
            <text:p>josh-hild-16ZUFFYQdbo-unsplash(1).jpg</text:p>
          </table:table-cell>
          <table:table-cell office:value-type="float" office:value="415766" calcext:value-type="float">
            <text:p>415766</text:p>
          </table:table-cell>
          <table:table-cell office:value-type="float" office:value="3318" calcext:value-type="float">
            <text:p>3318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01" calcext:value-type="float">
            <text:p>3601</text:p>
          </table:table-cell>
          <table:table-cell/>
          <table:table-cell table:formula="of:=[.C108]/[.$I108]" office:value-type="percentage" office:value="0.921410719244654" calcext:value-type="percentage">
            <text:p>92.14%</text:p>
          </table:table-cell>
          <table:table-cell table:formula="of:=[.D108]/[.$I108]" office:value-type="percentage" office:value="0.0205498472646487" calcext:value-type="percentage">
            <text:p>2.05%</text:p>
          </table:table-cell>
          <table:table-cell table:formula="of:=[.E108]/[.$I108]" office:value-type="percentage" office:value="0.0258261594001666" calcext:value-type="percentage">
            <text:p>2.58%</text:p>
          </table:table-cell>
          <table:table-cell table:formula="of:=[.F108]/[.$I108]" office:value-type="percentage" office:value="0.013607331296862" calcext:value-type="percentage">
            <text:p>1.36%</text:p>
          </table:table-cell>
          <table:table-cell table:formula="of:=[.G108]/[.$I108]" office:value-type="percentage" office:value="0.00971952235490142" calcext:value-type="percentage">
            <text:p>0.97%</text:p>
          </table:table-cell>
          <table:table-cell table:formula="of:=[.H108]/[.$I108]" office:value-type="percentage" office:value="0.00888642043876701" calcext:value-type="percentage">
            <text:p>0.89%</text:p>
          </table:table-cell>
        </table:table-row>
        <table:table-row table:style-name="ro1">
          <table:table-cell office:value-type="string" calcext:value-type="string">
            <text:p>josh-hild-16ZUFFYQdbo-unsplash(2).jpg</text:p>
          </table:table-cell>
          <table:table-cell office:value-type="float" office:value="2236466" calcext:value-type="float">
            <text:p>2236466</text:p>
          </table:table-cell>
          <table:table-cell office:value-type="float" office:value="2551" calcext:value-type="float">
            <text:p>2551</text:p>
          </table:table-cell>
          <table:table-cell office:value-type="float" office:value="232" calcext:value-type="float">
            <text:p>232</text:p>
          </table:table-cell>
          <table:table-cell office:value-type="float" office:value="302" calcext:value-type="float">
            <text:p>302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3414" calcext:value-type="float">
            <text:p>3414</text:p>
          </table:table-cell>
          <table:table-cell/>
          <table:table-cell table:formula="of:=[.C109]/[.$I109]" office:value-type="percentage" office:value="0.74721734036321" calcext:value-type="percentage">
            <text:p>74.72%</text:p>
          </table:table-cell>
          <table:table-cell table:formula="of:=[.D109]/[.$I109]" office:value-type="percentage" office:value="0.0679554774458114" calcext:value-type="percentage">
            <text:p>6.80%</text:p>
          </table:table-cell>
          <table:table-cell table:formula="of:=[.E109]/[.$I109]" office:value-type="percentage" office:value="0.0884592852958407" calcext:value-type="percentage">
            <text:p>8.85%</text:p>
          </table:table-cell>
          <table:table-cell table:formula="of:=[.F109]/[.$I109]" office:value-type="percentage" office:value="0.0468658465143527" calcext:value-type="percentage">
            <text:p>4.69%</text:p>
          </table:table-cell>
          <table:table-cell table:formula="of:=[.G109]/[.$I109]" office:value-type="percentage" office:value="0.0260691271236087" calcext:value-type="percentage">
            <text:p>2.61%</text:p>
          </table:table-cell>
          <table:table-cell table:formula="of:=[.H109]/[.$I109]" office:value-type="percentage" office:value="0.0234329232571763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josh-hild-16ZUFFYQdbo-unsplash.jpg</text:p>
          </table:table-cell>
          <table:table-cell office:value-type="float" office:value="77656" calcext:value-type="float">
            <text:p>77656</text:p>
          </table:table-cell>
          <table:table-cell office:value-type="float" office:value="3657" calcext:value-type="float">
            <text:p>365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819" calcext:value-type="float">
            <text:p>3819</text:p>
          </table:table-cell>
          <table:table-cell/>
          <table:table-cell table:formula="of:=[.C110]/[.$I110]" office:value-type="percentage" office:value="0.95758051846033" calcext:value-type="percentage">
            <text:p>95.76%</text:p>
          </table:table-cell>
          <table:table-cell table:formula="of:=[.D110]/[.$I110]" office:value-type="percentage" office:value="0.00916470280178057" calcext:value-type="percentage">
            <text:p>0.92%</text:p>
          </table:table-cell>
          <table:table-cell table:formula="of:=[.E110]/[.$I110]" office:value-type="percentage" office:value="0.0128305839224928" calcext:value-type="percentage">
            <text:p>1.28%</text:p>
          </table:table-cell>
          <table:table-cell table:formula="of:=[.F110]/[.$I110]" office:value-type="percentage" office:value="0.0075936108929039" calcext:value-type="percentage">
            <text:p>0.76%</text:p>
          </table:table-cell>
          <table:table-cell table:formula="of:=[.G110]/[.$I110]" office:value-type="percentage" office:value="0.00602251898402723" calcext:value-type="percentage">
            <text:p>0.60%</text:p>
          </table:table-cell>
          <table:table-cell table:formula="of:=[.H110]/[.$I110]" office:value-type="percentage" office:value="0.00680806493846557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josh-hild-TBd0-kgIaC8-unsplash(1).jpg</text:p>
          </table:table-cell>
          <table:table-cell office:value-type="float" office:value="116300" calcext:value-type="float">
            <text:p>116300</text:p>
          </table:table-cell>
          <table:table-cell office:value-type="float" office:value="2147" calcext:value-type="float">
            <text:p>214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15" calcext:value-type="float">
            <text:p>2315</text:p>
          </table:table-cell>
          <table:table-cell/>
          <table:table-cell table:formula="of:=[.C111]/[.$I111]" office:value-type="percentage" office:value="0.927429805615551" calcext:value-type="percentage">
            <text:p>92.74%</text:p>
          </table:table-cell>
          <table:table-cell table:formula="of:=[.D111]/[.$I111]" office:value-type="percentage" office:value="0.016414686825054" calcext:value-type="percentage">
            <text:p>1.64%</text:p>
          </table:table-cell>
          <table:table-cell table:formula="of:=[.E111]/[.$I111]" office:value-type="percentage" office:value="0.0228941684665227" calcext:value-type="percentage">
            <text:p>2.29%</text:p>
          </table:table-cell>
          <table:table-cell table:formula="of:=[.F111]/[.$I111]" office:value-type="percentage" office:value="0.0120950323974082" calcext:value-type="percentage">
            <text:p>1.21%</text:p>
          </table:table-cell>
          <table:table-cell table:formula="of:=[.G111]/[.$I111]" office:value-type="percentage" office:value="0.00993520518358531" calcext:value-type="percentage">
            <text:p>0.99%</text:p>
          </table:table-cell>
          <table:table-cell table:formula="of:=[.H111]/[.$I111]" office:value-type="percentage" office:value="0.0112311015118791" calcext:value-type="percentage">
            <text:p>1.12%</text:p>
          </table:table-cell>
        </table:table-row>
        <table:table-row table:style-name="ro1">
          <table:table-cell office:value-type="string" calcext:value-type="string">
            <text:p>josh-hild-TBd0-kgIaC8-unsplash(2).jpg</text:p>
          </table:table-cell>
          <table:table-cell office:value-type="float" office:value="1377807" calcext:value-type="float">
            <text:p>1377807</text:p>
          </table:table-cell>
          <table:table-cell office:value-type="float" office:value="3408" calcext:value-type="float">
            <text:p>3408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[.C112]/[.$I112]" office:value-type="percentage" office:value="0.833251833740831" calcext:value-type="percentage">
            <text:p>83.33%</text:p>
          </table:table-cell>
          <table:table-cell table:formula="of:=[.D112]/[.$I112]" office:value-type="percentage" office:value="0.0440097799511002" calcext:value-type="percentage">
            <text:p>4.40%</text:p>
          </table:table-cell>
          <table:table-cell table:formula="of:=[.E112]/[.$I112]" office:value-type="percentage" office:value="0.0574572127139364" calcext:value-type="percentage">
            <text:p>5.75%</text:p>
          </table:table-cell>
          <table:table-cell table:formula="of:=[.F112]/[.$I112]" office:value-type="percentage" office:value="0.0317848410757946" calcext:value-type="percentage">
            <text:p>3.18%</text:p>
          </table:table-cell>
          <table:table-cell table:formula="of:=[.G112]/[.$I112]" office:value-type="percentage" office:value="0.0178484107579462" calcext:value-type="percentage">
            <text:p>1.78%</text:p>
          </table:table-cell>
          <table:table-cell table:formula="of:=[.H112]/[.$I112]" office:value-type="percentage" office:value="0.0156479217603912" calcext:value-type="percentage">
            <text:p>1.56%</text:p>
          </table:table-cell>
        </table:table-row>
        <table:table-row table:style-name="ro1">
          <table:table-cell office:value-type="string" calcext:value-type="string">
            <text:p>josh-hild-TBd0-kgIaC8-unsplash(3).jpg</text:p>
          </table:table-cell>
          <table:table-cell office:value-type="float" office:value="1677413" calcext:value-type="float">
            <text:p>1677413</text:p>
          </table:table-cell>
          <table:table-cell office:value-type="float" office:value="2499" calcext:value-type="float">
            <text:p>2499</text:p>
          </table:table-cell>
          <table:table-cell office:value-type="float" office:value="209" calcext:value-type="float">
            <text:p>209</text:p>
          </table:table-cell>
          <table:table-cell office:value-type="float" office:value="273" calcext:value-type="float">
            <text:p>273</text:p>
          </table:table-cell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3285" calcext:value-type="float">
            <text:p>3285</text:p>
          </table:table-cell>
          <table:table-cell/>
          <table:table-cell table:formula="of:=[.C113]/[.$I113]" office:value-type="percentage" office:value="0.760730593607306" calcext:value-type="percentage">
            <text:p>76.07%</text:p>
          </table:table-cell>
          <table:table-cell table:formula="of:=[.D113]/[.$I113]" office:value-type="percentage" office:value="0.0636225266362253" calcext:value-type="percentage">
            <text:p>6.36%</text:p>
          </table:table-cell>
          <table:table-cell table:formula="of:=[.E113]/[.$I113]" office:value-type="percentage" office:value="0.0831050228310502" calcext:value-type="percentage">
            <text:p>8.31%</text:p>
          </table:table-cell>
          <table:table-cell table:formula="of:=[.F113]/[.$I113]" office:value-type="percentage" office:value="0.0450532724505327" calcext:value-type="percentage">
            <text:p>4.51%</text:p>
          </table:table-cell>
          <table:table-cell table:formula="of:=[.G113]/[.$I113]" office:value-type="percentage" office:value="0.0249619482496195" calcext:value-type="percentage">
            <text:p>2.50%</text:p>
          </table:table-cell>
          <table:table-cell table:formula="of:=[.H113]/[.$I113]" office:value-type="percentage" office:value="0.0225266362252664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josh-hild-TBd0-kgIaC8-unsplash.jpg</text:p>
          </table:table-cell>
          <table:table-cell office:value-type="float" office:value="899957" calcext:value-type="float">
            <text:p>899957</text:p>
          </table:table-cell>
          <table:table-cell office:value-type="float" office:value="3623" calcext:value-type="float">
            <text:p>3623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110" calcext:value-type="float">
            <text:p>4110</text:p>
          </table:table-cell>
          <table:table-cell/>
          <table:table-cell table:formula="of:=[.C114]/[.$I114]" office:value-type="percentage" office:value="0.881508515815085" calcext:value-type="percentage">
            <text:p>88.15%</text:p>
          </table:table-cell>
          <table:table-cell table:formula="of:=[.D114]/[.$I114]" office:value-type="percentage" office:value="0.0313868613138686" calcext:value-type="percentage">
            <text:p>3.14%</text:p>
          </table:table-cell>
          <table:table-cell table:formula="of:=[.E114]/[.$I114]" office:value-type="percentage" office:value="0.0401459854014599" calcext:value-type="percentage">
            <text:p>4.01%</text:p>
          </table:table-cell>
          <table:table-cell table:formula="of:=[.F114]/[.$I114]" office:value-type="percentage" office:value="0.0226277372262774" calcext:value-type="percentage">
            <text:p>2.26%</text:p>
          </table:table-cell>
          <table:table-cell table:formula="of:=[.G114]/[.$I114]" office:value-type="percentage" office:value="0.0126520681265207" calcext:value-type="percentage">
            <text:p>1.27%</text:p>
          </table:table-cell>
          <table:table-cell table:formula="of:=[.H114]/[.$I114]" office:value-type="percentage" office:value="0.0116788321167883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jsc2025e036488~orig.jpg</text:p>
          </table:table-cell>
          <table:table-cell office:value-type="float" office:value="3612668" calcext:value-type="float">
            <text:p>3612668</text:p>
          </table:table-cell>
          <table:table-cell office:value-type="float" office:value="2775" calcext:value-type="float">
            <text:p>2775</text:p>
          </table:table-cell>
          <table:table-cell office:value-type="float" office:value="740" calcext:value-type="float">
            <text:p>740</text:p>
          </table:table-cell>
          <table:table-cell office:value-type="float" office:value="943" calcext:value-type="float">
            <text:p>943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5420" calcext:value-type="float">
            <text:p>5420</text:p>
          </table:table-cell>
          <table:table-cell/>
          <table:table-cell table:formula="of:=[.C115]/[.$I115]" office:value-type="percentage" office:value="0.511992619926199" calcext:value-type="percentage">
            <text:p>51.20%</text:p>
          </table:table-cell>
          <table:table-cell table:formula="of:=[.D115]/[.$I115]" office:value-type="percentage" office:value="0.136531365313653" calcext:value-type="percentage">
            <text:p>13.65%</text:p>
          </table:table-cell>
          <table:table-cell table:formula="of:=[.E115]/[.$I115]" office:value-type="percentage" office:value="0.173985239852399" calcext:value-type="percentage">
            <text:p>17.40%</text:p>
          </table:table-cell>
          <table:table-cell table:formula="of:=[.F115]/[.$I115]" office:value-type="percentage" office:value="0.0885608856088561" calcext:value-type="percentage">
            <text:p>8.86%</text:p>
          </table:table-cell>
          <table:table-cell table:formula="of:=[.G115]/[.$I115]" office:value-type="percentage" office:value="0.044280442804428" calcext:value-type="percentage">
            <text:p>4.43%</text:p>
          </table:table-cell>
          <table:table-cell table:formula="of:=[.H115]/[.$I115]" office:value-type="percentage" office:value="0.0446494464944649" calcext:value-type="percentage">
            <text:p>4.46%</text:p>
          </table:table-cell>
        </table:table-row>
        <table:table-row table:style-name="ro1">
          <table:table-cell office:value-type="string" calcext:value-type="string">
            <text:p>lawrence-krowdeed-ezyImh0IxOU-unsplash(1).jpg</text:p>
          </table:table-cell>
          <table:table-cell office:value-type="float" office:value="1131045" calcext:value-type="float">
            <text:p>1131045</text:p>
          </table:table-cell>
          <table:table-cell office:value-type="float" office:value="3796" calcext:value-type="float">
            <text:p>379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277" calcext:value-type="float">
            <text:p>4277</text:p>
          </table:table-cell>
          <table:table-cell/>
          <table:table-cell table:formula="of:=[.C116]/[.$I116]" office:value-type="percentage" office:value="0.887537993920973" calcext:value-type="percentage">
            <text:p>88.75%</text:p>
          </table:table-cell>
          <table:table-cell table:formula="of:=[.D116]/[.$I116]" office:value-type="percentage" office:value="0.0294599018003273" calcext:value-type="percentage">
            <text:p>2.95%</text:p>
          </table:table-cell>
          <table:table-cell table:formula="of:=[.E116]/[.$I116]" office:value-type="percentage" office:value="0.038812251578209" calcext:value-type="percentage">
            <text:p>3.88%</text:p>
          </table:table-cell>
          <table:table-cell table:formula="of:=[.F116]/[.$I116]" office:value-type="percentage" office:value="0.0217442132335749" calcext:value-type="percentage">
            <text:p>2.17%</text:p>
          </table:table-cell>
          <table:table-cell table:formula="of:=[.G116]/[.$I116]" office:value-type="percentage" office:value="0.0126256722001403" calcext:value-type="percentage">
            <text:p>1.26%</text:p>
          </table:table-cell>
          <table:table-cell table:formula="of:=[.H116]/[.$I116]" office:value-type="percentage" office:value="0.00981996726677578" calcext:value-type="percentage">
            <text:p>0.98%</text:p>
          </table:table-cell>
        </table:table-row>
        <table:table-row table:style-name="ro1">
          <table:table-cell office:value-type="string" calcext:value-type="string">
            <text:p>lawrence-krowdeed-ezyImh0IxOU-unsplash(2).jpg</text:p>
          </table:table-cell>
          <table:table-cell office:value-type="float" office:value="1952779" calcext:value-type="float">
            <text:p>1952779</text:p>
          </table:table-cell>
          <table:table-cell office:value-type="float" office:value="2530" calcext:value-type="float">
            <text:p>2530</text:p>
          </table:table-cell>
          <table:table-cell office:value-type="float" office:value="178" calcext:value-type="float">
            <text:p>178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205" calcext:value-type="float">
            <text:p>3205</text:p>
          </table:table-cell>
          <table:table-cell/>
          <table:table-cell table:formula="of:=[.C117]/[.$I117]" office:value-type="percentage" office:value="0.789391575663027" calcext:value-type="percentage">
            <text:p>78.94%</text:p>
          </table:table-cell>
          <table:table-cell table:formula="of:=[.D117]/[.$I117]" office:value-type="percentage" office:value="0.0555382215288612" calcext:value-type="percentage">
            <text:p>5.55%</text:p>
          </table:table-cell>
          <table:table-cell table:formula="of:=[.E117]/[.$I117]" office:value-type="percentage" office:value="0.0736349453978159" calcext:value-type="percentage">
            <text:p>7.36%</text:p>
          </table:table-cell>
          <table:table-cell table:formula="of:=[.F117]/[.$I117]" office:value-type="percentage" office:value="0.0405616224648986" calcext:value-type="percentage">
            <text:p>4.06%</text:p>
          </table:table-cell>
          <table:table-cell table:formula="of:=[.G117]/[.$I117]" office:value-type="percentage" office:value="0.0215288611544462" calcext:value-type="percentage">
            <text:p>2.15%</text:p>
          </table:table-cell>
          <table:table-cell table:formula="of:=[.H117]/[.$I117]" office:value-type="percentage" office:value="0.0193447737909516" calcext:value-type="percentage">
            <text:p>1.93%</text:p>
          </table:table-cell>
        </table:table-row>
        <table:table-row table:style-name="ro1">
          <table:table-cell office:value-type="string" calcext:value-type="string">
            <text:p>lawrence-krowdeed-ezyImh0IxOU-unsplash(3).jpg</text:p>
          </table:table-cell>
          <table:table-cell office:value-type="float" office:value="3856758" calcext:value-type="float">
            <text:p>3856758</text:p>
          </table:table-cell>
          <table:table-cell office:value-type="float" office:value="3044" calcext:value-type="float">
            <text:p>3044</text:p>
          </table:table-cell>
          <table:table-cell office:value-type="float" office:value="355" calcext:value-type="float">
            <text:p>355</text:p>
          </table:table-cell>
          <table:table-cell office:value-type="float" office:value="459" calcext:value-type="float">
            <text:p>459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4317" calcext:value-type="float">
            <text:p>4317</text:p>
          </table:table-cell>
          <table:table-cell/>
          <table:table-cell table:formula="of:=[.C118]/[.$I118]" office:value-type="percentage" office:value="0.705119295807274" calcext:value-type="percentage">
            <text:p>70.51%</text:p>
          </table:table-cell>
          <table:table-cell table:formula="of:=[.D118]/[.$I118]" office:value-type="percentage" office:value="0.0822330321982858" calcext:value-type="percentage">
            <text:p>8.22%</text:p>
          </table:table-cell>
          <table:table-cell table:formula="of:=[.E118]/[.$I118]" office:value-type="percentage" office:value="0.10632383599722" calcext:value-type="percentage">
            <text:p>10.63%</text:p>
          </table:table-cell>
          <table:table-cell table:formula="of:=[.F118]/[.$I118]" office:value-type="percentage" office:value="0.0537410238591615" calcext:value-type="percentage">
            <text:p>5.37%</text:p>
          </table:table-cell>
          <table:table-cell table:formula="of:=[.G118]/[.$I118]" office:value-type="percentage" office:value="0.0268705119295807" calcext:value-type="percentage">
            <text:p>2.69%</text:p>
          </table:table-cell>
          <table:table-cell table:formula="of:=[.H118]/[.$I118]" office:value-type="percentage" office:value="0.0257123002084781" calcext:value-type="percentage">
            <text:p>2.57%</text:p>
          </table:table-cell>
        </table:table-row>
        <table:table-row table:style-name="ro1">
          <table:table-cell office:value-type="string" calcext:value-type="string">
            <text:p>lawrence-krowdeed-ezyImh0IxOU-unsplash.jpg</text:p>
          </table:table-cell>
          <table:table-cell office:value-type="float" office:value="67339" calcext:value-type="float">
            <text:p>67339</text:p>
          </table:table-cell>
          <table:table-cell office:value-type="float" office:value="2071" calcext:value-type="float">
            <text:p>207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54" calcext:value-type="float">
            <text:p>2254</text:p>
          </table:table-cell>
          <table:table-cell/>
          <table:table-cell table:formula="of:=[.C119]/[.$I119]" office:value-type="percentage" office:value="0.918811002661934" calcext:value-type="percentage">
            <text:p>91.88%</text:p>
          </table:table-cell>
          <table:table-cell table:formula="of:=[.D119]/[.$I119]" office:value-type="percentage" office:value="0.0190771960958296" calcext:value-type="percentage">
            <text:p>1.91%</text:p>
          </table:table-cell>
          <table:table-cell table:formula="of:=[.E119]/[.$I119]" office:value-type="percentage" office:value="0.0257320319432121" calcext:value-type="percentage">
            <text:p>2.57%</text:p>
          </table:table-cell>
          <table:table-cell table:formula="of:=[.F119]/[.$I119]" office:value-type="percentage" office:value="0.0133096716947649" calcext:value-type="percentage">
            <text:p>1.33%</text:p>
          </table:table-cell>
          <table:table-cell table:formula="of:=[.G119]/[.$I119]" office:value-type="percentage" office:value="0.0115350488021295" calcext:value-type="percentage">
            <text:p>1.15%</text:p>
          </table:table-cell>
          <table:table-cell table:formula="of:=[.H119]/[.$I119]" office:value-type="percentage" office:value="0.0115350488021295" calcext:value-type="percentage">
            <text:p>1.15%</text:p>
          </table:table-cell>
        </table:table-row>
        <table:table-row table:style-name="ro1">
          <table:table-cell office:value-type="string" calcext:value-type="string">
            <text:p>mathieu-bigard-U1o2u8UrHLc-unsplash(1).jpg</text:p>
          </table:table-cell>
          <table:table-cell office:value-type="float" office:value="56853" calcext:value-type="float">
            <text:p>56853</text:p>
          </table:table-cell>
          <table:table-cell office:value-type="float" office:value="3122" calcext:value-type="float">
            <text:p>312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C120]/[.$I120]" office:value-type="percentage" office:value="0.949513381995134" calcext:value-type="percentage">
            <text:p>94.95%</text:p>
          </table:table-cell>
          <table:table-cell table:formula="of:=[.D120]/[.$I120]" office:value-type="percentage" office:value="0.010036496350365" calcext:value-type="percentage">
            <text:p>1.00%</text:p>
          </table:table-cell>
          <table:table-cell table:formula="of:=[.E120]/[.$I120]" office:value-type="percentage" office:value="0.0139902676399027" calcext:value-type="percentage">
            <text:p>1.40%</text:p>
          </table:table-cell>
          <table:table-cell table:formula="of:=[.F120]/[.$I120]" office:value-type="percentage" office:value="0.00821167883211679" calcext:value-type="percentage">
            <text:p>0.82%</text:p>
          </table:table-cell>
          <table:table-cell table:formula="of:=[.G120]/[.$I120]" office:value-type="percentage" office:value="0.0072992700729927" calcext:value-type="percentage">
            <text:p>0.73%</text:p>
          </table:table-cell>
          <table:table-cell table:formula="of:=[.H120]/[.$I120]" office:value-type="percentage" office:value="0.0109489051094891" calcext:value-type="percentage">
            <text:p>1.09%</text:p>
          </table:table-cell>
        </table:table-row>
        <table:table-row table:style-name="ro1">
          <table:table-cell office:value-type="string" calcext:value-type="string">
            <text:p>mathieu-bigard-U1o2u8UrHLc-unsplash(2).jpg</text:p>
          </table:table-cell>
          <table:table-cell office:value-type="float" office:value="388593" calcext:value-type="float">
            <text:p>388593</text:p>
          </table:table-cell>
          <table:table-cell office:value-type="float" office:value="2624" calcext:value-type="float">
            <text:p>262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08" calcext:value-type="float">
            <text:p>2908</text:p>
          </table:table-cell>
          <table:table-cell/>
          <table:table-cell table:formula="of:=[.C121]/[.$I121]" office:value-type="percentage" office:value="0.902338376891334" calcext:value-type="percentage">
            <text:p>90.23%</text:p>
          </table:table-cell>
          <table:table-cell table:formula="of:=[.D121]/[.$I121]" office:value-type="percentage" office:value="0.0251031636863824" calcext:value-type="percentage">
            <text:p>2.51%</text:p>
          </table:table-cell>
          <table:table-cell table:formula="of:=[.E121]/[.$I121]" office:value-type="percentage" office:value="0.0326685006877579" calcext:value-type="percentage">
            <text:p>3.27%</text:p>
          </table:table-cell>
          <table:table-cell table:formula="of:=[.F121]/[.$I121]" office:value-type="percentage" office:value="0.0168500687757909" calcext:value-type="percentage">
            <text:p>1.69%</text:p>
          </table:table-cell>
          <table:table-cell table:formula="of:=[.G121]/[.$I121]" office:value-type="percentage" office:value="0.0116918844566713" calcext:value-type="percentage">
            <text:p>1.17%</text:p>
          </table:table-cell>
          <table:table-cell table:formula="of:=[.H121]/[.$I121]" office:value-type="percentage" office:value="0.0113480055020633" calcext:value-type="percentage">
            <text:p>1.13%</text:p>
          </table:table-cell>
        </table:table-row>
        <table:table-row table:style-name="ro1">
          <table:table-cell office:value-type="string" calcext:value-type="string">
            <text:p>mathieu-bigard-U1o2u8UrHLc-unsplash(3).jpg</text:p>
          </table:table-cell>
          <table:table-cell office:value-type="float" office:value="572101" calcext:value-type="float">
            <text:p>572101</text:p>
          </table:table-cell>
          <table:table-cell office:value-type="float" office:value="3391" calcext:value-type="float">
            <text:p>3391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35" calcext:value-type="float">
            <text:p>3835</text:p>
          </table:table-cell>
          <table:table-cell/>
          <table:table-cell table:formula="of:=[.C122]/[.$I122]" office:value-type="percentage" office:value="0.884224250325945" calcext:value-type="percentage">
            <text:p>88.42%</text:p>
          </table:table-cell>
          <table:table-cell table:formula="of:=[.D122]/[.$I122]" office:value-type="percentage" office:value="0.0305084745762712" calcext:value-type="percentage">
            <text:p>3.05%</text:p>
          </table:table-cell>
          <table:table-cell table:formula="of:=[.E122]/[.$I122]" office:value-type="percentage" office:value="0.0396349413298566" calcext:value-type="percentage">
            <text:p>3.96%</text:p>
          </table:table-cell>
          <table:table-cell table:formula="of:=[.F122]/[.$I122]" office:value-type="percentage" office:value="0.0213820078226858" calcext:value-type="percentage">
            <text:p>2.14%</text:p>
          </table:table-cell>
          <table:table-cell table:formula="of:=[.G122]/[.$I122]" office:value-type="percentage" office:value="0.01251629726206" calcext:value-type="percentage">
            <text:p>1.25%</text:p>
          </table:table-cell>
          <table:table-cell table:formula="of:=[.H122]/[.$I122]" office:value-type="percentage" office:value="0.0117340286831812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mathieu-bigard-U1o2u8UrHLc-unsplash.jpg</text:p>
          </table:table-cell>
          <table:table-cell office:value-type="float" office:value="2927211" calcext:value-type="float">
            <text:p>2927211</text:p>
          </table:table-cell>
          <table:table-cell office:value-type="float" office:value="5130" calcext:value-type="float">
            <text:p>5130</text:p>
          </table:table-cell>
          <table:table-cell office:value-type="float" office:value="882" calcext:value-type="float">
            <text:p>882</text:p>
          </table:table-cell>
          <table:table-cell office:value-type="float" office:value="1146" calcext:value-type="float">
            <text:p>1146</text:p>
          </table:table-cell>
          <table:table-cell office:value-type="float" office:value="578" calcext:value-type="float">
            <text:p>578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8324" calcext:value-type="float">
            <text:p>8324</text:p>
          </table:table-cell>
          <table:table-cell/>
          <table:table-cell table:formula="of:=[.C123]/[.$I123]" office:value-type="percentage" office:value="0.616290245074483" calcext:value-type="percentage">
            <text:p>61.63%</text:p>
          </table:table-cell>
          <table:table-cell table:formula="of:=[.D123]/[.$I123]" office:value-type="percentage" office:value="0.10595867371456" calcext:value-type="percentage">
            <text:p>10.60%</text:p>
          </table:table-cell>
          <table:table-cell table:formula="of:=[.E123]/[.$I123]" office:value-type="percentage" office:value="0.13767419509851" calcext:value-type="percentage">
            <text:p>13.77%</text:p>
          </table:table-cell>
          <table:table-cell table:formula="of:=[.F123]/[.$I123]" office:value-type="percentage" office:value="0.0694377703027391" calcext:value-type="percentage">
            <text:p>6.94%</text:p>
          </table:table-cell>
          <table:table-cell table:formula="of:=[.G123]/[.$I123]" office:value-type="percentage" office:value="0.0365209034118212" calcext:value-type="percentage">
            <text:p>3.65%</text:p>
          </table:table-cell>
          <table:table-cell table:formula="of:=[.H123]/[.$I123]" office:value-type="percentage" office:value="0.0341182123978856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peter-thomas-sK8GwN8KyRk-unsplash(1).jpg</text:p>
          </table:table-cell>
          <table:table-cell office:value-type="float" office:value="484431" calcext:value-type="float">
            <text:p>484431</text:p>
          </table:table-cell>
          <table:table-cell office:value-type="float" office:value="4853" calcext:value-type="float">
            <text:p>4853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463" calcext:value-type="float">
            <text:p>5463</text:p>
          </table:table-cell>
          <table:table-cell/>
          <table:table-cell table:formula="of:=[.C124]/[.$I124]" office:value-type="percentage" office:value="0.888339740069559" calcext:value-type="percentage">
            <text:p>88.83%</text:p>
          </table:table-cell>
          <table:table-cell table:formula="of:=[.D124]/[.$I124]" office:value-type="percentage" office:value="0.029104887424492" calcext:value-type="percentage">
            <text:p>2.91%</text:p>
          </table:table-cell>
          <table:table-cell table:formula="of:=[.E124]/[.$I124]" office:value-type="percentage" office:value="0.0395387149917628" calcext:value-type="percentage">
            <text:p>3.95%</text:p>
          </table:table-cell>
          <table:table-cell table:formula="of:=[.F124]/[.$I124]" office:value-type="percentage" office:value="0.019586307889438" calcext:value-type="percentage">
            <text:p>1.96%</text:p>
          </table:table-cell>
          <table:table-cell table:formula="of:=[.G124]/[.$I124]" office:value-type="percentage" office:value="0.0115321252059308" calcext:value-type="percentage">
            <text:p>1.15%</text:p>
          </table:table-cell>
          <table:table-cell table:formula="of:=[.H124]/[.$I124]" office:value-type="percentage" office:value="0.0118982244188175" calcext:value-type="percentage">
            <text:p>1.19%</text:p>
          </table:table-cell>
        </table:table-row>
        <table:table-row table:style-name="ro1">
          <table:table-cell office:value-type="string" calcext:value-type="string">
            <text:p>peter-thomas-sK8GwN8KyRk-unsplash(2).jpg</text:p>
          </table:table-cell>
          <table:table-cell office:value-type="float" office:value="797200" calcext:value-type="float">
            <text:p>797200</text:p>
          </table:table-cell>
          <table:table-cell office:value-type="float" office:value="2843" calcext:value-type="float">
            <text:p>2843</text:p>
          </table:table-cell>
          <table:table-cell office:value-type="float" office:value="247" calcext:value-type="float">
            <text:p>247</text:p>
          </table:table-cell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3703" calcext:value-type="float">
            <text:p>3703</text:p>
          </table:table-cell>
          <table:table-cell/>
          <table:table-cell table:formula="of:=[.C125]/[.$I125]" office:value-type="percentage" office:value="0.767755873615987" calcext:value-type="percentage">
            <text:p>76.78%</text:p>
          </table:table-cell>
          <table:table-cell table:formula="of:=[.D125]/[.$I125]" office:value-type="percentage" office:value="0.0667026735079665" calcext:value-type="percentage">
            <text:p>6.67%</text:p>
          </table:table-cell>
          <table:table-cell table:formula="of:=[.E125]/[.$I125]" office:value-type="percentage" office:value="0.0810153929246557" calcext:value-type="percentage">
            <text:p>8.10%</text:p>
          </table:table-cell>
          <table:table-cell table:formula="of:=[.F125]/[.$I125]" office:value-type="percentage" office:value="0.0418579530110721" calcext:value-type="percentage">
            <text:p>4.19%</text:p>
          </table:table-cell>
          <table:table-cell table:formula="of:=[.G125]/[.$I125]" office:value-type="percentage" office:value="0.0221442073994059" calcext:value-type="percentage">
            <text:p>2.21%</text:p>
          </table:table-cell>
          <table:table-cell table:formula="of:=[.H125]/[.$I125]" office:value-type="percentage" office:value="0.0205238995409128" calcext:value-type="percentage">
            <text:p>2.05%</text:p>
          </table:table-cell>
        </table:table-row>
        <table:table-row table:style-name="ro1">
          <table:table-cell office:value-type="string" calcext:value-type="string">
            <text:p>peter-thomas-sK8GwN8KyRk-unsplash(3).jpg</text:p>
          </table:table-cell>
          <table:table-cell office:value-type="float" office:value="1028338" calcext:value-type="float">
            <text:p>1028338</text:p>
          </table:table-cell>
          <table:table-cell office:value-type="float" office:value="5764" calcext:value-type="float">
            <text:p>5764</text:p>
          </table:table-cell>
          <table:table-cell office:value-type="float" office:value="261" calcext:value-type="float">
            <text:p>261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26]/[.$I126]" office:value-type="percentage" office:value="0.854558932542624" calcext:value-type="percentage">
            <text:p>85.46%</text:p>
          </table:table-cell>
          <table:table-cell table:formula="of:=[.D126]/[.$I126]" office:value-type="percentage" office:value="0.0386953298739807" calcext:value-type="percentage">
            <text:p>3.87%</text:p>
          </table:table-cell>
          <table:table-cell table:formula="of:=[.E126]/[.$I126]" office:value-type="percentage" office:value="0.0532246108228317" calcext:value-type="percentage">
            <text:p>5.32%</text:p>
          </table:table-cell>
          <table:table-cell table:formula="of:=[.F126]/[.$I126]" office:value-type="percentage" office:value="0.0259451445515196" calcext:value-type="percentage">
            <text:p>2.59%</text:p>
          </table:table-cell>
          <table:table-cell table:formula="of:=[.G126]/[.$I126]" office:value-type="percentage" office:value="0.0142327650111193" calcext:value-type="percentage">
            <text:p>1.42%</text:p>
          </table:table-cell>
          <table:table-cell table:formula="of:=[.H126]/[.$I126]" office:value-type="percentage" office:value="0.0133432171979244" calcext:value-type="percentage">
            <text:p>1.33%</text:p>
          </table:table-cell>
        </table:table-row>
        <table:table-row table:style-name="ro1">
          <table:table-cell office:value-type="string" calcext:value-type="string">
            <text:p>peter-thomas-sK8GwN8KyRk-unsplash.jpg</text:p>
          </table:table-cell>
          <table:table-cell office:value-type="float" office:value="49118" calcext:value-type="float">
            <text:p>49118</text:p>
          </table:table-cell>
          <table:table-cell office:value-type="float" office:value="3253" calcext:value-type="float">
            <text:p>325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80" calcext:value-type="float">
            <text:p>3480</text:p>
          </table:table-cell>
          <table:table-cell/>
          <table:table-cell table:formula="of:=[.C127]/[.$I127]" office:value-type="percentage" office:value="0.934770114942529" calcext:value-type="percentage">
            <text:p>93.48%</text:p>
          </table:table-cell>
          <table:table-cell table:formula="of:=[.D127]/[.$I127]" office:value-type="percentage" office:value="0.0155172413793103" calcext:value-type="percentage">
            <text:p>1.55%</text:p>
          </table:table-cell>
          <table:table-cell table:formula="of:=[.E127]/[.$I127]" office:value-type="percentage" office:value="0.021264367816092" calcext:value-type="percentage">
            <text:p>2.13%</text:p>
          </table:table-cell>
          <table:table-cell table:formula="of:=[.F127]/[.$I127]" office:value-type="percentage" office:value="0.0103448275862069" calcext:value-type="percentage">
            <text:p>1.03%</text:p>
          </table:table-cell>
          <table:table-cell table:formula="of:=[.G127]/[.$I127]" office:value-type="percentage" office:value="0.00862068965517241" calcext:value-type="percentage">
            <text:p>0.86%</text:p>
          </table:table-cell>
          <table:table-cell table:formula="of:=[.H127]/[.$I127]" office:value-type="percentage" office:value="0.00948275862068966" calcext:value-type="percentage">
            <text:p>0.9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1:25:51.353604128</dc:date>
    <meta:editing-duration>PT5M45S</meta:editing-duration>
    <meta:editing-cycles>1</meta:editing-cycles>
    <meta:document-statistic meta:table-count="1" meta:cell-count="1906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7.755cm" svg:height="15.354cm" xlink:href=".." xlink:type="simple" chart:class="chart:bar" chart:style-name="ch1">
        <chart:legend chart:legend-position="top" svg:x="28.511cm" svg:y="0.185cm" style:legend-expansion="wide" chart:style-name="ch2"/>
        <chart:plot-area chart:style-name="ch3" table:cell-range-address="gpu_times.A1:gpu_times.A127 gpu_times.K1:gpu_times.P127" chart:data-source-has-labels="both" svg:x="1.355cm" svg:y="1.09cm" svg:width="65.045cm" svg:height="13.957cm">
          <chart:coordinate-region svg:x="6.066cm" svg:y="1.29cm" svg:width="60.334cm" svg:height="6.229cm"/>
          <chart:axis chart:dimension="x" chart:name="primary-x" chart:style-name="ch4" chartooo:axis-type="auto">
            <chartooo:date-scale/>
            <chart:categories table:cell-range-address="gpu_times.A2:gpu_times.A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pu_times.K2:gpu_times.K127" chart:label-cell-address="gpu_times.K1:gpu_times.K1" chart:class="chart:bar">
            <chart:data-point chart:repeated="126"/>
          </chart:series>
          <chart:series chart:style-name="ch8" chart:values-cell-range-address="gpu_times.L2:gpu_times.L127" chart:label-cell-address="gpu_times.L1:gpu_times.L1" chart:class="chart:bar">
            <chart:data-point chart:repeated="126"/>
          </chart:series>
          <chart:series chart:style-name="ch9" chart:values-cell-range-address="gpu_times.M2:gpu_times.M127" chart:label-cell-address="gpu_times.M1:gpu_times.M1" chart:class="chart:bar">
            <chart:data-point chart:repeated="126"/>
          </chart:series>
          <chart:series chart:style-name="ch10" chart:values-cell-range-address="gpu_times.N2:gpu_times.N127" chart:label-cell-address="gpu_times.N1:gpu_times.N1" chart:class="chart:bar">
            <chart:data-point chart:repeated="126"/>
          </chart:series>
          <chart:series chart:style-name="ch11" chart:values-cell-range-address="gpu_times.O2:gpu_times.O127" chart:label-cell-address="gpu_times.O1:gpu_times.O1" chart:class="chart:bar">
            <chart:data-point chart:repeated="126"/>
          </chart:series>
          <chart:series chart:style-name="ch12" chart:values-cell-range-address="gpu_times.P2:gpu_times.P127" chart:label-cell-address="gpu_times.P1:gpu_times.P1" chart:class="chart:bar">
            <chart:data-point chart:repeated="1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timeP</text:p>
                <draw:g>
                  <svg:desc>gpu_times.K1:gpu_times.K1</svg:desc>
                </draw:g>
              </table:table-cell>
              <table:table-cell office:value-type="string">
                <text:p>GbtimeP</text:p>
                <draw:g>
                  <svg:desc>gpu_times.L1:gpu_times.L1</svg:desc>
                </draw:g>
              </table:table-cell>
              <table:table-cell office:value-type="string">
                <text:p>SttimeP</text:p>
                <draw:g>
                  <svg:desc>gpu_times.M1:gpu_times.M1</svg:desc>
                </draw:g>
              </table:table-cell>
              <table:table-cell office:value-type="string">
                <text:p>NMSP</text:p>
                <draw:g>
                  <svg:desc>gpu_times.N1:gpu_times.N1</svg:desc>
                </draw:g>
              </table:table-cell>
              <table:table-cell office:value-type="string">
                <text:p>DttimeP</text:p>
                <draw:g>
                  <svg:desc>gpu_times.O1:gpu_times.O1</svg:desc>
                </draw:g>
              </table:table-cell>
              <table:table-cell office:value-type="string">
                <text:p>HystimeP</text:p>
                <draw:g>
                  <svg:desc>gpu_times.P1:gpu_time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60floralflaves-uLS5dH7thaI-unsplash(1).jpg</text:p>
                <draw:g>
                  <svg:desc>gpu_times.A2:gpu_times.A127</svg:desc>
                </draw:g>
              </table:table-cell>
              <table:table-cell office:value-type="float" office:value="0.874877571008815">
                <text:p>0.874877571008815</text:p>
                <draw:g>
                  <svg:desc>gpu_times.K2:gpu_times.K127</svg:desc>
                </draw:g>
              </table:table-cell>
              <table:table-cell office:value-type="float" office:value="0.0333006856023506">
                <text:p>0.0333006856023506</text:p>
                <draw:g>
                  <svg:desc>gpu_times.L2:gpu_times.L127</svg:desc>
                </draw:g>
              </table:table-cell>
              <table:table-cell office:value-type="float" office:value="0.0430950048971596">
                <text:p>0.0430950048971596</text:p>
                <draw:g>
                  <svg:desc>gpu_times.M2:gpu_times.M127</svg:desc>
                </draw:g>
              </table:table-cell>
              <table:table-cell office:value-type="float" office:value="0.0235063663075416">
                <text:p>0.0235063663075416</text:p>
                <draw:g>
                  <svg:desc>gpu_times.N2:gpu_times.N127</svg:desc>
                </draw:g>
              </table:table-cell>
              <table:table-cell office:value-type="float" office:value="0.0132223310479922">
                <text:p>0.0132223310479922</text:p>
                <draw:g>
                  <svg:desc>gpu_times.O2:gpu_times.O127</svg:desc>
                </draw:g>
              </table:table-cell>
              <table:table-cell office:value-type="float" office:value="0.011998041136141">
                <text:p>0.011998041136141</text:p>
                <draw:g>
                  <svg:desc>gpu_times.P2:gpu_times.P127</svg:desc>
                </draw:g>
              </table:table-cell>
            </table:table-row>
            <table:table-row>
              <table:table-cell office:value-type="string">
                <text:p>360floralflaves-uLS5dH7thaI-unsplash(2).jpg</text:p>
              </table:table-cell>
              <table:table-cell office:value-type="float" office:value="0.650513950073421">
                <text:p>0.650513950073421</text:p>
              </table:table-cell>
              <table:table-cell office:value-type="float" office:value="0.0950807635829662">
                <text:p>0.0950807635829662</text:p>
              </table:table-cell>
              <table:table-cell office:value-type="float" office:value="0.126101321585903">
                <text:p>0.126101321585903</text:p>
              </table:table-cell>
              <table:table-cell office:value-type="float" office:value="0.0649779735682819">
                <text:p>0.0649779735682819</text:p>
              </table:table-cell>
              <table:table-cell office:value-type="float" office:value="0.0323054331864905">
                <text:p>0.0323054331864905</text:p>
              </table:table-cell>
              <table:table-cell office:value-type="float" office:value="0.0310205580029369">
                <text:p>0.0310205580029369</text:p>
              </table:table-cell>
            </table:table-row>
            <table:table-row>
              <table:table-cell office:value-type="string">
                <text:p>360floralflaves-uLS5dH7thaI-unsplash.jpg</text:p>
              </table:table-cell>
              <table:table-cell office:value-type="float" office:value="0.931610337972167">
                <text:p>0.931610337972167</text:p>
              </table:table-cell>
              <table:table-cell office:value-type="float" office:value="0.015506958250497">
                <text:p>0.015506958250497</text:p>
              </table:table-cell>
              <table:table-cell office:value-type="float" office:value="0.0214711729622266">
                <text:p>0.0214711729622266</text:p>
              </table:table-cell>
              <table:table-cell office:value-type="float" office:value="0.0115308151093439">
                <text:p>0.0115308151093439</text:p>
              </table:table-cell>
              <table:table-cell office:value-type="float" office:value="0.0095427435387674">
                <text:p>0.0095427435387674</text:p>
              </table:table-cell>
              <table:table-cell office:value-type="float" office:value="0.010337972166998">
                <text:p>0.010337972166998</text:p>
              </table:table-cell>
            </table:table-row>
            <table:table-row>
              <table:table-cell office:value-type="string">
                <text:p>ACD24-0161-064~orig.jpg</text:p>
              </table:table-cell>
              <table:table-cell office:value-type="float" office:value="0.725869520477464">
                <text:p>0.725869520477464</text:p>
              </table:table-cell>
              <table:table-cell office:value-type="float" office:value="0.0738835151265693">
                <text:p>0.0738835151265693</text:p>
              </table:table-cell>
              <table:table-cell office:value-type="float" office:value="0.0967277217534472">
                <text:p>0.0967277217534472</text:p>
              </table:table-cell>
              <table:table-cell office:value-type="float" office:value="0.0514509158263017">
                <text:p>0.0514509158263017</text:p>
              </table:table-cell>
              <table:table-cell office:value-type="float" office:value="0.0259312615764561">
                <text:p>0.0259312615764561</text:p>
              </table:table-cell>
              <table:table-cell office:value-type="float" office:value="0.0261370652397613">
                <text:p>0.0261370652397613</text:p>
              </table:table-cell>
            </table:table-row>
            <table:table-row>
              <table:table-cell office:value-type="string">
                <text:p>a-chosen-soul-radulW4SHhA-unsplash(1).jpg</text:p>
              </table:table-cell>
              <table:table-cell office:value-type="float" office:value="0.923597678916828">
                <text:p>0.923597678916828</text:p>
              </table:table-cell>
              <table:table-cell office:value-type="float" office:value="0.0196647324306899">
                <text:p>0.0196647324306899</text:p>
              </table:table-cell>
              <table:table-cell office:value-type="float" office:value="0.024822695035461">
                <text:p>0.024822695035461</text:p>
              </table:table-cell>
              <table:table-cell office:value-type="float" office:value="0.0125725338491296">
                <text:p>0.0125725338491296</text:p>
              </table:table-cell>
              <table:table-cell office:value-type="float" office:value="0.00934880722114765">
                <text:p>0.00934880722114765</text:p>
              </table:table-cell>
              <table:table-cell office:value-type="float" office:value="0.00999355254674404">
                <text:p>0.00999355254674404</text:p>
              </table:table-cell>
            </table:table-row>
            <table:table-row>
              <table:table-cell office:value-type="string">
                <text:p>a-chosen-soul-radulW4SHhA-unsplash(2).jpg</text:p>
              </table:table-cell>
              <table:table-cell office:value-type="float" office:value="0.911341853035144">
                <text:p>0.911341853035144</text:p>
              </table:table-cell>
              <table:table-cell office:value-type="float" office:value="0.0215654952076677">
                <text:p>0.0215654952076677</text:p>
              </table:table-cell>
              <table:table-cell office:value-type="float" office:value="0.0284877529286475">
                <text:p>0.0284877529286475</text:p>
              </table:table-cell>
              <table:table-cell office:value-type="float" office:value="0.0178381256656017">
                <text:p>0.0178381256656017</text:p>
              </table:table-cell>
              <table:table-cell office:value-type="float" office:value="0.0103833865814696">
                <text:p>0.0103833865814696</text:p>
              </table:table-cell>
              <table:table-cell office:value-type="float" office:value="0.0103833865814696">
                <text:p>0.0103833865814696</text:p>
              </table:table-cell>
            </table:table-row>
            <table:table-row>
              <table:table-cell office:value-type="string">
                <text:p>a-chosen-soul-radulW4SHhA-unsplash(3).jpg</text:p>
              </table:table-cell>
              <table:table-cell office:value-type="float" office:value="0.394954563949546">
                <text:p>0.394954563949546</text:p>
              </table:table-cell>
              <table:table-cell office:value-type="float" office:value="0.169537501695375">
                <text:p>0.169537501695375</text:p>
              </table:table-cell>
              <table:table-cell office:value-type="float" office:value="0.230299742302997">
                <text:p>0.230299742302997</text:p>
              </table:table-cell>
              <table:table-cell office:value-type="float" office:value="0.105655771056558">
                <text:p>0.105655771056558</text:p>
              </table:table-cell>
              <table:table-cell office:value-type="float" office:value="0.050183100501831">
                <text:p>0.050183100501831</text:p>
              </table:table-cell>
              <table:table-cell office:value-type="float" office:value="0.0493693204936932">
                <text:p>0.0493693204936932</text:p>
              </table:table-cell>
            </table:table-row>
            <table:table-row>
              <table:table-cell office:value-type="string">
                <text:p>a-chosen-soul-radulW4SHhA-unsplash.jpg</text:p>
              </table:table-cell>
              <table:table-cell office:value-type="float" office:value="0.956723787394714">
                <text:p>0.956723787394714</text:p>
              </table:table-cell>
              <table:table-cell office:value-type="float" office:value="0.00958466453674121">
                <text:p>0.00958466453674121</text:p>
              </table:table-cell>
              <table:table-cell office:value-type="float" office:value="0.012779552715655">
                <text:p>0.012779552715655</text:p>
              </table:table-cell>
              <table:table-cell office:value-type="float" office:value="0.00726110949753122">
                <text:p>0.00726110949753122</text:p>
              </table:table-cell>
              <table:table-cell office:value-type="float" office:value="0.00697066511762997">
                <text:p>0.00697066511762997</text:p>
              </table:table-cell>
              <table:table-cell office:value-type="float" office:value="0.00668022073772873">
                <text:p>0.00668022073772873</text:p>
              </table:table-cell>
            </table:table-row>
            <table:table-row>
              <table:table-cell office:value-type="string">
                <text:p>behnam-norouzi-I5eKsDa8iwY-unsplash.jpg</text:p>
              </table:table-cell>
              <table:table-cell office:value-type="float" office:value="0.938467207074429">
                <text:p>0.938467207074429</text:p>
              </table:table-cell>
              <table:table-cell office:value-type="float" office:value="0.0143699336772292">
                <text:p>0.0143699336772292</text:p>
              </table:table-cell>
              <table:table-cell office:value-type="float" office:value="0.0180545320560059">
                <text:p>0.0180545320560059</text:p>
              </table:table-cell>
              <table:table-cell office:value-type="float" office:value="0.0103168754605748">
                <text:p>0.0103168754605748</text:p>
              </table:table-cell>
              <table:table-cell office:value-type="float" office:value="0.00957995578481946">
                <text:p>0.00957995578481946</text:p>
              </table:table-cell>
              <table:table-cell office:value-type="float" office:value="0.00921149594694178">
                <text:p>0.00921149594694178</text:p>
              </table:table-cell>
            </table:table-row>
            <table:table-row>
              <table:table-cell office:value-type="string">
                <text:p>benjamin-chambon-0vnmC_UWuMg-unsplash.jpg</text:p>
              </table:table-cell>
              <table:table-cell office:value-type="float" office:value="0.881258191349934">
                <text:p>0.881258191349934</text:p>
              </table:table-cell>
              <table:table-cell office:value-type="float" office:value="0.0311926605504587">
                <text:p>0.0311926605504587</text:p>
              </table:table-cell>
              <table:table-cell office:value-type="float" office:value="0.0393184796854522">
                <text:p>0.0393184796854522</text:p>
              </table:table-cell>
              <table:table-cell office:value-type="float" office:value="0.0238532110091743">
                <text:p>0.0238532110091743</text:p>
              </table:table-cell>
              <table:table-cell office:value-type="float" office:value="0.0128440366972477">
                <text:p>0.0128440366972477</text:p>
              </table:table-cell>
              <table:table-cell office:value-type="float" office:value="0.0115334207077326">
                <text:p>0.0115334207077326</text:p>
              </table:table-cell>
            </table:table-row>
            <table:table-row>
              <table:table-cell office:value-type="string">
                <text:p>benjamin-chambon-SRXkNrlTalM-unsplash.jpg</text:p>
              </table:table-cell>
              <table:table-cell office:value-type="float" office:value="0.797178130511464">
                <text:p>0.797178130511464</text:p>
              </table:table-cell>
              <table:table-cell office:value-type="float" office:value="0.0564373897707231">
                <text:p>0.0564373897707231</text:p>
              </table:table-cell>
              <table:table-cell office:value-type="float" office:value="0.0663139329805997">
                <text:p>0.0663139329805997</text:p>
              </table:table-cell>
              <table:table-cell office:value-type="float" office:value="0.03668430335097">
                <text:p>0.03668430335097</text:p>
              </table:table-cell>
              <table:table-cell office:value-type="float" office:value="0.0211640211640212">
                <text:p>0.021164021164021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bernard-hermant-nHRXNv2qeDE-unsplash(1).jpg</text:p>
              </table:table-cell>
              <table:table-cell office:value-type="float" office:value="0.874722564734895">
                <text:p>0.874722564734895</text:p>
              </table:table-cell>
              <table:table-cell office:value-type="float" office:value="0.0332922318125771">
                <text:p>0.0332922318125771</text:p>
              </table:table-cell>
              <table:table-cell office:value-type="float" office:value="0.0387176325524044">
                <text:p>0.0387176325524044</text:p>
              </table:table-cell>
              <table:table-cell office:value-type="float" office:value="0.0236744759556104">
                <text:p>0.0236744759556104</text:p>
              </table:table-cell>
              <table:table-cell office:value-type="float" office:value="0.0135635018495684">
                <text:p>0.0135635018495684</text:p>
              </table:table-cell>
              <table:table-cell office:value-type="float" office:value="0.0160295930949445">
                <text:p>0.0160295930949445</text:p>
              </table:table-cell>
            </table:table-row>
            <table:table-row>
              <table:table-cell office:value-type="string">
                <text:p>bernard-hermant-nHRXNv2qeDE-unsplash(2).jpg</text:p>
              </table:table-cell>
              <table:table-cell office:value-type="float" office:value="0.769996787664632">
                <text:p>0.769996787664632</text:p>
              </table:table-cell>
              <table:table-cell office:value-type="float" office:value="0.0613556055252168">
                <text:p>0.0613556055252168</text:p>
              </table:table-cell>
              <table:table-cell office:value-type="float" office:value="0.0725987793125602">
                <text:p>0.0725987793125602</text:p>
              </table:table-cell>
              <table:table-cell office:value-type="float" office:value="0.0440089945390299">
                <text:p>0.0440089945390299</text:p>
              </table:table-cell>
              <table:table-cell office:value-type="float" office:value="0.0234500481850305">
                <text:p>0.0234500481850305</text:p>
              </table:table-cell>
              <table:table-cell office:value-type="float" office:value="0.0285897847735304">
                <text:p>0.0285897847735304</text:p>
              </table:table-cell>
            </table:table-row>
            <table:table-row>
              <table:table-cell office:value-type="string">
                <text:p>bernard-hermant-nHRXNv2qeDE-unsplash(3).jpg</text:p>
              </table:table-cell>
              <table:table-cell office:value-type="float" office:value="0.945110410094637">
                <text:p>0.945110410094637</text:p>
              </table:table-cell>
              <table:table-cell office:value-type="float" office:value="0.0129337539432177">
                <text:p>0.0129337539432177</text:p>
              </table:table-cell>
              <table:table-cell office:value-type="float" office:value="0.0160883280757098">
                <text:p>0.0160883280757098</text:p>
              </table:table-cell>
              <table:table-cell office:value-type="float" office:value="0.00883280757097792">
                <text:p>0.00883280757097792</text:p>
              </table:table-cell>
              <table:table-cell office:value-type="float" office:value="0.00788643533123028">
                <text:p>0.00788643533123028</text:p>
              </table:table-cell>
              <table:table-cell office:value-type="float" office:value="0.00914826498422713">
                <text:p>0.00914826498422713</text:p>
              </table:table-cell>
            </table:table-row>
            <table:table-row>
              <table:table-cell office:value-type="string">
                <text:p>bernard-hermant-nHRXNv2qeDE-unsplash.jpg</text:p>
              </table:table-cell>
              <table:table-cell office:value-type="float" office:value="0.57684630738523">
                <text:p>0.57684630738523</text:p>
              </table:table-cell>
              <table:table-cell office:value-type="float" office:value="0.116516966067864">
                <text:p>0.116516966067864</text:p>
              </table:table-cell>
              <table:table-cell office:value-type="float" office:value="0.13622754491018">
                <text:p>0.13622754491018</text:p>
              </table:table-cell>
              <table:table-cell office:value-type="float" office:value="0.0785928143712575">
                <text:p>0.0785928143712575</text:p>
              </table:table-cell>
              <table:table-cell office:value-type="float" office:value="0.0404191616766467">
                <text:p>0.0404191616766467</text:p>
              </table:table-cell>
              <table:table-cell office:value-type="float" office:value="0.0513972055888224">
                <text:p>0.0513972055888224</text:p>
              </table:table-cell>
            </table:table-row>
            <table:table-row>
              <table:table-cell office:value-type="string">
                <text:p>christoph-nolte-_6sc3AzkEyA-unsplash(1).jpg</text:p>
              </table:table-cell>
              <table:table-cell office:value-type="float" office:value="0.883020860839715">
                <text:p>0.883020860839715</text:p>
              </table:table-cell>
              <table:table-cell office:value-type="float" office:value="0.0303670451544758">
                <text:p>0.0303670451544758</text:p>
              </table:table-cell>
              <table:table-cell office:value-type="float" office:value="0.0401373118563507">
                <text:p>0.0401373118563507</text:p>
              </table:table-cell>
              <table:table-cell office:value-type="float" office:value="0.0224452072880908">
                <text:p>0.0224452072880908</text:p>
              </table:table-cell>
              <table:table-cell office:value-type="float" office:value="0.0124108793240032">
                <text:p>0.0124108793240032</text:p>
              </table:table-cell>
              <table:table-cell office:value-type="float" office:value="0.0116186955373647">
                <text:p>0.0116186955373647</text:p>
              </table:table-cell>
            </table:table-row>
            <table:table-row>
              <table:table-cell office:value-type="string">
                <text:p>christoph-nolte-_6sc3AzkEyA-unsplash(2).jpg</text:p>
              </table:table-cell>
              <table:table-cell office:value-type="float" office:value="0.7957811066952">
                <text:p>0.7957811066952</text:p>
              </table:table-cell>
              <table:table-cell office:value-type="float" office:value="0.0538061754815041">
                <text:p>0.0538061754815041</text:p>
              </table:table-cell>
              <table:table-cell office:value-type="float" office:value="0.0727606236624885">
                <text:p>0.0727606236624885</text:p>
              </table:table-cell>
              <table:table-cell office:value-type="float" office:value="0.0379088963619688">
                <text:p>0.0379088963619688</text:p>
              </table:table-cell>
              <table:table-cell office:value-type="float" office:value="0.0214001834301437">
                <text:p>0.0214001834301437</text:p>
              </table:table-cell>
              <table:table-cell office:value-type="float" office:value="0.0183430143686946">
                <text:p>0.0183430143686946</text:p>
              </table:table-cell>
            </table:table-row>
            <table:table-row>
              <table:table-cell office:value-type="string">
                <text:p>christoph-nolte-_6sc3AzkEyA-unsplash(3).jpg</text:p>
              </table:table-cell>
              <table:table-cell office:value-type="float" office:value="0.715574263379435">
                <text:p>0.715574263379435</text:p>
              </table:table-cell>
              <table:table-cell office:value-type="float" office:value="0.0775706554419723">
                <text:p>0.0775706554419723</text:p>
              </table:table-cell>
              <table:table-cell office:value-type="float" office:value="0.105832832230908">
                <text:p>0.105832832230908</text:p>
              </table:table-cell>
              <table:table-cell office:value-type="float" office:value="0.049508919623171">
                <text:p>0.049508919623171</text:p>
              </table:table-cell>
              <table:table-cell office:value-type="float" office:value="0.0262577670875927">
                <text:p>0.0262577670875927</text:p>
              </table:table-cell>
              <table:table-cell office:value-type="float" office:value="0.0252555622369212">
                <text:p>0.0252555622369212</text:p>
              </table:table-cell>
            </table:table-row>
            <table:table-row>
              <table:table-cell office:value-type="string">
                <text:p>christoph-nolte-_6sc3AzkEyA-unsplash.jpg</text:p>
              </table:table-cell>
              <table:table-cell office:value-type="float" office:value="0.938125231567247">
                <text:p>0.938125231567247</text:p>
              </table:table-cell>
              <table:table-cell office:value-type="float" office:value="0.0140792886254168">
                <text:p>0.0140792886254168</text:p>
              </table:table-cell>
              <table:table-cell office:value-type="float" office:value="0.0185253797702853">
                <text:p>0.0185253797702853</text:p>
              </table:table-cell>
              <table:table-cell office:value-type="float" office:value="0.0103742126713598">
                <text:p>0.0103742126713598</text:p>
              </table:table-cell>
              <table:table-cell office:value-type="float" office:value="0.0100037050759541">
                <text:p>0.0100037050759541</text:p>
              </table:table-cell>
              <table:table-cell office:value-type="float" office:value="0.00889218228973694">
                <text:p>0.00889218228973694</text:p>
              </table:table-cell>
            </table:table-row>
            <table:table-row>
              <table:table-cell office:value-type="string">
                <text:p>christopher-stites-9RUeWUWUSII-unsplash(1).jpg</text:p>
              </table:table-cell>
              <table:table-cell office:value-type="float" office:value="0.879651623119557">
                <text:p>0.879651623119557</text:p>
              </table:table-cell>
              <table:table-cell office:value-type="float" office:value="0.0321984692531011">
                <text:p>0.0321984692531011</text:p>
              </table:table-cell>
              <table:table-cell office:value-type="float" office:value="0.0369490630773291">
                <text:p>0.0369490630773291</text:p>
              </table:table-cell>
              <table:table-cell office:value-type="float" office:value="0.0234890472420164">
                <text:p>0.0234890472420164</text:p>
              </table:table-cell>
              <table:table-cell office:value-type="float" office:value="0.0137239377144365">
                <text:p>0.0137239377144365</text:p>
              </table:table-cell>
              <table:table-cell office:value-type="float" office:value="0.0139878595935603">
                <text:p>0.0139878595935603</text:p>
              </table:table-cell>
            </table:table-row>
            <table:table-row>
              <table:table-cell office:value-type="string">
                <text:p>christopher-stites-9RUeWUWUSII-unsplash(2).jpg</text:p>
              </table:table-cell>
              <table:table-cell office:value-type="float" office:value="0.799653078924545">
                <text:p>0.799653078924545</text:p>
              </table:table-cell>
              <table:table-cell office:value-type="float" office:value="0.0537727666955768">
                <text:p>0.0537727666955768</text:p>
              </table:table-cell>
              <table:table-cell office:value-type="float" office:value="0.0633130962705985">
                <text:p>0.0633130962705985</text:p>
              </table:table-cell>
              <table:table-cell office:value-type="float" office:value="0.0384504191962995">
                <text:p>0.0384504191962995</text:p>
              </table:table-cell>
              <table:table-cell office:value-type="float" office:value="0.02081526452732">
                <text:p>0.02081526452732</text:p>
              </table:table-cell>
              <table:table-cell office:value-type="float" office:value="0.0239953743856606">
                <text:p>0.0239953743856606</text:p>
              </table:table-cell>
            </table:table-row>
            <table:table-row>
              <table:table-cell office:value-type="string">
                <text:p>christopher-stites-9RUeWUWUSII-unsplash(3).jpg</text:p>
              </table:table-cell>
              <table:table-cell office:value-type="float" office:value="0.779699590350478">
                <text:p>0.779699590350478</text:p>
              </table:table-cell>
              <table:table-cell office:value-type="float" office:value="0.0603095129722349">
                <text:p>0.0603095129722349</text:p>
              </table:table-cell>
              <table:table-cell office:value-type="float" office:value="0.0710059171597633">
                <text:p>0.0710059171597633</text:p>
              </table:table-cell>
              <table:table-cell office:value-type="float" office:value="0.0395994538006372">
                <text:p>0.0395994538006372</text:p>
              </table:table-cell>
              <table:table-cell office:value-type="float" office:value="0.0225307237141557">
                <text:p>0.0225307237141557</text:p>
              </table:table-cell>
              <table:table-cell office:value-type="float" office:value="0.026854802002731">
                <text:p>0.026854802002731</text:p>
              </table:table-cell>
            </table:table-row>
            <table:table-row>
              <table:table-cell office:value-type="string">
                <text:p>christopher-stites-9RUeWUWUSII-unsplash.jpg</text:p>
              </table:table-cell>
              <table:table-cell office:value-type="float" office:value="0.935595834940224">
                <text:p>0.935595834940224</text:p>
              </table:table-cell>
              <table:table-cell office:value-type="float" office:value="0.0150404936367142">
                <text:p>0.0150404936367142</text:p>
              </table:table-cell>
              <table:table-cell office:value-type="float" office:value="0.018897030466641">
                <text:p>0.018897030466641</text:p>
              </table:table-cell>
              <table:table-cell office:value-type="float" office:value="0.0107983031237948">
                <text:p>0.0107983031237948</text:p>
              </table:table-cell>
              <table:table-cell office:value-type="float" office:value="0.0100269957578095">
                <text:p>0.0100269957578095</text:p>
              </table:table-cell>
              <table:table-cell office:value-type="float" office:value="0.00964134207481682">
                <text:p>0.00964134207481682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959427207637232">
                <text:p>0.959427207637232</text:p>
              </table:table-cell>
              <table:table-cell office:value-type="float" office:value="0.00865155131264916">
                <text:p>0.00865155131264916</text:p>
              </table:table-cell>
              <table:table-cell office:value-type="float" office:value="0.0116348448687351">
                <text:p>0.0116348448687351</text:p>
              </table:table-cell>
              <table:table-cell office:value-type="float" office:value="0.00686157517899761">
                <text:p>0.00686157517899761</text:p>
              </table:table-cell>
              <table:table-cell office:value-type="float" office:value="0.00715990453460621">
                <text:p>0.00715990453460621</text:p>
              </table:table-cell>
              <table:table-cell office:value-type="float" office:value="0.00626491646778043">
                <text:p>0.00626491646778043</text:p>
              </table:table-cell>
            </table:table-row>
            <table:table-row>
              <table:table-cell office:value-type="string">
                <text:p>eric-barbeau-RyRuudzKonE-unsplash.jpg</text:p>
              </table:table-cell>
              <table:table-cell office:value-type="float" office:value="0.596134282807731">
                <text:p>0.596134282807731</text:p>
              </table:table-cell>
              <table:table-cell office:value-type="float" office:value="0.108341810783316">
                <text:p>0.108341810783316</text:p>
              </table:table-cell>
              <table:table-cell office:value-type="float" office:value="0.135045778229908">
                <text:p>0.135045778229908</text:p>
              </table:table-cell>
              <table:table-cell office:value-type="float" office:value="0.0803662258392675">
                <text:p>0.0803662258392675</text:p>
              </table:table-cell>
              <table:table-cell office:value-type="float" office:value="0.0391658189216684">
                <text:p>0.0391658189216684</text:p>
              </table:table-cell>
              <table:table-cell office:value-type="float" office:value="0.0409460834181078">
                <text:p>0.0409460834181078</text:p>
              </table:table-cell>
            </table:table-row>
            <table:table-row>
              <table:table-cell office:value-type="string">
                <text:p>europeana-oYohiSeMhQ4-unsplash(1).jpg</text:p>
              </table:table-cell>
              <table:table-cell office:value-type="float" office:value="0.925263157894737">
                <text:p>0.925263157894737</text:p>
              </table:table-cell>
              <table:table-cell office:value-type="float" office:value="0.0184210526315789">
                <text:p>0.0184210526315789</text:p>
              </table:table-cell>
              <table:table-cell office:value-type="float" office:value="0.0223684210526316">
                <text:p>0.0223684210526316</text:p>
              </table:table-cell>
              <table:table-cell office:value-type="float" office:value="0.0163157894736842">
                <text:p>0.0163157894736842</text:p>
              </table:table-cell>
              <table:table-cell office:value-type="float" office:value="0.00921052631578947">
                <text:p>0.00921052631578947</text:p>
              </table:table-cell>
              <table:table-cell office:value-type="float" office:value="0.00842105263157895">
                <text:p>0.00842105263157895</text:p>
              </table:table-cell>
            </table:table-row>
            <table:table-row>
              <table:table-cell office:value-type="string">
                <text:p>europeana-oYohiSeMhQ4-unsplash(2).jpg</text:p>
              </table:table-cell>
              <table:table-cell office:value-type="float" office:value="0.947747747747748">
                <text:p>0.947747747747748</text:p>
              </table:table-cell>
              <table:table-cell office:value-type="float" office:value="0.0118918918918919">
                <text:p>0.0118918918918919</text:p>
              </table:table-cell>
              <table:table-cell office:value-type="float" office:value="0.0154954954954955">
                <text:p>0.0154954954954955</text:p>
              </table:table-cell>
              <table:table-cell office:value-type="float" office:value="0.00864864864864865">
                <text:p>0.00864864864864865</text:p>
              </table:table-cell>
              <table:table-cell office:value-type="float" office:value="0.00756756756756757">
                <text:p>0.00756756756756757</text:p>
              </table:table-cell>
              <table:table-cell office:value-type="float" office:value="0.00864864864864865">
                <text:p>0.00864864864864865</text:p>
              </table:table-cell>
            </table:table-row>
            <table:table-row>
              <table:table-cell office:value-type="string">
                <text:p>europeana-oYohiSeMhQ4-unsplash.jpg</text:p>
              </table:table-cell>
              <table:table-cell office:value-type="float" office:value="0.864594309799789">
                <text:p>0.864594309799789</text:p>
              </table:table-cell>
              <table:table-cell office:value-type="float" office:value="0.0360906217070601">
                <text:p>0.0360906217070601</text:p>
              </table:table-cell>
              <table:table-cell office:value-type="float" office:value="0.0432033719704953">
                <text:p>0.0432033719704953</text:p>
              </table:table-cell>
              <table:table-cell office:value-type="float" office:value="0.0260800842992624">
                <text:p>0.0260800842992624</text:p>
              </table:table-cell>
              <table:table-cell office:value-type="float" office:value="0.0155426765015806">
                <text:p>0.0155426765015806</text:p>
              </table:table-cell>
              <table:table-cell office:value-type="float" office:value="0.0144889357218124">
                <text:p>0.0144889357218124</text:p>
              </table:table-cell>
            </table:table-row>
            <table:table-row>
              <table:table-cell office:value-type="string">
                <text:p>filip-kvasnak-O67hc8Ws_xo-unsplash(1).jpg</text:p>
              </table:table-cell>
              <table:table-cell office:value-type="float" office:value="0.823188405797101">
                <text:p>0.823188405797101</text:p>
              </table:table-cell>
              <table:table-cell office:value-type="float" office:value="0.0463768115942029">
                <text:p>0.0463768115942029</text:p>
              </table:table-cell>
              <table:table-cell office:value-type="float" office:value="0.0594202898550725">
                <text:p>0.0594202898550725</text:p>
              </table:table-cell>
              <table:table-cell office:value-type="float" office:value="0.0344202898550725">
                <text:p>0.0344202898550725</text:p>
              </table:table-cell>
              <table:table-cell office:value-type="float" office:value="0.0188405797101449">
                <text:p>0.0188405797101449</text:p>
              </table:table-cell>
              <table:table-cell office:value-type="float" office:value="0.0177536231884058">
                <text:p>0.0177536231884058</text:p>
              </table:table-cell>
            </table:table-row>
            <table:table-row>
              <table:table-cell office:value-type="string">
                <text:p>filip-kvasnak-O67hc8Ws_xo-unsplash(2).jpg</text:p>
              </table:table-cell>
              <table:table-cell office:value-type="float" office:value="0.830403565238921">
                <text:p>0.830403565238921</text:p>
              </table:table-cell>
              <table:table-cell office:value-type="float" office:value="0.0450606585788562">
                <text:p>0.0450606585788562</text:p>
              </table:table-cell>
              <table:table-cell office:value-type="float" office:value="0.0576875464223818">
                <text:p>0.0576875464223818</text:p>
              </table:table-cell>
              <table:table-cell office:value-type="float" office:value="0.0331765288437732">
                <text:p>0.0331765288437732</text:p>
              </table:table-cell>
              <table:table-cell office:value-type="float" office:value="0.0173310225303293">
                <text:p>0.0173310225303293</text:p>
              </table:table-cell>
              <table:table-cell office:value-type="float" office:value="0.016340678385739">
                <text:p>0.016340678385739</text:p>
              </table:table-cell>
            </table:table-row>
            <table:table-row>
              <table:table-cell office:value-type="string">
                <text:p>filip-kvasnak-O67hc8Ws_xo-unsplash(3).jpg</text:p>
              </table:table-cell>
              <table:table-cell office:value-type="float" office:value="0.630292765545609">
                <text:p>0.630292765545609</text:p>
              </table:table-cell>
              <table:table-cell office:value-type="float" office:value="0.10379869344302">
                <text:p>0.10379869344302</text:p>
              </table:table-cell>
              <table:table-cell office:value-type="float" office:value="0.131865473022018">
                <text:p>0.131865473022018</text:p>
              </table:table-cell>
              <table:table-cell office:value-type="float" office:value="0.0665376240019356">
                <text:p>0.0665376240019356</text:p>
              </table:table-cell>
              <table:table-cell office:value-type="float" office:value="0.0343576094846359">
                <text:p>0.0343576094846359</text:p>
              </table:table-cell>
              <table:table-cell office:value-type="float" office:value="0.0331478345027825">
                <text:p>0.0331478345027825</text:p>
              </table:table-cell>
            </table:table-row>
            <table:table-row>
              <table:table-cell office:value-type="string">
                <text:p>filip-kvasnak-O67hc8Ws_xo-unsplash.jpg</text:p>
              </table:table-cell>
              <table:table-cell office:value-type="float" office:value="0.946617185269769">
                <text:p>0.946617185269769</text:p>
              </table:table-cell>
              <table:table-cell office:value-type="float" office:value="0.0122751926919783">
                <text:p>0.0122751926919783</text:p>
              </table:table-cell>
              <table:table-cell office:value-type="float" office:value="0.0168427062517842">
                <text:p>0.0168427062517842</text:p>
              </table:table-cell>
              <table:table-cell office:value-type="float" office:value="0.00884955752212389">
                <text:p>0.00884955752212389</text:p>
              </table:table-cell>
              <table:table-cell office:value-type="float" office:value="0.00713673993719669">
                <text:p>0.00713673993719669</text:p>
              </table:table-cell>
              <table:table-cell office:value-type="float" office:value="0.00827861832714816">
                <text:p>0.00827861832714816</text:p>
              </table:table-cell>
            </table:table-row>
            <table:table-row>
              <table:table-cell office:value-type="string">
                <text:p>galactic-night-sky-astronomy-science-combined-generative-ai.jpg</text:p>
              </table:table-cell>
              <table:table-cell office:value-type="float" office:value="0.692768199233717">
                <text:p>0.692768199233717</text:p>
              </table:table-cell>
              <table:table-cell office:value-type="float" office:value="0.0823754789272031">
                <text:p>0.0823754789272031</text:p>
              </table:table-cell>
              <table:table-cell office:value-type="float" office:value="0.109434865900383">
                <text:p>0.109434865900383</text:p>
              </table:table-cell>
              <table:table-cell office:value-type="float" office:value="0.0574712643678161">
                <text:p>0.0574712643678161</text:p>
              </table:table-cell>
              <table:table-cell office:value-type="float" office:value="0.0289750957854406">
                <text:p>0.0289750957854406</text:p>
              </table:table-cell>
              <table:table-cell office:value-type="float" office:value="0.0289750957854406">
                <text:p>0.0289750957854406</text:p>
              </table:table-cell>
            </table:table-row>
            <table:table-row>
              <table:table-cell office:value-type="string">
                <text:p>galaxy-nature-aesthetic-background-starry-sky-mountain-remixed-media.jpg</text:p>
              </table:table-cell>
              <table:table-cell office:value-type="float" office:value="0.734424738517508">
                <text:p>0.734424738517508</text:p>
              </table:table-cell>
              <table:table-cell office:value-type="float" office:value="0.0748067303319691">
                <text:p>0.0748067303319691</text:p>
              </table:table-cell>
              <table:table-cell office:value-type="float" office:value="0.0852660300136426">
                <text:p>0.0852660300136426</text:p>
              </table:table-cell>
              <table:table-cell office:value-type="float" office:value="0.0518417462482947">
                <text:p>0.0518417462482947</text:p>
              </table:table-cell>
              <table:table-cell office:value-type="float" office:value="0.0266030013642565">
                <text:p>0.0266030013642565</text:p>
              </table:table-cell>
              <table:table-cell office:value-type="float" office:value="0.0270577535243292">
                <text:p>0.0270577535243292</text:p>
              </table:table-cell>
            </table:table-row>
            <table:table-row>
              <table:table-cell office:value-type="string">
                <text:p>henry-chen-C9ZwRUAPaIQ-unsplash(1).jpg</text:p>
              </table:table-cell>
              <table:table-cell office:value-type="float" office:value="0.825544174135724">
                <text:p>0.825544174135724</text:p>
              </table:table-cell>
              <table:table-cell office:value-type="float" office:value="0.0467349551856594">
                <text:p>0.0467349551856594</text:p>
              </table:table-cell>
              <table:table-cell office:value-type="float" office:value="0.0604993597951344">
                <text:p>0.0604993597951344</text:p>
              </table:table-cell>
              <table:table-cell office:value-type="float" office:value="0.0326504481434059">
                <text:p>0.0326504481434059</text:p>
              </table:table-cell>
              <table:table-cell office:value-type="float" office:value="0.0188860435339309">
                <text:p>0.0188860435339309</text:p>
              </table:table-cell>
              <table:table-cell office:value-type="float" office:value="0.015685019206146">
                <text:p>0.015685019206146</text:p>
              </table:table-cell>
            </table:table-row>
            <table:table-row>
              <table:table-cell office:value-type="string">
                <text:p>henry-chen-C9ZwRUAPaIQ-unsplash(2).jpg</text:p>
              </table:table-cell>
              <table:table-cell office:value-type="float" office:value="0.815808212675053">
                <text:p>0.815808212675053</text:p>
              </table:table-cell>
              <table:table-cell office:value-type="float" office:value="0.0488962734393544">
                <text:p>0.0488962734393544</text:p>
              </table:table-cell>
              <table:table-cell office:value-type="float" office:value="0.0652741514360313">
                <text:p>0.0652741514360313</text:p>
              </table:table-cell>
              <table:table-cell office:value-type="float" office:value="0.0339425587467363">
                <text:p>0.0339425587467363</text:p>
              </table:table-cell>
              <table:table-cell office:value-type="float" office:value="0.0189888440541182">
                <text:p>0.0189888440541182</text:p>
              </table:table-cell>
              <table:table-cell office:value-type="float" office:value="0.0170899596487064">
                <text:p>0.0170899596487064</text:p>
              </table:table-cell>
            </table:table-row>
            <table:table-row>
              <table:table-cell office:value-type="string">
                <text:p>henry-chen-C9ZwRUAPaIQ-unsplash(3).jpg</text:p>
              </table:table-cell>
              <table:table-cell office:value-type="float" office:value="0.551997184585606">
                <text:p>0.551997184585606</text:p>
              </table:table-cell>
              <table:table-cell office:value-type="float" office:value="0.122998416329403">
                <text:p>0.122998416329403</text:p>
              </table:table-cell>
              <table:table-cell office:value-type="float" office:value="0.165229632236495">
                <text:p>0.165229632236495</text:p>
              </table:table-cell>
              <table:table-cell office:value-type="float" office:value="0.0802393102234735">
                <text:p>0.0802393102234735</text:p>
              </table:table-cell>
              <table:table-cell office:value-type="float" office:value="0.0401196551117368">
                <text:p>0.0401196551117368</text:p>
              </table:table-cell>
              <table:table-cell office:value-type="float" office:value="0.0394158015132852">
                <text:p>0.0394158015132852</text:p>
              </table:table-cell>
            </table:table-row>
            <table:table-row>
              <table:table-cell office:value-type="string">
                <text:p>henry-chen-C9ZwRUAPaIQ-unsplash.jpg</text:p>
              </table:table-cell>
              <table:table-cell office:value-type="float" office:value="0.944574780058651">
                <text:p>0.944574780058651</text:p>
              </table:table-cell>
              <table:table-cell office:value-type="float" office:value="0.0131964809384164">
                <text:p>0.0131964809384164</text:p>
              </table:table-cell>
              <table:table-cell office:value-type="float" office:value="0.0175953079178886">
                <text:p>0.0175953079178886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00733137829912024">
                <text:p>0.00733137829912024</text:p>
              </table:table-cell>
              <table:table-cell office:value-type="float" office:value="0.00821114369501466">
                <text:p>0.00821114369501466</text:p>
              </table:table-cell>
            </table:table-row>
            <table:table-row>
              <table:table-cell office:value-type="string">
                <text:p>imad-786-bS86J4xzmbM-unsplash(1).jpg</text:p>
              </table:table-cell>
              <table:table-cell office:value-type="float" office:value="0.780418588151827">
                <text:p>0.780418588151827</text:p>
              </table:table-cell>
              <table:table-cell office:value-type="float" office:value="0.0581766583894998">
                <text:p>0.0581766583894998</text:p>
              </table:table-cell>
              <table:table-cell office:value-type="float" office:value="0.0769776516495211">
                <text:p>0.0769776516495211</text:p>
              </table:table-cell>
              <table:table-cell office:value-type="float" office:value="0.0415040794608017">
                <text:p>0.0415040794608017</text:p>
              </table:table-cell>
              <table:table-cell office:value-type="float" office:value="0.0234125576445548">
                <text:p>0.0234125576445548</text:p>
              </table:table-cell>
              <table:table-cell office:value-type="float" office:value="0.0195104647037957">
                <text:p>0.0195104647037957</text:p>
              </table:table-cell>
            </table:table-row>
            <table:table-row>
              <table:table-cell office:value-type="string">
                <text:p>imad-786-bS86J4xzmbM-unsplash(2).jpg</text:p>
              </table:table-cell>
              <table:table-cell office:value-type="float" office:value="0.85732606604681">
                <text:p>0.85732606604681</text:p>
              </table:table-cell>
              <table:table-cell office:value-type="float" office:value="0.0378326386662392">
                <text:p>0.0378326386662392</text:p>
              </table:table-cell>
              <table:table-cell office:value-type="float" office:value="0.0487335684514267">
                <text:p>0.0487335684514267</text:p>
              </table:table-cell>
              <table:table-cell office:value-type="float" office:value="0.0272523244629689">
                <text:p>0.0272523244629689</text:p>
              </table:table-cell>
              <table:table-cell office:value-type="float" office:value="0.0157101635139468">
                <text:p>0.0157101635139468</text:p>
              </table:table-cell>
              <table:table-cell office:value-type="float" office:value="0.0131452388586085">
                <text:p>0.0131452388586085</text:p>
              </table:table-cell>
            </table:table-row>
            <table:table-row>
              <table:table-cell office:value-type="string">
                <text:p>imad-786-bS86J4xzmbM-unsplash(3).jpg</text:p>
              </table:table-cell>
              <table:table-cell office:value-type="float" office:value="0.668042300748001">
                <text:p>0.668042300748001</text:p>
              </table:table-cell>
              <table:table-cell office:value-type="float" office:value="0.0892442610265669">
                <text:p>0.0892442610265669</text:p>
              </table:table-cell>
              <table:table-cell office:value-type="float" office:value="0.12019602785659">
                <text:p>0.12019602785659</text:p>
              </table:table-cell>
              <table:table-cell office:value-type="float" office:value="0.0611297394892959">
                <text:p>0.0611297394892959</text:p>
              </table:table-cell>
              <table:table-cell office:value-type="float" office:value="0.0317255610007738">
                <text:p>0.0317255610007738</text:p>
              </table:table-cell>
              <table:table-cell office:value-type="float" office:value="0.0296621098787722">
                <text:p>0.0296621098787722</text:p>
              </table:table-cell>
            </table:table-row>
            <table:table-row>
              <table:table-cell office:value-type="string">
                <text:p>imad-786-bS86J4xzmbM-unsplash.jpg</text:p>
              </table:table-cell>
              <table:table-cell office:value-type="float" office:value="0.950212507589557">
                <text:p>0.950212507589557</text:p>
              </table:table-cell>
              <table:table-cell office:value-type="float" office:value="0.0112325440194293">
                <text:p>0.0112325440194293</text:p>
              </table:table-cell>
              <table:table-cell office:value-type="float" office:value="0.01578627808136">
                <text:p>0.01578627808136</text:p>
              </table:table-cell>
              <table:table-cell office:value-type="float" office:value="0.00819672131147541">
                <text:p>0.00819672131147541</text:p>
              </table:table-cell>
              <table:table-cell office:value-type="float" office:value="0.00758955676988464">
                <text:p>0.00758955676988464</text:p>
              </table:table-cell>
              <table:table-cell office:value-type="float" office:value="0.00698239222829387">
                <text:p>0.00698239222829387</text:p>
              </table:table-cell>
            </table:table-row>
            <table:table-row>
              <table:table-cell office:value-type="string">
                <text:p>image_10_1772x4317.jpg</text:p>
              </table:table-cell>
              <table:table-cell office:value-type="float" office:value="0.781416874332503">
                <text:p>0.781416874332503</text:p>
              </table:table-cell>
              <table:table-cell office:value-type="float" office:value="0.0587397650409398">
                <text:p>0.0587397650409398</text:p>
              </table:table-cell>
              <table:table-cell office:value-type="float" office:value="0.0711997152011392">
                <text:p>0.0711997152011392</text:p>
              </table:table-cell>
              <table:table-cell office:value-type="float" office:value="0.0430758276966892">
                <text:p>0.0430758276966892</text:p>
              </table:table-cell>
              <table:table-cell office:value-type="float" office:value="0.0238519045923816">
                <text:p>0.0238519045923816</text:p>
              </table:table-cell>
              <table:table-cell office:value-type="float" office:value="0.0217159131363475">
                <text:p>0.0217159131363475</text:p>
              </table:table-cell>
            </table:table-row>
            <table:table-row>
              <table:table-cell office:value-type="string">
                <text:p>image_11_4655x1401.jpg</text:p>
              </table:table-cell>
              <table:table-cell office:value-type="float" office:value="0.860141695093151">
                <text:p>0.860141695093151</text:p>
              </table:table-cell>
              <table:table-cell office:value-type="float" office:value="0.0375229598530569">
                <text:p>0.0375229598530569</text:p>
              </table:table-cell>
              <table:table-cell office:value-type="float" office:value="0.0464445027551824">
                <text:p>0.0464445027551824</text:p>
              </table:table-cell>
              <table:table-cell office:value-type="float" office:value="0.0267646287063763">
                <text:p>0.0267646287063763</text:p>
              </table:table-cell>
              <table:table-cell office:value-type="float" office:value="0.0152191025977434">
                <text:p>0.0152191025977434</text:p>
              </table:table-cell>
              <table:table-cell office:value-type="float" office:value="0.0139071109944896">
                <text:p>0.0139071109944896</text:p>
              </table:table-cell>
            </table:table-row>
            <table:table-row>
              <table:table-cell office:value-type="string">
                <text:p>image_12_4277x1506.jpg</text:p>
              </table:table-cell>
              <table:table-cell office:value-type="float" office:value="0.816056910569106">
                <text:p>0.816056910569106</text:p>
              </table:table-cell>
              <table:table-cell office:value-type="float" office:value="0.0484417344173442">
                <text:p>0.0484417344173442</text:p>
              </table:table-cell>
              <table:table-cell office:value-type="float" office:value="0.0630081300813008">
                <text:p>0.0630081300813008</text:p>
              </table:table-cell>
              <table:table-cell office:value-type="float" office:value="0.0342140921409214">
                <text:p>0.0342140921409214</text:p>
              </table:table-cell>
              <table:table-cell office:value-type="float" office:value="0.0213414634146341">
                <text:p>0.0213414634146341</text:p>
              </table:table-cell>
              <table:table-cell office:value-type="float" office:value="0.0169376693766938">
                <text:p>0.0169376693766938</text:p>
              </table:table-cell>
            </table:table-row>
            <table:table-row>
              <table:table-cell office:value-type="string">
                <text:p>image_13_633x2563.jpg</text:p>
              </table:table-cell>
              <table:table-cell office:value-type="float" office:value="0.933352240499149">
                <text:p>0.933352240499149</text:p>
              </table:table-cell>
              <table:table-cell office:value-type="float" office:value="0.0170164492342598">
                <text:p>0.0170164492342598</text:p>
              </table:table-cell>
              <table:table-cell office:value-type="float" office:value="0.0212705615428247">
                <text:p>0.0212705615428247</text:p>
              </table:table-cell>
              <table:table-cell office:value-type="float" office:value="0.0107770845150312">
                <text:p>0.0107770845150312</text:p>
              </table:table-cell>
              <table:table-cell office:value-type="float" office:value="0.00907543959160522">
                <text:p>0.00907543959160522</text:p>
              </table:table-cell>
              <table:table-cell office:value-type="float" office:value="0.00850822461712989">
                <text:p>0.00850822461712989</text:p>
              </table:table-cell>
            </table:table-row>
            <table:table-row>
              <table:table-cell office:value-type="string">
                <text:p>image_14_3221x373.jpg</text:p>
              </table:table-cell>
              <table:table-cell office:value-type="float" office:value="0.908474576271186">
                <text:p>0.908474576271186</text:p>
              </table:table-cell>
              <table:table-cell office:value-type="float" office:value="0.0224576271186441">
                <text:p>0.0224576271186441</text:p>
              </table:table-cell>
              <table:table-cell office:value-type="float" office:value="0.0305084745762712">
                <text:p>0.0305084745762712</text:p>
              </table:table-cell>
              <table:table-cell office:value-type="float" office:value="0.0152542372881356">
                <text:p>0.0152542372881356</text:p>
              </table:table-cell>
              <table:table-cell office:value-type="float" office:value="0.0114406779661017">
                <text:p>0.0114406779661017</text:p>
              </table:table-cell>
              <table:table-cell office:value-type="float" office:value="0.011864406779661">
                <text:p>0.011864406779661</text:p>
              </table:table-cell>
            </table:table-row>
            <table:table-row>
              <table:table-cell office:value-type="string">
                <text:p>image_15_1821x1543.jpg</text:p>
              </table:table-cell>
              <table:table-cell office:value-type="float" office:value="0.922585590189065">
                <text:p>0.922585590189065</text:p>
              </table:table-cell>
              <table:table-cell office:value-type="float" office:value="0.0201839550332141">
                <text:p>0.0201839550332141</text:p>
              </table:table-cell>
              <table:table-cell office:value-type="float" office:value="0.0255493101686254">
                <text:p>0.0255493101686254</text:p>
              </table:table-cell>
              <table:table-cell office:value-type="float" office:value="0.0137966274910577">
                <text:p>0.0137966274910577</text:p>
              </table:table-cell>
              <table:table-cell office:value-type="float" office:value="0.00894225855901891">
                <text:p>0.00894225855901891</text:p>
              </table:table-cell>
              <table:table-cell office:value-type="float" office:value="0.00894225855901891">
                <text:p>0.00894225855901891</text:p>
              </table:table-cell>
            </table:table-row>
            <table:table-row>
              <table:table-cell office:value-type="string">
                <text:p>image_16_1922x3627.jpg</text:p>
              </table:table-cell>
              <table:table-cell office:value-type="float" office:value="0.808178191489362">
                <text:p>0.808178191489362</text:p>
              </table:table-cell>
              <table:table-cell office:value-type="float" office:value="0.0515292553191489">
                <text:p>0.0515292553191489</text:p>
              </table:table-cell>
              <table:table-cell office:value-type="float" office:value="0.0638297872340426">
                <text:p>0.0638297872340426</text:p>
              </table:table-cell>
              <table:table-cell office:value-type="float" office:value="0.0372340425531915">
                <text:p>0.0372340425531915</text:p>
              </table:table-cell>
              <table:table-cell office:value-type="float" office:value="0.0212765957446809">
                <text:p>0.0212765957446809</text:p>
              </table:table-cell>
              <table:table-cell office:value-type="float" office:value="0.0179521276595745">
                <text:p>0.0179521276595745</text:p>
              </table:table-cell>
            </table:table-row>
            <table:table-row>
              <table:table-cell office:value-type="string">
                <text:p>image_17_585x2590.jpg</text:p>
              </table:table-cell>
              <table:table-cell office:value-type="float" office:value="0.93569973814373">
                <text:p>0.93569973814373</text:p>
              </table:table-cell>
              <table:table-cell office:value-type="float" office:value="0.0160023276112889">
                <text:p>0.0160023276112889</text:p>
              </table:table-cell>
              <table:table-cell office:value-type="float" office:value="0.0209485016002328">
                <text:p>0.0209485016002328</text:p>
              </table:table-cell>
              <table:table-cell office:value-type="float" office:value="0.0107652022112307">
                <text:p>0.0107652022112307</text:p>
              </table:table-cell>
              <table:table-cell office:value-type="float" office:value="0.00901949374454466">
                <text:p>0.00901949374454466</text:p>
              </table:table-cell>
              <table:table-cell office:value-type="float" office:value="0.00756473668897294">
                <text:p>0.00756473668897294</text:p>
              </table:table-cell>
            </table:table-row>
            <table:table-row>
              <table:table-cell office:value-type="string">
                <text:p>image_18_575x1328.jpg</text:p>
              </table:table-cell>
              <table:table-cell office:value-type="float" office:value="0.90867992766727">
                <text:p>0.90867992766727</text:p>
              </table:table-cell>
              <table:table-cell office:value-type="float" office:value="0.0207956600361664">
                <text:p>0.0207956600361664</text:p>
              </table:table-cell>
              <table:table-cell office:value-type="float" office:value="0.0284810126582278">
                <text:p>0.0284810126582278</text:p>
              </table:table-cell>
              <table:table-cell office:value-type="float" office:value="0.015370705244123">
                <text:p>0.015370705244123</text:p>
              </table:table-cell>
              <table:table-cell office:value-type="float" office:value="0.0131103074141049">
                <text:p>0.0131103074141049</text:p>
              </table:table-cell>
              <table:table-cell office:value-type="float" office:value="0.0135623869801085">
                <text:p>0.0135623869801085</text:p>
              </table:table-cell>
            </table:table-row>
            <table:table-row>
              <table:table-cell office:value-type="string">
                <text:p>image_19_2635x4649.jpg</text:p>
              </table:table-cell>
              <table:table-cell office:value-type="float" office:value="0.796419650291424">
                <text:p>0.796419650291424</text:p>
              </table:table-cell>
              <table:table-cell office:value-type="float" office:value="0.0553705245628643">
                <text:p>0.0553705245628643</text:p>
              </table:table-cell>
              <table:table-cell office:value-type="float" office:value="0.0701498751040799">
                <text:p>0.0701498751040799</text:p>
              </table:table-cell>
              <table:table-cell office:value-type="float" office:value="0.037052456286428">
                <text:p>0.037052456286428</text:p>
              </table:table-cell>
              <table:table-cell office:value-type="float" office:value="0.0203996669442132">
                <text:p>0.0203996669442132</text:p>
              </table:table-cell>
              <table:table-cell office:value-type="float" office:value="0.0206078268109908">
                <text:p>0.0206078268109908</text:p>
              </table:table-cell>
            </table:table-row>
            <table:table-row>
              <table:table-cell office:value-type="string">
                <text:p>image_1_394x2626.jpg</text:p>
              </table:table-cell>
              <table:table-cell office:value-type="float" office:value="0.916215089620675">
                <text:p>0.916215089620675</text:p>
              </table:table-cell>
              <table:table-cell office:value-type="float" office:value="0.0204251771571488">
                <text:p>0.0204251771571488</text:p>
              </table:table-cell>
              <table:table-cell office:value-type="float" office:value="0.0262609420591913">
                <text:p>0.0262609420591913</text:p>
              </table:table-cell>
              <table:table-cell office:value-type="float" office:value="0.0141725719049604">
                <text:p>0.0141725719049604</text:p>
              </table:table-cell>
              <table:table-cell office:value-type="float" office:value="0.0120883701542309">
                <text:p>0.0120883701542309</text:p>
              </table:table-cell>
              <table:table-cell office:value-type="float" office:value="0.0108378491037932">
                <text:p>0.0108378491037932</text:p>
              </table:table-cell>
            </table:table-row>
            <table:table-row>
              <table:table-cell office:value-type="string">
                <text:p>image_20_944x452.jpg</text:p>
              </table:table-cell>
              <table:table-cell office:value-type="float" office:value="0.957094784071789">
                <text:p>0.957094784071789</text:p>
              </table:table-cell>
              <table:table-cell office:value-type="float" office:value="0.00953449242849131">
                <text:p>0.00953449242849131</text:p>
              </table:table-cell>
              <table:table-cell office:value-type="float" office:value="0.0134604598990466">
                <text:p>0.0134604598990466</text:p>
              </table:table-cell>
              <table:table-cell office:value-type="float" office:value="0.00701065619742008">
                <text:p>0.00701065619742008</text:p>
              </table:table-cell>
              <table:table-cell office:value-type="float" office:value="0.00616937745372967">
                <text:p>0.00616937745372967</text:p>
              </table:table-cell>
              <table:table-cell office:value-type="float" office:value="0.00673022994952328">
                <text:p>0.00673022994952328</text:p>
              </table:table-cell>
            </table:table-row>
            <table:table-row>
              <table:table-cell office:value-type="string">
                <text:p>image_21_3762x2135.jpg</text:p>
              </table:table-cell>
              <table:table-cell office:value-type="float" office:value="0.80126920507682">
                <text:p>0.80126920507682</text:p>
              </table:table-cell>
              <table:table-cell office:value-type="float" office:value="0.052438209752839">
                <text:p>0.052438209752839</text:p>
              </table:table-cell>
              <table:table-cell office:value-type="float" office:value="0.0664662658650635">
                <text:p>0.0664662658650635</text:p>
              </table:table-cell>
              <table:table-cell office:value-type="float" office:value="0.0397461589846359">
                <text:p>0.0397461589846359</text:p>
              </table:table-cell>
              <table:table-cell office:value-type="float" office:value="0.0217100868403474">
                <text:p>0.0217100868403474</text:p>
              </table:table-cell>
              <table:table-cell office:value-type="float" office:value="0.0183700734802939">
                <text:p>0.0183700734802939</text:p>
              </table:table-cell>
            </table:table-row>
            <table:table-row>
              <table:table-cell office:value-type="string">
                <text:p>image_22_4269x338.jpg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0132536382536383">
                <text:p>0.0132536382536383</text:p>
              </table:table-cell>
              <table:table-cell office:value-type="float" office:value="0.0171517671517672">
                <text:p>0.0171517671517672</text:p>
              </table:table-cell>
              <table:table-cell office:value-type="float" office:value="0.0090956340956341">
                <text:p>0.0090956340956341</text:p>
              </table:table-cell>
              <table:table-cell office:value-type="float" office:value="0.00701663201663202">
                <text:p>0.00701663201663202</text:p>
              </table:table-cell>
              <table:table-cell office:value-type="float" office:value="0.00753638253638254">
                <text:p>0.00753638253638254</text:p>
              </table:table-cell>
            </table:table-row>
            <table:table-row>
              <table:table-cell office:value-type="string">
                <text:p>image_23_863x1489.jpg</text:p>
              </table:table-cell>
              <table:table-cell office:value-type="float" office:value="0.92109375">
                <text:p>0.92109375</text:p>
              </table:table-cell>
              <table:table-cell office:value-type="float" office:value="0.01875">
                <text:p>0.01875</text:p>
              </table:table-cell>
              <table:table-cell office:value-type="float" office:value="0.025">
                <text:p>0.025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01015625">
                <text:p>0.01015625</text:p>
              </table:table-cell>
              <table:table-cell office:value-type="float" office:value="0.011328125">
                <text:p>0.011328125</text:p>
              </table:table-cell>
            </table:table-row>
            <table:table-row>
              <table:table-cell office:value-type="string">
                <text:p>image_24_840x1058.jpg</text:p>
              </table:table-cell>
              <table:table-cell office:value-type="float" office:value="0.947737226277372">
                <text:p>0.947737226277372</text:p>
              </table:table-cell>
              <table:table-cell office:value-type="float" office:value="0.0125547445255474">
                <text:p>0.0125547445255474</text:p>
              </table:table-cell>
              <table:table-cell office:value-type="float" office:value="0.0166423357664234">
                <text:p>0.0166423357664234</text:p>
              </table:table-cell>
              <table:table-cell office:value-type="float" office:value="0.00846715328467153">
                <text:p>0.00846715328467153</text:p>
              </table:table-cell>
              <table:table-cell office:value-type="float" office:value="0.00700729927007299">
                <text:p>0.00700729927007299</text:p>
              </table:table-cell>
              <table:table-cell office:value-type="float" office:value="0.00759124087591241">
                <text:p>0.00759124087591241</text:p>
              </table:table-cell>
            </table:table-row>
            <table:table-row>
              <table:table-cell office:value-type="string">
                <text:p>image_25_1843x173.jpg</text:p>
              </table:table-cell>
              <table:table-cell office:value-type="float" office:value="0.94296435272045">
                <text:p>0.94296435272045</text:p>
              </table:table-cell>
              <table:table-cell office:value-type="float" office:value="0.0123827392120075">
                <text:p>0.0123827392120075</text:p>
              </table:table-cell>
              <table:table-cell office:value-type="float" office:value="0.0168855534709193">
                <text:p>0.0168855534709193</text:p>
              </table:table-cell>
              <table:table-cell office:value-type="float" office:value="0.00975609756097561">
                <text:p>0.00975609756097561</text:p>
              </table:table-cell>
              <table:table-cell office:value-type="float" office:value="0.00975609756097561">
                <text:p>0.00975609756097561</text:p>
              </table:table-cell>
              <table:table-cell office:value-type="float" office:value="0.00825515947467167">
                <text:p>0.00825515947467167</text:p>
              </table:table-cell>
            </table:table-row>
            <table:table-row>
              <table:table-cell office:value-type="string">
                <text:p>image_26_1490x1992.jpg</text:p>
              </table:table-cell>
              <table:table-cell office:value-type="float" office:value="0.910765687967761">
                <text:p>0.910765687967761</text:p>
              </table:table-cell>
              <table:table-cell office:value-type="float" office:value="0.0227403569372481">
                <text:p>0.0227403569372481</text:p>
              </table:table-cell>
              <table:table-cell office:value-type="float" office:value="0.0299366724237191">
                <text:p>0.0299366724237191</text:p>
              </table:table-cell>
              <table:table-cell office:value-type="float" office:value="0.0161197466896949">
                <text:p>0.0161197466896949</text:p>
              </table:table-cell>
              <table:table-cell office:value-type="float" office:value="0.0109383995394358">
                <text:p>0.0109383995394358</text:p>
              </table:table-cell>
              <table:table-cell office:value-type="float" office:value="0.00949913644214162">
                <text:p>0.00949913644214162</text:p>
              </table:table-cell>
            </table:table-row>
            <table:table-row>
              <table:table-cell office:value-type="string">
                <text:p>image_27_2697x3028.jpg</text:p>
              </table:table-cell>
              <table:table-cell office:value-type="float" office:value="0.805204460966543">
                <text:p>0.805204460966543</text:p>
              </table:table-cell>
              <table:table-cell office:value-type="float" office:value="0.0547707558859975">
                <text:p>0.0547707558859975</text:p>
              </table:table-cell>
              <table:table-cell office:value-type="float" office:value="0.0681536555142503">
                <text:p>0.0681536555142503</text:p>
              </table:table-cell>
              <table:table-cell office:value-type="float" office:value="0.0346964064436183">
                <text:p>0.0346964064436183</text:p>
              </table:table-cell>
              <table:table-cell office:value-type="float" office:value="0.0193308550185874">
                <text:p>0.0193308550185874</text:p>
              </table:table-cell>
              <table:table-cell office:value-type="float" office:value="0.0178438661710037">
                <text:p>0.0178438661710037</text:p>
              </table:table-cell>
            </table:table-row>
            <table:table-row>
              <table:table-cell office:value-type="string">
                <text:p>image_28_1007x4084.jpg</text:p>
              </table:table-cell>
              <table:table-cell office:value-type="float" office:value="0.902615600186829">
                <text:p>0.902615600186829</text:p>
              </table:table-cell>
              <table:table-cell office:value-type="float" office:value="0.0254553946753853">
                <text:p>0.0254553946753853</text:p>
              </table:table-cell>
              <table:table-cell office:value-type="float" office:value="0.0319943951424568">
                <text:p>0.0319943951424568</text:p>
              </table:table-cell>
              <table:table-cell office:value-type="float" office:value="0.0184493227463802">
                <text:p>0.0184493227463802</text:p>
              </table:table-cell>
              <table:table-cell office:value-type="float" office:value="0.0107426436244745">
                <text:p>0.0107426436244745</text:p>
              </table:table-cell>
              <table:table-cell office:value-type="float" office:value="0.0107426436244745">
                <text:p>0.0107426436244745</text:p>
              </table:table-cell>
            </table:table-row>
            <table:table-row>
              <table:table-cell office:value-type="string">
                <text:p>image_29_3767x160.jpg</text:p>
              </table:table-cell>
              <table:table-cell office:value-type="float" office:value="0.936319104268719">
                <text:p>0.936319104268719</text:p>
              </table:table-cell>
              <table:table-cell office:value-type="float" office:value="0.0146955913226032">
                <text:p>0.0146955913226032</text:p>
              </table:table-cell>
              <table:table-cell office:value-type="float" office:value="0.0192442267319804">
                <text:p>0.0192442267319804</text:p>
              </table:table-cell>
              <table:table-cell office:value-type="float" office:value="0.0104968509447166">
                <text:p>0.0104968509447166</text:p>
              </table:table-cell>
              <table:table-cell office:value-type="float" office:value="0.00909727081875437">
                <text:p>0.00909727081875437</text:p>
              </table:table-cell>
              <table:table-cell office:value-type="float" office:value="0.010146955913226">
                <text:p>0.010146955913226</text:p>
              </table:table-cell>
            </table:table-row>
            <table:table-row>
              <table:table-cell office:value-type="string">
                <text:p>image_2_4984x2676.jpg</text:p>
              </table:table-cell>
              <table:table-cell office:value-type="float" office:value="0.746127783155857">
                <text:p>0.746127783155857</text:p>
              </table:table-cell>
              <table:table-cell office:value-type="float" office:value="0.0709099709583737">
                <text:p>0.0709099709583737</text:p>
              </table:table-cell>
              <table:table-cell office:value-type="float" office:value="0.0830106485963214">
                <text:p>0.0830106485963214</text:p>
              </table:table-cell>
              <table:table-cell office:value-type="float" office:value="0.0471926427879961">
                <text:p>0.0471926427879961</text:p>
              </table:table-cell>
              <table:table-cell office:value-type="float" office:value="0.0256534365924492">
                <text:p>0.0256534365924492</text:p>
              </table:table-cell>
              <table:table-cell office:value-type="float" office:value="0.0271055179090029">
                <text:p>0.0271055179090029</text:p>
              </table:table-cell>
            </table:table-row>
            <table:table-row>
              <table:table-cell office:value-type="string">
                <text:p>image_30_2168x2970.jpg</text:p>
              </table:table-cell>
              <table:table-cell office:value-type="float" office:value="0.799451386772326">
                <text:p>0.799451386772326</text:p>
              </table:table-cell>
              <table:table-cell office:value-type="float" office:value="0.0545565376409631">
                <text:p>0.0545565376409631</text:p>
              </table:table-cell>
              <table:table-cell office:value-type="float" office:value="0.0704053642182262">
                <text:p>0.0704053642182262</text:p>
              </table:table-cell>
              <table:table-cell office:value-type="float" office:value="0.0362694300518135">
                <text:p>0.0362694300518135</text:p>
              </table:table-cell>
              <table:table-cell office:value-type="float" office:value="0.0210301737275221">
                <text:p>0.0210301737275221</text:p>
              </table:table-cell>
              <table:table-cell office:value-type="float" office:value="0.0182871075891497">
                <text:p>0.0182871075891497</text:p>
              </table:table-cell>
            </table:table-row>
            <table:table-row>
              <table:table-cell office:value-type="string">
                <text:p>image_31_2023x1147.jpg</text:p>
              </table:table-cell>
              <table:table-cell office:value-type="float" office:value="0.911187285758803">
                <text:p>0.911187285758803</text:p>
              </table:table-cell>
              <table:table-cell office:value-type="float" office:value="0.023060143346837">
                <text:p>0.023060143346837</text:p>
              </table:table-cell>
              <table:table-cell office:value-type="float" office:value="0.0286693674041758">
                <text:p>0.0286693674041758</text:p>
              </table:table-cell>
              <table:table-cell office:value-type="float" office:value="0.015269554378311">
                <text:p>0.015269554378311</text:p>
              </table:table-cell>
              <table:table-cell office:value-type="float" office:value="0.0102835774384543">
                <text:p>0.0102835774384543</text:p>
              </table:table-cell>
              <table:table-cell office:value-type="float" office:value="0.0115300716734185">
                <text:p>0.0115300716734185</text:p>
              </table:table-cell>
            </table:table-row>
            <table:table-row>
              <table:table-cell office:value-type="string">
                <text:p>image_32_2707x332.jpg</text:p>
              </table:table-cell>
              <table:table-cell office:value-type="float" office:value="0.916143497757848">
                <text:p>0.916143497757848</text:p>
              </table:table-cell>
              <table:table-cell office:value-type="float" office:value="0.0197309417040359">
                <text:p>0.0197309417040359</text:p>
              </table:table-cell>
              <table:table-cell office:value-type="float" office:value="0.0251121076233184">
                <text:p>0.0251121076233184</text:p>
              </table:table-cell>
              <table:table-cell office:value-type="float" office:value="0.0152466367713004">
                <text:p>0.0152466367713004</text:p>
              </table:table-cell>
              <table:table-cell office:value-type="float" office:value="0.0112107623318386">
                <text:p>0.0112107623318386</text:p>
              </table:table-cell>
              <table:table-cell office:value-type="float" office:value="0.0125560538116592">
                <text:p>0.0125560538116592</text:p>
              </table:table-cell>
            </table:table-row>
            <table:table-row>
              <table:table-cell office:value-type="string">
                <text:p>image_33_247x4382.jpg</text:p>
              </table:table-cell>
              <table:table-cell office:value-type="float" office:value="0.935294117647059">
                <text:p>0.935294117647059</text:p>
              </table:table-cell>
              <table:table-cell office:value-type="float" office:value="0.0160130718954248">
                <text:p>0.0160130718954248</text:p>
              </table:table-cell>
              <table:table-cell office:value-type="float" office:value="0.0205882352941176">
                <text:p>0.02058823529411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915032679738562">
                <text:p>0.00915032679738562</text:p>
              </table:table-cell>
              <table:table-cell office:value-type="float" office:value="0.00784313725490196">
                <text:p>0.00784313725490196</text:p>
              </table:table-cell>
            </table:table-row>
            <table:table-row>
              <table:table-cell office:value-type="string">
                <text:p>image_34_2884x2938.jpg</text:p>
              </table:table-cell>
              <table:table-cell office:value-type="float" office:value="0.783950617283951">
                <text:p>0.783950617283951</text:p>
              </table:table-cell>
              <table:table-cell office:value-type="float" office:value="0.0581546458739441">
                <text:p>0.0581546458739441</text:p>
              </table:table-cell>
              <table:table-cell office:value-type="float" office:value="0.0730994152046784">
                <text:p>0.0730994152046784</text:p>
              </table:table-cell>
              <table:table-cell office:value-type="float" office:value="0.0419103313840156">
                <text:p>0.0419103313840156</text:p>
              </table:table-cell>
              <table:table-cell office:value-type="float" office:value="0.0224171539961014">
                <text:p>0.0224171539961014</text:p>
              </table:table-cell>
              <table:table-cell office:value-type="float" office:value="0.0204678362573099">
                <text:p>0.0204678362573099</text:p>
              </table:table-cell>
            </table:table-row>
            <table:table-row>
              <table:table-cell office:value-type="string">
                <text:p>image_35_1483x4481.jpg</text:p>
              </table:table-cell>
              <table:table-cell office:value-type="float" office:value="0.803710674912611">
                <text:p>0.803710674912611</text:p>
              </table:table-cell>
              <table:table-cell office:value-type="float" office:value="0.0395267545038989">
                <text:p>0.0395267545038989</text:p>
              </table:table-cell>
              <table:table-cell office:value-type="float" office:value="0.0672223716052702">
                <text:p>0.0672223716052702</text:p>
              </table:table-cell>
              <table:table-cell office:value-type="float" office:value="0.0411400914224254">
                <text:p>0.0411400914224254</text:p>
              </table:table-cell>
              <table:table-cell office:value-type="float" office:value="0.0215111589136865">
                <text:p>0.0215111589136865</text:p>
              </table:table-cell>
              <table:table-cell office:value-type="float" office:value="0.0268889486421081">
                <text:p>0.0268889486421081</text:p>
              </table:table-cell>
            </table:table-row>
            <table:table-row>
              <table:table-cell office:value-type="string">
                <text:p>image_36_1830x4425.jpg</text:p>
              </table:table-cell>
              <table:table-cell office:value-type="float" office:value="0.751115360101976">
                <text:p>0.751115360101976</text:p>
              </table:table-cell>
              <table:table-cell office:value-type="float" office:value="0.0691523263224984">
                <text:p>0.0691523263224984</text:p>
              </table:table-cell>
              <table:table-cell office:value-type="float" office:value="0.0863607393244105">
                <text:p>0.0863607393244105</text:p>
              </table:table-cell>
              <table:table-cell office:value-type="float" office:value="0.0452517527087317">
                <text:p>0.0452517527087317</text:p>
              </table:table-cell>
              <table:table-cell office:value-type="float" office:value="0.0248565965583174">
                <text:p>0.0248565965583174</text:p>
              </table:table-cell>
              <table:table-cell office:value-type="float" office:value="0.0232632249840663">
                <text:p>0.0232632249840663</text:p>
              </table:table-cell>
            </table:table-row>
            <table:table-row>
              <table:table-cell office:value-type="string">
                <text:p>image_37_4783x1353.jpg</text:p>
              </table:table-cell>
              <table:table-cell office:value-type="float" office:value="0.842050209205021">
                <text:p>0.842050209205021</text:p>
              </table:table-cell>
              <table:table-cell office:value-type="float" office:value="0.0423640167364017">
                <text:p>0.0423640167364017</text:p>
              </table:table-cell>
              <table:table-cell office:value-type="float" office:value="0.0551778242677824">
                <text:p>0.0551778242677824</text:p>
              </table:table-cell>
              <table:table-cell office:value-type="float" office:value="0.0290271966527197">
                <text:p>0.0290271966527197</text:p>
              </table:table-cell>
              <table:table-cell office:value-type="float" office:value="0.0164748953974895">
                <text:p>0.0164748953974895</text:p>
              </table:table-cell>
              <table:table-cell office:value-type="float" office:value="0.0149058577405858">
                <text:p>0.0149058577405858</text:p>
              </table:table-cell>
            </table:table-row>
            <table:table-row>
              <table:table-cell office:value-type="string">
                <text:p>image_38_1958x919.jpg</text:p>
              </table:table-cell>
              <table:table-cell office:value-type="float" office:value="0.896427137695705">
                <text:p>0.896427137695705</text:p>
              </table:table-cell>
              <table:table-cell office:value-type="float" office:value="0.0260939381774388">
                <text:p>0.0260939381774388</text:p>
              </table:table-cell>
              <table:table-cell office:value-type="float" office:value="0.0345242874347652">
                <text:p>0.0345242874347652</text:p>
              </table:table-cell>
              <table:table-cell office:value-type="float" office:value="0.0172621437173826">
                <text:p>0.0172621437173826</text:p>
              </table:table-cell>
              <table:table-cell office:value-type="float" office:value="0.0132476916900843">
                <text:p>0.0132476916900843</text:p>
              </table:table-cell>
              <table:table-cell office:value-type="float" office:value="0.0124448012846246">
                <text:p>0.0124448012846246</text:p>
              </table:table-cell>
            </table:table-row>
            <table:table-row>
              <table:table-cell office:value-type="string">
                <text:p>image_39_2652x717.jpg</text:p>
              </table:table-cell>
              <table:table-cell office:value-type="float" office:value="0.937677053824363">
                <text:p>0.937677053824363</text:p>
              </table:table-cell>
              <table:table-cell office:value-type="float" office:value="0.0154519701261911">
                <text:p>0.0154519701261911</text:p>
              </table:table-cell>
              <table:table-cell office:value-type="float" office:value="0.0206026268349215">
                <text:p>0.0206026268349215</text:p>
              </table:table-cell>
              <table:table-cell office:value-type="float" office:value="0.0103013134174607">
                <text:p>0.0103013134174607</text:p>
              </table:table-cell>
              <table:table-cell office:value-type="float" office:value="0.00772598506309555">
                <text:p>0.00772598506309555</text:p>
              </table:table-cell>
              <table:table-cell office:value-type="float" office:value="0.00824105073396858">
                <text:p>0.00824105073396858</text:p>
              </table:table-cell>
            </table:table-row>
            <table:table-row>
              <table:table-cell office:value-type="string">
                <text:p>image_3_3644x4973.jpg</text:p>
              </table:table-cell>
              <table:table-cell office:value-type="float" office:value="0.656405990016639">
                <text:p>0.656405990016639</text:p>
              </table:table-cell>
              <table:table-cell office:value-type="float" office:value="0.0942872989462008">
                <text:p>0.0942872989462008</text:p>
              </table:table-cell>
              <table:table-cell office:value-type="float" office:value="0.115363283416528">
                <text:p>0.115363283416528</text:p>
              </table:table-cell>
              <table:table-cell office:value-type="float" office:value="0.0660011092623405">
                <text:p>0.0660011092623405</text:p>
              </table:table-cell>
              <table:table-cell office:value-type="float" office:value="0.0341098169717138">
                <text:p>0.0341098169717138</text:p>
              </table:table-cell>
              <table:table-cell office:value-type="float" office:value="0.0338325013865779">
                <text:p>0.0338325013865779</text:p>
              </table:table-cell>
            </table:table-row>
            <table:table-row>
              <table:table-cell office:value-type="string">
                <text:p>image_40_212x3308.jpg</text:p>
              </table:table-cell>
              <table:table-cell office:value-type="float" office:value="0.950870297585626">
                <text:p>0.950870297585626</text:p>
              </table:table-cell>
              <table:table-cell office:value-type="float" office:value="0.0115103874227962">
                <text:p>0.0115103874227962</text:p>
              </table:table-cell>
              <table:table-cell office:value-type="float" office:value="0.0151600224592925">
                <text:p>0.0151600224592925</text:p>
              </table:table-cell>
              <table:table-cell office:value-type="float" office:value="0.00842223469960696">
                <text:p>0.00842223469960696</text:p>
              </table:table-cell>
              <table:table-cell office:value-type="float" office:value="0.00673778775968557">
                <text:p>0.00673778775968557</text:p>
              </table:table-cell>
              <table:table-cell office:value-type="float" office:value="0.0072992700729927">
                <text:p>0.0072992700729927</text:p>
              </table:table-cell>
            </table:table-row>
            <table:table-row>
              <table:table-cell office:value-type="string">
                <text:p>image_41_4808x542.jpg</text:p>
              </table:table-cell>
              <table:table-cell office:value-type="float" office:value="0.892295597484277">
                <text:p>0.892295597484277</text:p>
              </table:table-cell>
              <table:table-cell office:value-type="float" office:value="0.0275157232704403">
                <text:p>0.0275157232704403</text:p>
              </table:table-cell>
              <table:table-cell office:value-type="float" office:value="0.0334119496855346">
                <text:p>0.0334119496855346</text:p>
              </table:table-cell>
              <table:table-cell office:value-type="float" office:value="0.0192610062893082">
                <text:p>0.0192610062893082</text:p>
              </table:table-cell>
              <table:table-cell office:value-type="float" office:value="0.0125786163522013">
                <text:p>0.0125786163522013</text:p>
              </table:table-cell>
              <table:table-cell office:value-type="float" office:value="0.014937106918239">
                <text:p>0.014937106918239</text:p>
              </table:table-cell>
            </table:table-row>
            <table:table-row>
              <table:table-cell office:value-type="string">
                <text:p>image_42_1959x157.jpg</text:p>
              </table:table-cell>
              <table:table-cell office:value-type="float" office:value="0.959933683337939">
                <text:p>0.959933683337939</text:p>
              </table:table-cell>
              <table:table-cell office:value-type="float" office:value="0.00884222160817906">
                <text:p>0.00884222160817906</text:p>
              </table:table-cell>
              <table:table-cell office:value-type="float" office:value="0.0121580547112462">
                <text:p>0.0121580547112462</text:p>
              </table:table-cell>
              <table:table-cell office:value-type="float" office:value="0.00663166620613429">
                <text:p>0.00663166620613429</text:p>
              </table:table-cell>
              <table:table-cell office:value-type="float" office:value="0.0063553467808787">
                <text:p>0.0063553467808787</text:p>
              </table:table-cell>
              <table:table-cell office:value-type="float" office:value="0.0060790273556231">
                <text:p>0.0060790273556231</text:p>
              </table:table-cell>
            </table:table-row>
            <table:table-row>
              <table:table-cell office:value-type="string">
                <text:p>image_43_2536x169.jpg</text:p>
              </table:table-cell>
              <table:table-cell office:value-type="float" office:value="0.944778362133734">
                <text:p>0.944778362133734</text:p>
              </table:table-cell>
              <table:table-cell office:value-type="float" office:value="0.012396694214876">
                <text:p>0.012396694214876</text:p>
              </table:table-cell>
              <table:table-cell office:value-type="float" office:value="0.0165289256198347">
                <text:p>0.0165289256198347</text:p>
              </table:table-cell>
              <table:table-cell office:value-type="float" office:value="0.00901577761081893">
                <text:p>0.00901577761081893</text:p>
              </table:table-cell>
              <table:table-cell office:value-type="float" office:value="0.00788880540946657">
                <text:p>0.00788880540946657</text:p>
              </table:table-cell>
              <table:table-cell office:value-type="float" office:value="0.00939143501126972">
                <text:p>0.00939143501126972</text:p>
              </table:table-cell>
            </table:table-row>
            <table:table-row>
              <table:table-cell office:value-type="string">
                <text:p>image_44_1996x619.jpg</text:p>
              </table:table-cell>
              <table:table-cell office:value-type="float" office:value="0.95068870523416">
                <text:p>0.95068870523416</text:p>
              </table:table-cell>
              <table:table-cell office:value-type="float" office:value="0.0118457300275482">
                <text:p>0.0118457300275482</text:p>
              </table:table-cell>
              <table:table-cell office:value-type="float" office:value="0.015702479338843">
                <text:p>0.015702479338843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68870523415978">
                <text:p>0.0068870523415978</text:p>
              </table:table-cell>
              <table:table-cell office:value-type="float" office:value="0.00661157024793388">
                <text:p>0.00661157024793388</text:p>
              </table:table-cell>
            </table:table-row>
            <table:table-row>
              <table:table-cell office:value-type="string">
                <text:p>image_45_2251x3866.jpg</text:p>
              </table:table-cell>
              <table:table-cell office:value-type="float" office:value="0.766204358901783">
                <text:p>0.766204358901783</text:p>
              </table:table-cell>
              <table:table-cell office:value-type="float" office:value="0.0653835267478064">
                <text:p>0.0653835267478064</text:p>
              </table:table-cell>
              <table:table-cell office:value-type="float" office:value="0.0792527596943108">
                <text:p>0.0792527596943108</text:p>
              </table:table-cell>
              <table:table-cell office:value-type="float" office:value="0.0433059722615341">
                <text:p>0.0433059722615341</text:p>
              </table:table-cell>
              <table:table-cell office:value-type="float" office:value="0.0237758279082932">
                <text:p>0.0237758279082932</text:p>
              </table:table-cell>
              <table:table-cell office:value-type="float" office:value="0.0220775544862723">
                <text:p>0.0220775544862723</text:p>
              </table:table-cell>
            </table:table-row>
            <table:table-row>
              <table:table-cell office:value-type="string">
                <text:p>image_4_2314x2375.jpg</text:p>
              </table:table-cell>
              <table:table-cell office:value-type="float" office:value="0.856421902599041">
                <text:p>0.856421902599041</text:p>
              </table:table-cell>
              <table:table-cell office:value-type="float" office:value="0.0398687862730255">
                <text:p>0.0398687862730255</text:p>
              </table:table-cell>
              <table:table-cell office:value-type="float" office:value="0.0474388089830936">
                <text:p>0.0474388089830936</text:p>
              </table:table-cell>
              <table:table-cell office:value-type="float" office:value="0.0264950794852385">
                <text:p>0.0264950794852385</text:p>
              </table:table-cell>
              <table:table-cell office:value-type="float" office:value="0.0151400454201363">
                <text:p>0.0151400454201363</text:p>
              </table:table-cell>
              <table:table-cell office:value-type="float" office:value="0.0146353772394651">
                <text:p>0.0146353772394651</text:p>
              </table:table-cell>
            </table:table-row>
            <table:table-row>
              <table:table-cell office:value-type="string">
                <text:p>image_50_1140x3923.jpg</text:p>
              </table:table-cell>
              <table:table-cell office:value-type="float" office:value="0.845131272848122">
                <text:p>0.845131272848122</text:p>
              </table:table-cell>
              <table:table-cell office:value-type="float" office:value="0.0405450315719508">
                <text:p>0.0405450315719508</text:p>
              </table:table-cell>
              <table:table-cell office:value-type="float" office:value="0.0535061482220007">
                <text:p>0.0535061482220007</text:p>
              </table:table-cell>
              <table:table-cell office:value-type="float" office:value="0.0292455965437022">
                <text:p>0.0292455965437022</text:p>
              </table:table-cell>
              <table:table-cell office:value-type="float" office:value="0.0172814888667331">
                <text:p>0.0172814888667331</text:p>
              </table:table-cell>
              <table:table-cell office:value-type="float" office:value="0.0142904619474909">
                <text:p>0.0142904619474909</text:p>
              </table:table-cell>
            </table:table-row>
            <table:table-row>
              <table:table-cell office:value-type="string">
                <text:p>image_51_2730x4330.jpg</text:p>
              </table:table-cell>
              <table:table-cell office:value-type="float" office:value="0.756935919469678">
                <text:p>0.756935919469678</text:p>
              </table:table-cell>
              <table:table-cell office:value-type="float" office:value="0.0667812423275227">
                <text:p>0.0667812423275227</text:p>
              </table:table-cell>
              <table:table-cell office:value-type="float" office:value="0.085195187822244">
                <text:p>0.085195187822244</text:p>
              </table:table-cell>
              <table:table-cell office:value-type="float" office:value="0.045175546280383">
                <text:p>0.045175546280383</text:p>
              </table:table-cell>
              <table:table-cell office:value-type="float" office:value="0.0238153695065063">
                <text:p>0.0238153695065063</text:p>
              </table:table-cell>
              <table:table-cell office:value-type="float" office:value="0.0220967345936656">
                <text:p>0.0220967345936656</text:p>
              </table:table-cell>
            </table:table-row>
            <table:table-row>
              <table:table-cell office:value-type="string">
                <text:p>image_52_653x4327.jpg</text:p>
              </table:table-cell>
              <table:table-cell office:value-type="float" office:value="0.86768149882904">
                <text:p>0.86768149882904</text:p>
              </table:table-cell>
              <table:table-cell office:value-type="float" office:value="0.0343481654957065">
                <text:p>0.0343481654957065</text:p>
              </table:table-cell>
              <table:table-cell office:value-type="float" office:value="0.0452771272443404">
                <text:p>0.0452771272443404</text:p>
              </table:table-cell>
              <table:table-cell office:value-type="float" office:value="0.0230288836846214">
                <text:p>0.0230288836846214</text:p>
              </table:table-cell>
              <table:table-cell office:value-type="float" office:value="0.014832162373146">
                <text:p>0.014832162373146</text:p>
              </table:table-cell>
              <table:table-cell office:value-type="float" office:value="0.014832162373146">
                <text:p>0.014832162373146</text:p>
              </table:table-cell>
            </table:table-row>
            <table:table-row>
              <table:table-cell office:value-type="string">
                <text:p>image_53_166x1639.jpg</text:p>
              </table:table-cell>
              <table:table-cell office:value-type="float" office:value="0.955201443174985">
                <text:p>0.955201443174985</text:p>
              </table:table-cell>
              <table:table-cell office:value-type="float" office:value="0.00992182802164763">
                <text:p>0.00992182802164763</text:p>
              </table:table-cell>
              <table:table-cell office:value-type="float" office:value="0.0132291040288635">
                <text:p>0.0132291040288635</text:p>
              </table:table-cell>
              <table:table-cell office:value-type="float" office:value="0.00751653638003608">
                <text:p>0.00751653638003608</text:p>
              </table:table-cell>
              <table:table-cell office:value-type="float" office:value="0.00721587492483464">
                <text:p>0.00721587492483464</text:p>
              </table:table-cell>
              <table:table-cell office:value-type="float" office:value="0.00691521346963319">
                <text:p>0.00691521346963319</text:p>
              </table:table-cell>
            </table:table-row>
            <table:table-row>
              <table:table-cell office:value-type="string">
                <text:p>image_54_2489x1402.jpg</text:p>
              </table:table-cell>
              <table:table-cell office:value-type="float" office:value="0.883601506333448">
                <text:p>0.883601506333448</text:p>
              </table:table-cell>
              <table:table-cell office:value-type="float" office:value="0.0297843204382061">
                <text:p>0.0297843204382061</text:p>
              </table:table-cell>
              <table:table-cell office:value-type="float" office:value="0.0366312906538857">
                <text:p>0.0366312906538857</text:p>
              </table:table-cell>
              <table:table-cell office:value-type="float" office:value="0.0232796987333105">
                <text:p>0.0232796987333105</text:p>
              </table:table-cell>
              <table:table-cell office:value-type="float" office:value="0.0130092434097912">
                <text:p>0.0130092434097912</text:p>
              </table:table-cell>
              <table:table-cell office:value-type="float" office:value="0.0136939404313591">
                <text:p>0.0136939404313591</text:p>
              </table:table-cell>
            </table:table-row>
            <table:table-row>
              <table:table-cell office:value-type="string">
                <text:p>image_55_2737x117.jpg</text:p>
              </table:table-cell>
              <table:table-cell office:value-type="float" office:value="0.95727221279004">
                <text:p>0.95727221279004</text:p>
              </table:table-cell>
              <table:table-cell office:value-type="float" office:value="0.00933786078098472">
                <text:p>0.00933786078098472</text:p>
              </table:table-cell>
              <table:table-cell office:value-type="float" office:value="0.0130164119977363">
                <text:p>0.0130164119977363</text:p>
              </table:table-cell>
              <table:table-cell office:value-type="float" office:value="0.00764006791171477">
                <text:p>0.00764006791171477</text:p>
              </table:table-cell>
              <table:table-cell office:value-type="float" office:value="0.00622524052065648">
                <text:p>0.00622524052065648</text:p>
              </table:table-cell>
              <table:table-cell office:value-type="float" office:value="0.00650820599886814">
                <text:p>0.00650820599886814</text:p>
              </table:table-cell>
            </table:table-row>
            <table:table-row>
              <table:table-cell office:value-type="string">
                <text:p>image_56_825x1244.jpg</text:p>
              </table:table-cell>
              <table:table-cell office:value-type="float" office:value="0.931647570130383">
                <text:p>0.931647570130383</text:p>
              </table:table-cell>
              <table:table-cell office:value-type="float" office:value="0.0161991307783485">
                <text:p>0.0161991307783485</text:p>
              </table:table-cell>
              <table:table-cell office:value-type="float" office:value="0.021335440537337">
                <text:p>0.021335440537337</text:p>
              </table:table-cell>
              <table:table-cell office:value-type="float" office:value="0.0114579217700514">
                <text:p>0.0114579217700514</text:p>
              </table:table-cell>
              <table:table-cell office:value-type="float" office:value="0.00948241801659423">
                <text:p>0.00948241801659423</text:p>
              </table:table-cell>
              <table:table-cell office:value-type="float" office:value="0.00987751876728566">
                <text:p>0.00987751876728566</text:p>
              </table:table-cell>
            </table:table-row>
            <table:table-row>
              <table:table-cell office:value-type="string">
                <text:p>image_57_3765x1755.jpg</text:p>
              </table:table-cell>
              <table:table-cell office:value-type="float" office:value="0.863943579194828">
                <text:p>0.863943579194828</text:p>
              </table:table-cell>
              <table:table-cell office:value-type="float" office:value="0.035263003232442">
                <text:p>0.035263003232442</text:p>
              </table:table-cell>
              <table:table-cell office:value-type="float" office:value="0.0431971789597414">
                <text:p>0.0431971789597414</text:p>
              </table:table-cell>
              <table:table-cell office:value-type="float" office:value="0.0279165442256832">
                <text:p>0.0279165442256832</text:p>
              </table:table-cell>
              <table:table-cell office:value-type="float" office:value="0.0155744930943285">
                <text:p>0.0155744930943285</text:p>
              </table:table-cell>
              <table:table-cell office:value-type="float" office:value="0.0141052012929768">
                <text:p>0.0141052012929768</text:p>
              </table:table-cell>
            </table:table-row>
            <table:table-row>
              <table:table-cell office:value-type="string">
                <text:p>image_58_4915x3663.jpg</text:p>
              </table:table-cell>
              <table:table-cell office:value-type="float" office:value="0.641847313854854">
                <text:p>0.641847313854854</text:p>
              </table:table-cell>
              <table:table-cell office:value-type="float" office:value="0.100848256361923">
                <text:p>0.100848256361923</text:p>
              </table:table-cell>
              <table:table-cell office:value-type="float" office:value="0.122525918944392">
                <text:p>0.122525918944392</text:p>
              </table:table-cell>
              <table:table-cell office:value-type="float" office:value="0.0655042412818096">
                <text:p>0.0655042412818096</text:p>
              </table:table-cell>
              <table:table-cell office:value-type="float" office:value="0.0341658812441093">
                <text:p>0.0341658812441093</text:p>
              </table:table-cell>
              <table:table-cell office:value-type="float" office:value="0.0351083883129123">
                <text:p>0.0351083883129123</text:p>
              </table:table-cell>
            </table:table-row>
            <table:table-row>
              <table:table-cell office:value-type="string">
                <text:p>image_59_592x2330.jpg</text:p>
              </table:table-cell>
              <table:table-cell office:value-type="float" office:value="0.938958707360862">
                <text:p>0.938958707360862</text:p>
              </table:table-cell>
              <table:table-cell office:value-type="float" office:value="0.0153885611695306">
                <text:p>0.0153885611695306</text:p>
              </table:table-cell>
              <table:table-cell office:value-type="float" office:value="0.020261605539882">
                <text:p>0.020261605539882</text:p>
              </table:table-cell>
              <table:table-cell office:value-type="float" office:value="0.00974608874070274">
                <text:p>0.00974608874070274</text:p>
              </table:table-cell>
              <table:table-cell office:value-type="float" office:value="0.00769428058476532">
                <text:p>0.00769428058476532</text:p>
              </table:table-cell>
              <table:table-cell office:value-type="float" office:value="0.0079507566042575">
                <text:p>0.0079507566042575</text:p>
              </table:table-cell>
            </table:table-row>
            <table:table-row>
              <table:table-cell office:value-type="string">
                <text:p>image_5_3549x4062.jpg</text:p>
              </table:table-cell>
              <table:table-cell office:value-type="float" office:value="0.720435967302452">
                <text:p>0.720435967302452</text:p>
              </table:table-cell>
              <table:table-cell office:value-type="float" office:value="0.0771117166212534">
                <text:p>0.0771117166212534</text:p>
              </table:table-cell>
              <table:table-cell office:value-type="float" office:value="0.0956403269754768">
                <text:p>0.0956403269754768</text:p>
              </table:table-cell>
              <table:table-cell office:value-type="float" office:value="0.0528610354223433">
                <text:p>0.0528610354223433</text:p>
              </table:table-cell>
              <table:table-cell office:value-type="float" office:value="0.0283378746594005">
                <text:p>0.0283378746594005</text:p>
              </table:table-cell>
              <table:table-cell office:value-type="float" office:value="0.0256130790190736">
                <text:p>0.0256130790190736</text:p>
              </table:table-cell>
            </table:table-row>
            <table:table-row>
              <table:table-cell office:value-type="string">
                <text:p>image_60_1433x357.jpg</text:p>
              </table:table-cell>
              <table:table-cell office:value-type="float" office:value="0.950609756097561">
                <text:p>0.950609756097561</text:p>
              </table:table-cell>
              <table:table-cell office:value-type="float" office:value="0.011280487804878">
                <text:p>0.011280487804878</text:p>
              </table:table-cell>
              <table:table-cell office:value-type="float" office:value="0.0152439024390244">
                <text:p>0.0152439024390244</text:p>
              </table:table-cell>
              <table:table-cell office:value-type="float" office:value="0.00823170731707317">
                <text:p>0.00823170731707317</text:p>
              </table:table-cell>
              <table:table-cell office:value-type="float" office:value="0.00701219512195122">
                <text:p>0.00701219512195122</text:p>
              </table:table-cell>
              <table:table-cell office:value-type="float" office:value="0.0076219512195122">
                <text:p>0.0076219512195122</text:p>
              </table:table-cell>
            </table:table-row>
            <table:table-row>
              <table:table-cell office:value-type="string">
                <text:p>image_61_3888x3016.jpg</text:p>
              </table:table-cell>
              <table:table-cell office:value-type="float" office:value="0.744331742243437">
                <text:p>0.744331742243437</text:p>
              </table:table-cell>
              <table:table-cell office:value-type="float" office:value="0.0683174224343675">
                <text:p>0.0683174224343675</text:p>
              </table:table-cell>
              <table:table-cell office:value-type="float" office:value="0.0847255369928401">
                <text:p>0.0847255369928401</text:p>
              </table:table-cell>
              <table:table-cell office:value-type="float" office:value="0.0492243436754177">
                <text:p>0.0492243436754177</text:p>
              </table:table-cell>
              <table:table-cell office:value-type="float" office:value="0.0256563245823389">
                <text:p>0.0256563245823389</text:p>
              </table:table-cell>
              <table:table-cell office:value-type="float" office:value="0.027744630071599">
                <text:p>0.027744630071599</text:p>
              </table:table-cell>
            </table:table-row>
            <table:table-row>
              <table:table-cell office:value-type="string">
                <text:p>image_62_454x2848.jpg</text:p>
              </table:table-cell>
              <table:table-cell office:value-type="float" office:value="0.926176890156919">
                <text:p>0.926176890156919</text:p>
              </table:table-cell>
              <table:table-cell office:value-type="float" office:value="0.018188302425107">
                <text:p>0.018188302425107</text:p>
              </table:table-cell>
              <table:table-cell office:value-type="float" office:value="0.0238944365192582">
                <text:p>0.0238944365192582</text:p>
              </table:table-cell>
              <table:table-cell office:value-type="float" office:value="0.0121255349500713">
                <text:p>0.0121255349500713</text:p>
              </table:table-cell>
              <table:table-cell office:value-type="float" office:value="0.0106990014265335">
                <text:p>0.0106990014265335</text:p>
              </table:table-cell>
              <table:table-cell office:value-type="float" office:value="0.00891583452211127">
                <text:p>0.00891583452211127</text:p>
              </table:table-cell>
            </table:table-row>
            <table:table-row>
              <table:table-cell office:value-type="string">
                <text:p>image_63_2812x4309.jpg</text:p>
              </table:table-cell>
              <table:table-cell office:value-type="float" office:value="0.786217303822938">
                <text:p>0.786217303822938</text:p>
              </table:table-cell>
              <table:table-cell office:value-type="float" office:value="0.0588531187122736">
                <text:p>0.0588531187122736</text:p>
              </table:table-cell>
              <table:table-cell office:value-type="float" office:value="0.068158953722334">
                <text:p>0.068158953722334</text:p>
              </table:table-cell>
              <table:table-cell office:value-type="float" office:value="0.0417505030181087">
                <text:p>0.0417505030181087</text:p>
              </table:table-cell>
              <table:table-cell office:value-type="float" office:value="0.022635814889336">
                <text:p>0.022635814889336</text:p>
              </table:table-cell>
              <table:table-cell office:value-type="float" office:value="0.0223843058350101">
                <text:p>0.0223843058350101</text:p>
              </table:table-cell>
            </table:table-row>
            <table:table-row>
              <table:table-cell office:value-type="string">
                <text:p>image_64_4492x1234.jpg</text:p>
              </table:table-cell>
              <table:table-cell office:value-type="float" office:value="0.860444444444445">
                <text:p>0.860444444444445</text:p>
              </table:table-cell>
              <table:table-cell office:value-type="float" office:value="0.0361481481481482">
                <text:p>0.0361481481481482</text:p>
              </table:table-cell>
              <table:table-cell office:value-type="float" office:value="0.0471111111111111">
                <text:p>0.0471111111111111</text:p>
              </table:table-cell>
              <table:table-cell office:value-type="float" office:value="0.0278518518518519">
                <text:p>0.0278518518518519</text:p>
              </table:table-cell>
              <table:table-cell office:value-type="float" office:value="0.0157037037037037">
                <text:p>0.0157037037037037</text:p>
              </table:table-cell>
              <table:table-cell office:value-type="float" office:value="0.0127407407407407">
                <text:p>0.0127407407407407</text:p>
              </table:table-cell>
            </table:table-row>
            <table:table-row>
              <table:table-cell office:value-type="string">
                <text:p>image_65_567x293.jpg</text:p>
              </table:table-cell>
              <table:table-cell office:value-type="float" office:value="0.961409395973154">
                <text:p>0.961409395973154</text:p>
              </table:table-cell>
              <table:table-cell office:value-type="float" office:value="0.00838926174496644">
                <text:p>0.00838926174496644</text:p>
              </table:table-cell>
              <table:table-cell office:value-type="float" office:value="0.0114653243847875">
                <text:p>0.0114653243847875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0.00559284116331096">
                <text:p>0.00559284116331096</text:p>
              </table:table-cell>
              <table:table-cell office:value-type="float" office:value="0.00643176733780761">
                <text:p>0.00643176733780761</text:p>
              </table:table-cell>
            </table:table-row>
            <table:table-row>
              <table:table-cell office:value-type="string">
                <text:p>image_66_2028x2864.jpg</text:p>
              </table:table-cell>
              <table:table-cell office:value-type="float" office:value="0.852275980532494">
                <text:p>0.852275980532494</text:p>
              </table:table-cell>
              <table:table-cell office:value-type="float" office:value="0.0386487260234755">
                <text:p>0.0386487260234755</text:p>
              </table:table-cell>
              <table:table-cell office:value-type="float" office:value="0.0498139135413685">
                <text:p>0.0498139135413685</text:p>
              </table:table-cell>
              <table:table-cell office:value-type="float" office:value="0.0286286859433152">
                <text:p>0.0286286859433152</text:p>
              </table:table-cell>
              <table:table-cell office:value-type="float" office:value="0.0163183509876897">
                <text:p>0.0163183509876897</text:p>
              </table:table-cell>
              <table:table-cell office:value-type="float" office:value="0.0143143429716576">
                <text:p>0.0143143429716576</text:p>
              </table:table-cell>
            </table:table-row>
            <table:table-row>
              <table:table-cell office:value-type="string">
                <text:p>image_67_2166x2994.jpg</text:p>
              </table:table-cell>
              <table:table-cell office:value-type="float" office:value="0.859623733719248">
                <text:p>0.859623733719248</text:p>
              </table:table-cell>
              <table:table-cell office:value-type="float" office:value="0.037867824409069">
                <text:p>0.037867824409069</text:p>
              </table:table-cell>
              <table:table-cell office:value-type="float" office:value="0.0463096960926194">
                <text:p>0.0463096960926194</text:p>
              </table:table-cell>
              <table:table-cell office:value-type="float" office:value="0.0262904003859141">
                <text:p>0.0262904003859141</text:p>
              </table:table-cell>
              <table:table-cell office:value-type="float" office:value="0.0154365653642065">
                <text:p>0.0154365653642065</text:p>
              </table:table-cell>
              <table:table-cell office:value-type="float" office:value="0.0144717800289436">
                <text:p>0.0144717800289436</text:p>
              </table:table-cell>
            </table:table-row>
            <table:table-row>
              <table:table-cell office:value-type="string">
                <text:p>image_6_4928x819.jpg</text:p>
              </table:table-cell>
              <table:table-cell office:value-type="float" office:value="0.852264557872035">
                <text:p>0.852264557872035</text:p>
              </table:table-cell>
              <table:table-cell office:value-type="float" office:value="0.0388209920920201">
                <text:p>0.0388209920920201</text:p>
              </table:table-cell>
              <table:table-cell office:value-type="float" office:value="0.0478073328540618">
                <text:p>0.0478073328540618</text:p>
              </table:table-cell>
              <table:table-cell office:value-type="float" office:value="0.0291157440690151">
                <text:p>0.0291157440690151</text:p>
              </table:table-cell>
              <table:table-cell office:value-type="float" office:value="0.0172537742631201">
                <text:p>0.0172537742631201</text:p>
              </table:table-cell>
              <table:table-cell office:value-type="float" office:value="0.0147375988497484">
                <text:p>0.0147375988497484</text:p>
              </table:table-cell>
            </table:table-row>
            <table:table-row>
              <table:table-cell office:value-type="string">
                <text:p>image_7_405x2174.jpg</text:p>
              </table:table-cell>
              <table:table-cell office:value-type="float" office:value="0.945960849186656">
                <text:p>0.945960849186656</text:p>
              </table:table-cell>
              <table:table-cell office:value-type="float" office:value="0.0129583677970775">
                <text:p>0.0129583677970775</text:p>
              </table:table-cell>
              <table:table-cell office:value-type="float" office:value="0.0168183071408878">
                <text:p>0.0168183071408878</text:p>
              </table:table-cell>
              <table:table-cell office:value-type="float" office:value="0.00909842845326716">
                <text:p>0.00909842845326716</text:p>
              </table:table-cell>
              <table:table-cell office:value-type="float" office:value="0.00799558864074993">
                <text:p>0.00799558864074993</text:p>
              </table:table-cell>
              <table:table-cell office:value-type="float" office:value="0.00716845878136201">
                <text:p>0.00716845878136201</text:p>
              </table:table-cell>
            </table:table-row>
            <table:table-row>
              <table:table-cell office:value-type="string">
                <text:p>image_8_4780x413.jpg</text:p>
              </table:table-cell>
              <table:table-cell office:value-type="float" office:value="0.901722787783869">
                <text:p>0.901722787783869</text:p>
              </table:table-cell>
              <table:table-cell office:value-type="float" office:value="0.0250587314017228">
                <text:p>0.0250587314017228</text:p>
              </table:table-cell>
              <table:table-cell office:value-type="float" office:value="0.0317149569303054">
                <text:p>0.0317149569303054</text:p>
              </table:table-cell>
              <table:table-cell office:value-type="float" office:value="0.0164447924823806">
                <text:p>0.0164447924823806</text:p>
              </table:table-cell>
              <table:table-cell office:value-type="float" office:value="0.0117462803445576">
                <text:p>0.0117462803445576</text:p>
              </table:table-cell>
              <table:table-cell office:value-type="float" office:value="0.0133124510571652">
                <text:p>0.0133124510571652</text:p>
              </table:table-cell>
            </table:table-row>
            <table:table-row>
              <table:table-cell office:value-type="string">
                <text:p>image_9_3014x169.jpg</text:p>
              </table:table-cell>
              <table:table-cell office:value-type="float" office:value="0.951240135287486">
                <text:p>0.951240135287486</text:p>
              </table:table-cell>
              <table:table-cell office:value-type="float" office:value="0.0109921082299887">
                <text:p>0.0109921082299887</text:p>
              </table:table-cell>
              <table:table-cell office:value-type="float" office:value="0.0149379932356257">
                <text:p>0.0149379932356257</text:p>
              </table:table-cell>
              <table:table-cell office:value-type="float" office:value="0.00789177001127396">
                <text:p>0.00789177001127396</text:p>
              </table:table-cell>
              <table:table-cell office:value-type="float" office:value="0.00704622322435175">
                <text:p>0.00704622322435175</text:p>
              </table:table-cell>
              <table:table-cell office:value-type="float" office:value="0.00789177001127396">
                <text:p>0.00789177001127396</text:p>
              </table:table-cell>
            </table:table-row>
            <table:table-row>
              <table:table-cell office:value-type="string">
                <text:p>iss072e940709~orig.jpg</text:p>
              </table:table-cell>
              <table:table-cell office:value-type="float" office:value="0.505322687957419">
                <text:p>0.505322687957419</text:p>
              </table:table-cell>
              <table:table-cell office:value-type="float" office:value="0.138223552894212">
                <text:p>0.138223552894212</text:p>
              </table:table-cell>
              <table:table-cell office:value-type="float" office:value="0.169827012641384">
                <text:p>0.169827012641384</text:p>
              </table:table-cell>
              <table:table-cell office:value-type="float" office:value="0.0964737192282102">
                <text:p>0.0964737192282102</text:p>
              </table:table-cell>
              <table:table-cell office:value-type="float" office:value="0.0457418496340652">
                <text:p>0.0457418496340652</text:p>
              </table:table-cell>
              <table:table-cell office:value-type="float" office:value="0.0444111776447106">
                <text:p>0.0444111776447106</text:p>
              </table:table-cell>
            </table:table-row>
            <table:table-row>
              <table:table-cell office:value-type="string">
                <text:p>josh-hild-16ZUFFYQdbo-unsplash(1).jpg</text:p>
              </table:table-cell>
              <table:table-cell office:value-type="float" office:value="0.921410719244654">
                <text:p>0.921410719244654</text:p>
              </table:table-cell>
              <table:table-cell office:value-type="float" office:value="0.0205498472646487">
                <text:p>0.0205498472646487</text:p>
              </table:table-cell>
              <table:table-cell office:value-type="float" office:value="0.0258261594001666">
                <text:p>0.0258261594001666</text:p>
              </table:table-cell>
              <table:table-cell office:value-type="float" office:value="0.013607331296862">
                <text:p>0.013607331296862</text:p>
              </table:table-cell>
              <table:table-cell office:value-type="float" office:value="0.00971952235490142">
                <text:p>0.00971952235490142</text:p>
              </table:table-cell>
              <table:table-cell office:value-type="float" office:value="0.00888642043876701">
                <text:p>0.00888642043876701</text:p>
              </table:table-cell>
            </table:table-row>
            <table:table-row>
              <table:table-cell office:value-type="string">
                <text:p>josh-hild-16ZUFFYQdbo-unsplash(2).jpg</text:p>
              </table:table-cell>
              <table:table-cell office:value-type="float" office:value="0.74721734036321">
                <text:p>0.74721734036321</text:p>
              </table:table-cell>
              <table:table-cell office:value-type="float" office:value="0.0679554774458114">
                <text:p>0.0679554774458114</text:p>
              </table:table-cell>
              <table:table-cell office:value-type="float" office:value="0.0884592852958407">
                <text:p>0.0884592852958407</text:p>
              </table:table-cell>
              <table:table-cell office:value-type="float" office:value="0.0468658465143527">
                <text:p>0.0468658465143527</text:p>
              </table:table-cell>
              <table:table-cell office:value-type="float" office:value="0.0260691271236087">
                <text:p>0.0260691271236087</text:p>
              </table:table-cell>
              <table:table-cell office:value-type="float" office:value="0.0234329232571763">
                <text:p>0.0234329232571763</text:p>
              </table:table-cell>
            </table:table-row>
            <table:table-row>
              <table:table-cell office:value-type="string">
                <text:p>josh-hild-16ZUFFYQdbo-unsplash.jpg</text:p>
              </table:table-cell>
              <table:table-cell office:value-type="float" office:value="0.95758051846033">
                <text:p>0.95758051846033</text:p>
              </table:table-cell>
              <table:table-cell office:value-type="float" office:value="0.00916470280178057">
                <text:p>0.00916470280178057</text:p>
              </table:table-cell>
              <table:table-cell office:value-type="float" office:value="0.0128305839224928">
                <text:p>0.0128305839224928</text:p>
              </table:table-cell>
              <table:table-cell office:value-type="float" office:value="0.0075936108929039">
                <text:p>0.0075936108929039</text:p>
              </table:table-cell>
              <table:table-cell office:value-type="float" office:value="0.00602251898402723">
                <text:p>0.00602251898402723</text:p>
              </table:table-cell>
              <table:table-cell office:value-type="float" office:value="0.00680806493846557">
                <text:p>0.00680806493846557</text:p>
              </table:table-cell>
            </table:table-row>
            <table:table-row>
              <table:table-cell office:value-type="string">
                <text:p>josh-hild-TBd0-kgIaC8-unsplash(1).jpg</text:p>
              </table:table-cell>
              <table:table-cell office:value-type="float" office:value="0.927429805615551">
                <text:p>0.927429805615551</text:p>
              </table:table-cell>
              <table:table-cell office:value-type="float" office:value="0.016414686825054">
                <text:p>0.016414686825054</text:p>
              </table:table-cell>
              <table:table-cell office:value-type="float" office:value="0.0228941684665227">
                <text:p>0.0228941684665227</text:p>
              </table:table-cell>
              <table:table-cell office:value-type="float" office:value="0.0120950323974082">
                <text:p>0.0120950323974082</text:p>
              </table:table-cell>
              <table:table-cell office:value-type="float" office:value="0.00993520518358531">
                <text:p>0.00993520518358531</text:p>
              </table:table-cell>
              <table:table-cell office:value-type="float" office:value="0.0112311015118791">
                <text:p>0.0112311015118791</text:p>
              </table:table-cell>
            </table:table-row>
            <table:table-row>
              <table:table-cell office:value-type="string">
                <text:p>josh-hild-TBd0-kgIaC8-unsplash(2).jpg</text:p>
              </table:table-cell>
              <table:table-cell office:value-type="float" office:value="0.833251833740831">
                <text:p>0.833251833740831</text:p>
              </table:table-cell>
              <table:table-cell office:value-type="float" office:value="0.0440097799511002">
                <text:p>0.0440097799511002</text:p>
              </table:table-cell>
              <table:table-cell office:value-type="float" office:value="0.0574572127139364">
                <text:p>0.0574572127139364</text:p>
              </table:table-cell>
              <table:table-cell office:value-type="float" office:value="0.0317848410757946">
                <text:p>0.0317848410757946</text:p>
              </table:table-cell>
              <table:table-cell office:value-type="float" office:value="0.0178484107579462">
                <text:p>0.0178484107579462</text:p>
              </table:table-cell>
              <table:table-cell office:value-type="float" office:value="0.0156479217603912">
                <text:p>0.0156479217603912</text:p>
              </table:table-cell>
            </table:table-row>
            <table:table-row>
              <table:table-cell office:value-type="string">
                <text:p>josh-hild-TBd0-kgIaC8-unsplash(3).jpg</text:p>
              </table:table-cell>
              <table:table-cell office:value-type="float" office:value="0.760730593607306">
                <text:p>0.760730593607306</text:p>
              </table:table-cell>
              <table:table-cell office:value-type="float" office:value="0.0636225266362253">
                <text:p>0.0636225266362253</text:p>
              </table:table-cell>
              <table:table-cell office:value-type="float" office:value="0.0831050228310502">
                <text:p>0.0831050228310502</text:p>
              </table:table-cell>
              <table:table-cell office:value-type="float" office:value="0.0450532724505327">
                <text:p>0.0450532724505327</text:p>
              </table:table-cell>
              <table:table-cell office:value-type="float" office:value="0.0249619482496195">
                <text:p>0.0249619482496195</text:p>
              </table:table-cell>
              <table:table-cell office:value-type="float" office:value="0.0225266362252664">
                <text:p>0.0225266362252664</text:p>
              </table:table-cell>
            </table:table-row>
            <table:table-row>
              <table:table-cell office:value-type="string">
                <text:p>josh-hild-TBd0-kgIaC8-unsplash.jpg</text:p>
              </table:table-cell>
              <table:table-cell office:value-type="float" office:value="0.881508515815085">
                <text:p>0.881508515815085</text:p>
              </table:table-cell>
              <table:table-cell office:value-type="float" office:value="0.0313868613138686">
                <text:p>0.0313868613138686</text:p>
              </table:table-cell>
              <table:table-cell office:value-type="float" office:value="0.0401459854014599">
                <text:p>0.0401459854014599</text:p>
              </table:table-cell>
              <table:table-cell office:value-type="float" office:value="0.0226277372262774">
                <text:p>0.0226277372262774</text:p>
              </table:table-cell>
              <table:table-cell office:value-type="float" office:value="0.0126520681265207">
                <text:p>0.0126520681265207</text:p>
              </table:table-cell>
              <table:table-cell office:value-type="float" office:value="0.0116788321167883">
                <text:p>0.0116788321167883</text:p>
              </table:table-cell>
            </table:table-row>
            <table:table-row>
              <table:table-cell office:value-type="string">
                <text:p>jsc2025e036488~orig.jpg</text:p>
              </table:table-cell>
              <table:table-cell office:value-type="float" office:value="0.511992619926199">
                <text:p>0.511992619926199</text:p>
              </table:table-cell>
              <table:table-cell office:value-type="float" office:value="0.136531365313653">
                <text:p>0.136531365313653</text:p>
              </table:table-cell>
              <table:table-cell office:value-type="float" office:value="0.173985239852399">
                <text:p>0.173985239852399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44280442804428">
                <text:p>0.044280442804428</text:p>
              </table:table-cell>
              <table:table-cell office:value-type="float" office:value="0.0446494464944649">
                <text:p>0.0446494464944649</text:p>
              </table:table-cell>
            </table:table-row>
            <table:table-row>
              <table:table-cell office:value-type="string">
                <text:p>lawrence-krowdeed-ezyImh0IxOU-unsplash(1).jpg</text:p>
              </table:table-cell>
              <table:table-cell office:value-type="float" office:value="0.887537993920973">
                <text:p>0.887537993920973</text:p>
              </table:table-cell>
              <table:table-cell office:value-type="float" office:value="0.0294599018003273">
                <text:p>0.0294599018003273</text:p>
              </table:table-cell>
              <table:table-cell office:value-type="float" office:value="0.038812251578209">
                <text:p>0.038812251578209</text:p>
              </table:table-cell>
              <table:table-cell office:value-type="float" office:value="0.0217442132335749">
                <text:p>0.0217442132335749</text:p>
              </table:table-cell>
              <table:table-cell office:value-type="float" office:value="0.0126256722001403">
                <text:p>0.0126256722001403</text:p>
              </table:table-cell>
              <table:table-cell office:value-type="float" office:value="0.00981996726677578">
                <text:p>0.00981996726677578</text:p>
              </table:table-cell>
            </table:table-row>
            <table:table-row>
              <table:table-cell office:value-type="string">
                <text:p>lawrence-krowdeed-ezyImh0IxOU-unsplash(2).jpg</text:p>
              </table:table-cell>
              <table:table-cell office:value-type="float" office:value="0.789391575663027">
                <text:p>0.789391575663027</text:p>
              </table:table-cell>
              <table:table-cell office:value-type="float" office:value="0.0555382215288612">
                <text:p>0.0555382215288612</text:p>
              </table:table-cell>
              <table:table-cell office:value-type="float" office:value="0.0736349453978159">
                <text:p>0.0736349453978159</text:p>
              </table:table-cell>
              <table:table-cell office:value-type="float" office:value="0.0405616224648986">
                <text:p>0.0405616224648986</text:p>
              </table:table-cell>
              <table:table-cell office:value-type="float" office:value="0.0215288611544462">
                <text:p>0.0215288611544462</text:p>
              </table:table-cell>
              <table:table-cell office:value-type="float" office:value="0.0193447737909516">
                <text:p>0.0193447737909516</text:p>
              </table:table-cell>
            </table:table-row>
            <table:table-row>
              <table:table-cell office:value-type="string">
                <text:p>lawrence-krowdeed-ezyImh0IxOU-unsplash(3).jpg</text:p>
              </table:table-cell>
              <table:table-cell office:value-type="float" office:value="0.705119295807274">
                <text:p>0.705119295807274</text:p>
              </table:table-cell>
              <table:table-cell office:value-type="float" office:value="0.0822330321982858">
                <text:p>0.0822330321982858</text:p>
              </table:table-cell>
              <table:table-cell office:value-type="float" office:value="0.10632383599722">
                <text:p>0.10632383599722</text:p>
              </table:table-cell>
              <table:table-cell office:value-type="float" office:value="0.0537410238591615">
                <text:p>0.0537410238591615</text:p>
              </table:table-cell>
              <table:table-cell office:value-type="float" office:value="0.0268705119295807">
                <text:p>0.0268705119295807</text:p>
              </table:table-cell>
              <table:table-cell office:value-type="float" office:value="0.0257123002084781">
                <text:p>0.0257123002084781</text:p>
              </table:table-cell>
            </table:table-row>
            <table:table-row>
              <table:table-cell office:value-type="string">
                <text:p>lawrence-krowdeed-ezyImh0IxOU-unsplash.jpg</text:p>
              </table:table-cell>
              <table:table-cell office:value-type="float" office:value="0.918811002661934">
                <text:p>0.918811002661934</text:p>
              </table:table-cell>
              <table:table-cell office:value-type="float" office:value="0.0190771960958296">
                <text:p>0.0190771960958296</text:p>
              </table:table-cell>
              <table:table-cell office:value-type="float" office:value="0.0257320319432121">
                <text:p>0.0257320319432121</text:p>
              </table:table-cell>
              <table:table-cell office:value-type="float" office:value="0.0133096716947649">
                <text:p>0.0133096716947649</text:p>
              </table:table-cell>
              <table:table-cell office:value-type="float" office:value="0.0115350488021295">
                <text:p>0.0115350488021295</text:p>
              </table:table-cell>
              <table:table-cell office:value-type="float" office:value="0.0115350488021295">
                <text:p>0.0115350488021295</text:p>
              </table:table-cell>
            </table:table-row>
            <table:table-row>
              <table:table-cell office:value-type="string">
                <text:p>mathieu-bigard-U1o2u8UrHLc-unsplash(1).jpg</text:p>
              </table:table-cell>
              <table:table-cell office:value-type="float" office:value="0.949513381995134">
                <text:p>0.949513381995134</text:p>
              </table:table-cell>
              <table:table-cell office:value-type="float" office:value="0.010036496350365">
                <text:p>0.010036496350365</text:p>
              </table:table-cell>
              <table:table-cell office:value-type="float" office:value="0.0139902676399027">
                <text:p>0.0139902676399027</text:p>
              </table:table-cell>
              <table:table-cell office:value-type="float" office:value="0.00821167883211679">
                <text:p>0.00821167883211679</text:p>
              </table:table-cell>
              <table:table-cell office:value-type="float" office:value="0.0072992700729927">
                <text:p>0.0072992700729927</text:p>
              </table:table-cell>
              <table:table-cell office:value-type="float" office:value="0.0109489051094891">
                <text:p>0.0109489051094891</text:p>
              </table:table-cell>
            </table:table-row>
            <table:table-row>
              <table:table-cell office:value-type="string">
                <text:p>mathieu-bigard-U1o2u8UrHLc-unsplash(2).jpg</text:p>
              </table:table-cell>
              <table:table-cell office:value-type="float" office:value="0.902338376891334">
                <text:p>0.902338376891334</text:p>
              </table:table-cell>
              <table:table-cell office:value-type="float" office:value="0.0251031636863824">
                <text:p>0.0251031636863824</text:p>
              </table:table-cell>
              <table:table-cell office:value-type="float" office:value="0.0326685006877579">
                <text:p>0.0326685006877579</text:p>
              </table:table-cell>
              <table:table-cell office:value-type="float" office:value="0.0168500687757909">
                <text:p>0.0168500687757909</text:p>
              </table:table-cell>
              <table:table-cell office:value-type="float" office:value="0.0116918844566713">
                <text:p>0.0116918844566713</text:p>
              </table:table-cell>
              <table:table-cell office:value-type="float" office:value="0.0113480055020633">
                <text:p>0.0113480055020633</text:p>
              </table:table-cell>
            </table:table-row>
            <table:table-row>
              <table:table-cell office:value-type="string">
                <text:p>mathieu-bigard-U1o2u8UrHLc-unsplash(3).jpg</text:p>
              </table:table-cell>
              <table:table-cell office:value-type="float" office:value="0.884224250325945">
                <text:p>0.884224250325945</text:p>
              </table:table-cell>
              <table:table-cell office:value-type="float" office:value="0.0305084745762712">
                <text:p>0.0305084745762712</text:p>
              </table:table-cell>
              <table:table-cell office:value-type="float" office:value="0.0396349413298566">
                <text:p>0.0396349413298566</text:p>
              </table:table-cell>
              <table:table-cell office:value-type="float" office:value="0.0213820078226858">
                <text:p>0.0213820078226858</text:p>
              </table:table-cell>
              <table:table-cell office:value-type="float" office:value="0.01251629726206">
                <text:p>0.01251629726206</text:p>
              </table:table-cell>
              <table:table-cell office:value-type="float" office:value="0.0117340286831812">
                <text:p>0.0117340286831812</text:p>
              </table:table-cell>
            </table:table-row>
            <table:table-row>
              <table:table-cell office:value-type="string">
                <text:p>mathieu-bigard-U1o2u8UrHLc-unsplash.jpg</text:p>
              </table:table-cell>
              <table:table-cell office:value-type="float" office:value="0.616290245074483">
                <text:p>0.616290245074483</text:p>
              </table:table-cell>
              <table:table-cell office:value-type="float" office:value="0.10595867371456">
                <text:p>0.10595867371456</text:p>
              </table:table-cell>
              <table:table-cell office:value-type="float" office:value="0.13767419509851">
                <text:p>0.13767419509851</text:p>
              </table:table-cell>
              <table:table-cell office:value-type="float" office:value="0.0694377703027391">
                <text:p>0.0694377703027391</text:p>
              </table:table-cell>
              <table:table-cell office:value-type="float" office:value="0.0365209034118212">
                <text:p>0.0365209034118212</text:p>
              </table:table-cell>
              <table:table-cell office:value-type="float" office:value="0.0341182123978856">
                <text:p>0.0341182123978856</text:p>
              </table:table-cell>
            </table:table-row>
            <table:table-row>
              <table:table-cell office:value-type="string">
                <text:p>peter-thomas-sK8GwN8KyRk-unsplash(1).jpg</text:p>
              </table:table-cell>
              <table:table-cell office:value-type="float" office:value="0.888339740069559">
                <text:p>0.888339740069559</text:p>
              </table:table-cell>
              <table:table-cell office:value-type="float" office:value="0.029104887424492">
                <text:p>0.029104887424492</text:p>
              </table:table-cell>
              <table:table-cell office:value-type="float" office:value="0.0395387149917628">
                <text:p>0.0395387149917628</text:p>
              </table:table-cell>
              <table:table-cell office:value-type="float" office:value="0.019586307889438">
                <text:p>0.019586307889438</text:p>
              </table:table-cell>
              <table:table-cell office:value-type="float" office:value="0.0115321252059308">
                <text:p>0.0115321252059308</text:p>
              </table:table-cell>
              <table:table-cell office:value-type="float" office:value="0.0118982244188175">
                <text:p>0.0118982244188175</text:p>
              </table:table-cell>
            </table:table-row>
            <table:table-row>
              <table:table-cell office:value-type="string">
                <text:p>peter-thomas-sK8GwN8KyRk-unsplash(2).jpg</text:p>
              </table:table-cell>
              <table:table-cell office:value-type="float" office:value="0.767755873615987">
                <text:p>0.767755873615987</text:p>
              </table:table-cell>
              <table:table-cell office:value-type="float" office:value="0.0667026735079665">
                <text:p>0.0667026735079665</text:p>
              </table:table-cell>
              <table:table-cell office:value-type="float" office:value="0.0810153929246557">
                <text:p>0.0810153929246557</text:p>
              </table:table-cell>
              <table:table-cell office:value-type="float" office:value="0.0418579530110721">
                <text:p>0.0418579530110721</text:p>
              </table:table-cell>
              <table:table-cell office:value-type="float" office:value="0.0221442073994059">
                <text:p>0.0221442073994059</text:p>
              </table:table-cell>
              <table:table-cell office:value-type="float" office:value="0.0205238995409128">
                <text:p>0.0205238995409128</text:p>
              </table:table-cell>
            </table:table-row>
            <table:table-row>
              <table:table-cell office:value-type="string">
                <text:p>peter-thomas-sK8GwN8KyRk-unsplash(3).jpg</text:p>
              </table:table-cell>
              <table:table-cell office:value-type="float" office:value="0.854558932542624">
                <text:p>0.854558932542624</text:p>
              </table:table-cell>
              <table:table-cell office:value-type="float" office:value="0.0386953298739807">
                <text:p>0.0386953298739807</text:p>
              </table:table-cell>
              <table:table-cell office:value-type="float" office:value="0.0532246108228317">
                <text:p>0.0532246108228317</text:p>
              </table:table-cell>
              <table:table-cell office:value-type="float" office:value="0.0259451445515196">
                <text:p>0.0259451445515196</text:p>
              </table:table-cell>
              <table:table-cell office:value-type="float" office:value="0.0142327650111193">
                <text:p>0.0142327650111193</text:p>
              </table:table-cell>
              <table:table-cell office:value-type="float" office:value="0.0133432171979244">
                <text:p>0.0133432171979244</text:p>
              </table:table-cell>
            </table:table-row>
            <table:table-row>
              <table:table-cell office:value-type="string">
                <text:p>peter-thomas-sK8GwN8KyRk-unsplash.jpg</text:p>
              </table:table-cell>
              <table:table-cell office:value-type="float" office:value="0.934770114942529">
                <text:p>0.934770114942529</text:p>
              </table:table-cell>
              <table:table-cell office:value-type="float" office:value="0.0155172413793103">
                <text:p>0.0155172413793103</text:p>
              </table:table-cell>
              <table:table-cell office:value-type="float" office:value="0.021264367816092">
                <text:p>0.021264367816092</text:p>
              </table:table-cell>
              <table:table-cell office:value-type="float" office:value="0.0103448275862069">
                <text:p>0.0103448275862069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0.00948275862068966">
                <text:p>0.00948275862068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